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5E0000005E678C7EBED077601A.png" manifest:media-type="image/png"/>
  <manifest:file-entry manifest:full-path="Pictures/100000000000005E0000005EACD32FBA6E785776.png" manifest:media-type="image/png"/>
  <manifest:file-entry manifest:full-path="Pictures/1000000000000008000000084D60FB4967481DFF.png" manifest:media-type="image/png"/>
  <manifest:file-entry manifest:full-path="Pictures/1000000000000059000000478358BC09E866CC53.png" manifest:media-type="image/png"/>
  <manifest:file-entry manifest:full-path="Pictures/1000000000000020000000204B249CA79A42C6D7.png" manifest:media-type="image/png"/>
  <manifest:file-entry manifest:full-path="Pictures/1000020100000A26000000EC2D54EC42112EA04B.png" manifest:media-type="image/png"/>
  <manifest:file-entry manifest:full-path="Pictures/1000000000000462000000584F439745515D277C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Arial2" svg:font-family="Arial, Verdana, Helvetica, Geneva, sans-serif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1" svg:font-family="'Arial Unicode MS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OpenSymbol1" svg:font-family="OpenSymbol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6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9.151cm" fo:margin-top="0cm" fo:margin-bottom="0.101cm" table:align="margins"/>
    </style:style>
    <style:style style:name="Tableau1.A" style:family="table-column">
      <style:table-column-properties style:column-width="2.252cm" style:rel-column-width="16133*"/>
    </style:style>
    <style:style style:name="Tableau1.B" style:family="table-column">
      <style:table-column-properties style:column-width="6.899cm" style:rel-column-width="49402*"/>
    </style:style>
    <style:style style:name="Tableau1.1" style:family="table-row">
      <style:table-row-properties style:min-row-height="3.75cm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style:vertical-align="middle" fo:padding="0.097cm" fo:border="0.5pt solid #000000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B3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" style:family="table">
      <style:table-properties style:width="9.135cm" table:align="right" style:may-break-between-rows="false"/>
    </style:style>
    <style:style style:name="Table1.A" style:family="table-column">
      <style:table-column-properties style:column-width="1.404cm"/>
    </style:style>
    <style:style style:name="Table1.B" style:family="table-column">
      <style:table-column-properties style:column-width="0.395cm"/>
    </style:style>
    <style:style style:name="Table1.C" style:family="table-column">
      <style:table-column-properties style:column-width="4.905cm"/>
    </style:style>
    <style:style style:name="Table1.E" style:family="table-column">
      <style:table-column-properties style:column-width="2.036cm"/>
    </style:style>
    <style:style style:name="Table1.A1" style:family="table-cell">
      <style:table-cell-properties style:vertical-align="middle" fo:padding="0.049cm" fo:border="none" style:writing-mode="page"/>
    </style:style>
    <style:style style:name="P1" style:family="paragraph" style:parent-style-name="Header">
      <style:text-properties fo:font-size="3pt" style:font-size-asian="4pt" style:font-size-complex="4pt"/>
    </style:style>
    <style:style style:name="P2" style:family="paragraph" style:parent-style-name="Header">
      <style:text-properties fo:font-size="14pt" style:font-size-asian="14pt" style:font-size-complex="14pt"/>
    </style:style>
    <style:style style:name="P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4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5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6" style:family="paragraph" style:parent-style-name="_5f_En-tête">
      <style:text-properties fo:font-variant="normal" fo:text-transform="none" fo:color="#1ca2b8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7" style:family="paragraph" style:parent-style-name="_5f_En-tête">
      <style:text-properties fo:font-size="16pt" fo:letter-spacing="normal" officeooo:rsid="0010078c" officeooo:paragraph-rsid="0010078c" style:font-size-asian="16pt" style:font-size-complex="16pt"/>
    </style:style>
    <style:style style:name="P8" style:family="paragraph" style:parent-style-name="Standard">
      <style:text-properties fo:font-size="6pt" style:font-size-asian="6pt" style:font-size-complex="6pt"/>
    </style:style>
    <style:style style:name="P9" style:family="paragraph" style:parent-style-name="Standard">
      <style:paragraph-properties fo:text-align="center" style:justify-single-word="false"/>
      <style:text-properties officeooo:paragraph-rsid="009a8a6b"/>
    </style:style>
    <style:style style:name="P10" style:family="paragraph" style:parent-style-name="Standard">
      <style:text-properties officeooo:paragraph-rsid="009a8a6b"/>
    </style:style>
    <style:style style:name="P11" style:family="paragraph" style:parent-style-name="Text_20_body_20_indent">
      <style:paragraph-properties fo:margin-left="0.7cm" fo:margin-right="0cm" fo:margin-top="0cm" fo:margin-bottom="0cm" loext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3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Footer">
      <style:text-properties officeooo:rsid="00178920" officeooo:paragraph-rsid="00178920"/>
    </style:style>
    <style:style style:name="P15" style:family="paragraph" style:parent-style-name="Footer">
      <style:text-properties fo:text-transform="uppercase" fo:color="#808080" style:font-name="Bitstream Vera Sans1" fo:font-size="9pt" officeooo:rsid="0054f64f" officeooo:paragraph-rsid="0054f64f" fo:background-color="transparent"/>
    </style:style>
    <style:style style:name="P16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1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8" style:family="paragraph" style:parent-style-name="_5f_Paragraphe_20_livret_20_">
      <style:paragraph-properties fo:margin-top="0cm" fo:margin-bottom="0cm" loext:contextual-spacing="false"/>
      <style:text-properties officeooo:paragraph-rsid="009a8a6b"/>
    </style:style>
    <style:style style:name="P19" style:family="paragraph" style:parent-style-name="Table_20_Contents">
      <style:paragraph-properties fo:text-align="end" style:justify-single-word="false"/>
      <style:text-properties officeooo:rsid="00a03c88" officeooo:paragraph-rsid="00a03c88"/>
    </style:style>
    <style:style style:name="P20" style:family="paragraph" style:parent-style-name="Table_20_Contents">
      <style:paragraph-properties fo:text-align="start" style:justify-single-word="false"/>
      <style:text-properties officeooo:rsid="00a03c88" officeooo:paragraph-rsid="00a03c88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end" style:justify-single-word="false"/>
    </style:style>
    <style:style style:name="P23" style:family="paragraph" style:parent-style-name="_5f_Paragraphe_20_livret_20_">
      <style:text-properties officeooo:paragraph-rsid="009a8a6b"/>
    </style:style>
    <style:style style:name="P24" style:family="paragraph" style:parent-style-name="_5f_Paragraphe_20_livret_20_">
      <style:paragraph-properties fo:text-align="center" style:justify-single-word="false"/>
      <style:text-properties fo:font-weight="bold" officeooo:paragraph-rsid="009a8a6b" style:font-weight-asian="bold" style:font-weight-complex="bold"/>
    </style:style>
    <style:style style:name="P25" style:family="paragraph" style:parent-style-name="_5f_Paragraphe_20_livret_20_">
      <style:paragraph-properties fo:text-align="center" style:justify-single-word="false"/>
      <style:text-properties fo:color="#000000" style:font-name="Bitstream Vera Sans" fo:font-size="10pt" fo:font-style="normal" fo:font-weight="bold" officeooo:rsid="00ba1695" officeooo:paragraph-rsid="00ba1695" style:font-weight-asian="bold" style:font-weight-complex="bold"/>
    </style:style>
    <style:style style:name="P26" style:family="paragraph" style:parent-style-name="_5f_Paragraphe_20_livret_20_">
      <style:text-properties officeooo:paragraph-rsid="00bc7ee0"/>
    </style:style>
    <style:style style:name="P27" style:family="paragraph" style:parent-style-name="_5f_Paragraphe_20_livret_20_">
      <style:text-properties style:use-window-font-color="true" fo:font-weight="normal" style:font-weight-asian="normal" style:font-weight-complex="normal"/>
    </style:style>
    <style:style style:name="P28" style:family="paragraph" style:parent-style-name="_5f_Paragraphe_20_livret_20_">
      <style:text-properties fo:font-weight="normal" officeooo:paragraph-rsid="00bc7ee0" style:font-weight-asian="normal" style:font-weight-complex="normal"/>
    </style:style>
    <style:style style:name="P29" style:family="paragraph" style:parent-style-name="_5f_Paragraphe_20_livret_20_">
      <style:text-properties officeooo:paragraph-rsid="00bc998e"/>
    </style:style>
    <style:style style:name="P30" style:family="paragraph" style:parent-style-name="_5f_Paragraphe_20_livret_20_">
      <style:paragraph-properties fo:text-align="center" style:justify-single-word="false"/>
      <style:text-properties officeooo:paragraph-rsid="00bda75a"/>
    </style:style>
    <style:style style:name="P31" style:family="paragraph" style:parent-style-name="_5f_Paragraphe_20_livret_20_">
      <style:paragraph-properties fo:text-align="center" style:justify-single-word="false"/>
      <style:text-properties officeooo:paragraph-rsid="00be7aba"/>
    </style:style>
    <style:style style:name="P32" style:family="paragraph" style:parent-style-name="_5f_Paragraphe_20_livret_20_">
      <style:text-properties officeooo:paragraph-rsid="00be7aba"/>
    </style:style>
    <style:style style:name="P33" style:family="paragraph" style:parent-style-name="_5f_Paragraphe_20_livret_20_">
      <style:paragraph-properties fo:margin-top="0.101cm" fo:margin-bottom="0.199cm" loext:contextual-spacing="false"/>
      <style:text-properties officeooo:paragraph-rsid="00bda75a"/>
    </style:style>
    <style:style style:name="P34" style:family="paragraph" style:parent-style-name="Standard" style:list-style-name="_5f_Numérotation_20_des_20_exercices_20_livrets">
      <style:paragraph-properties fo:margin-top="0.499cm" fo:margin-bottom="0cm" loext:contextual-spacing="false"/>
      <style:text-properties officeooo:paragraph-rsid="00bc7ee0"/>
    </style:style>
    <style:style style:name="P35" style:family="paragraph" style:parent-style-name="Standard" style:list-style-name="_5f_Numérotation_20_des_20_exercices_20_livrets">
      <style:paragraph-properties fo:break-before="column"/>
      <style:text-properties officeooo:paragraph-rsid="00bda75a"/>
    </style:style>
    <style:style style:name="P36" style:family="paragraph" style:parent-style-name="Table_20_Contents" style:list-style-name="List_20_1">
      <style:paragraph-properties fo:text-align="center" style:justify-single-word="false"/>
    </style:style>
    <style:style style:name="P37" style:family="paragraph" style:parent-style-name="Text_20_body" style:list-style-name="_5f_Numérotation_20_des_20_exercices_20_livrets">
      <style:paragraph-properties fo:margin-top="0.101cm" fo:margin-bottom="0.199cm" loext:contextual-spacing="false" fo:text-align="center" style:justify-single-word="false"/>
      <style:text-properties officeooo:paragraph-rsid="00be7aba"/>
    </style:style>
    <style:style style:name="P38" style:family="paragraph" style:parent-style-name="_5f_En-tête">
      <style:text-properties fo:font-variant="small-caps" style:use-window-font-color="true" style:font-name="Bitstream Vera Sans2" fo:font-size="16pt" fo:letter-spacing="normal" fo:font-style="normal" fo:text-shadow="none" fo:font-weight="bold" officeooo:rsid="00a4cf55" style:font-size-asian="16pt" style:font-style-asian="normal" style:font-size-complex="16pt" style:font-style-complex="normal"/>
    </style:style>
    <style:style style:name="P39" style:family="paragraph" style:parent-style-name="_5f_Paragraphe_20_livret_20_" style:list-style-name="_5f_Numérotation_20_des_20_exercices_20_livrets">
      <style:text-properties officeooo:paragraph-rsid="009a8a6b"/>
    </style:style>
    <style:style style:name="P40" style:family="paragraph" style:parent-style-name="_5f_Paragraphe_20_livret_20_" style:list-style-name="_5f_Numérotation_20_des_20_exercices_20_livrets">
      <style:text-properties officeooo:paragraph-rsid="00bc7ee0"/>
    </style:style>
    <style:style style:name="P41" style:family="paragraph" style:parent-style-name="_5f_Paragraphe_20_livret_20_" style:list-style-name="_5f_Numérotation_20_des_20_exercices_20_livrets">
      <style:paragraph-properties fo:text-align="center" style:justify-single-word="false"/>
      <style:text-properties officeooo:paragraph-rsid="00be7aba"/>
    </style:style>
    <style:style style:name="P42" style:family="paragraph" style:parent-style-name="_5f_Paragraphe_20_livret_20_" style:list-style-name="_5f_Numérotation_20_des_20_exercices_20_livrets">
      <style:paragraph-properties fo:margin-top="0cm" fo:margin-bottom="0cm" loext:contextual-spacing="false"/>
      <style:text-properties officeooo:paragraph-rsid="009a8a6b"/>
    </style:style>
    <style:style style:name="P43" style:family="paragraph" style:parent-style-name="_5f_Paragraphe_20_livret_20_" style:list-style-name="_5f_Numérotation_20_des_20_exercices_20_livrets">
      <loext:graphic-properties draw:fill="solid" draw:fill-color="#fcf7ed" draw:opacity="100%" draw:fill-image-width="0cm" draw:fill-image-height="0cm"/>
      <style:paragraph-properties fo:margin-top="0cm" fo:margin-bottom="0cm" loext:contextual-spacing="false" fo:background-color="#fcf7ed" fo:padding="0.101cm" fo:border="0.6pt solid #000000" style:shadow="#b2b2b2 0.101cm 0.101cm" style:writing-mode="lr-tb"/>
      <style:text-properties fo:color="#000000" style:font-name="DejaVu Sans Mono" fo:font-size="9pt" fo:font-style="normal" style:text-underline-style="none" fo:font-weight="normal" officeooo:paragraph-rsid="00bda75a" style:font-size-asian="9pt" style:font-style-asian="normal" style:font-weight-asian="normal" style:font-size-complex="9pt" style:font-style-complex="normal" style:font-weight-complex="normal"/>
    </style:style>
    <style:style style:name="P44" style:family="paragraph" style:parent-style-name="_5f_Paragraphe_20_livret_20_" style:list-style-name="_5f_Numérotation_20_des_20_exercices_20_livrets">
      <style:paragraph-properties fo:margin-top="0.3cm" fo:margin-bottom="0.101cm" loext:contextual-spacing="false"/>
      <style:text-properties officeooo:paragraph-rsid="00bc7ee0"/>
    </style:style>
    <style:style style:name="P45" style:family="paragraph" style:parent-style-name="_5f_Paragraphe_20_livret_20_" style:list-style-name="_5f_Numérotation_20_des_20_exercices_20_livrets">
      <style:paragraph-properties fo:margin-top="0.499cm" fo:margin-bottom="0.101cm" loext:contextual-spacing="false"/>
      <style:text-properties officeooo:paragraph-rsid="00bc7ee0"/>
    </style:style>
    <style:style style:name="P46" style:family="paragraph" style:parent-style-name="_5f_Paragraphe_20_livret_20_réponse_20_élève" style:list-style-name="_5f_Numérotation_20_des_20_exercices_20_livrets">
      <style:paragraph-properties fo:margin-top="0.101cm" fo:margin-bottom="0cm" loext:contextual-spacing="false"/>
      <style:text-properties officeooo:paragraph-rsid="009c4fe0"/>
    </style:style>
    <style:style style:name="P47" style:family="paragraph" style:parent-style-name="_5f_Paragraphe_20_livret_20_réponse_20_élève" style:list-style-name="_5f_Numérotation_20_des_20_exercices_20_livrets">
      <style:paragraph-properties fo:margin-top="0cm" fo:margin-bottom="0cm" loext:contextual-spacing="false"/>
      <style:text-properties officeooo:paragraph-rsid="009c4fe0"/>
    </style:style>
    <style:style style:name="P48" style:family="paragraph" style:parent-style-name="_5f_Paragraphe_20_livret_20_réponse_20_élève" style:list-style-name="_5f_Numérotation_20_des_20_exercices_20_livrets">
      <style:paragraph-properties fo:margin-top="0cm" fo:margin-bottom="0cm" loext:contextual-spacing="false"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  <style:text-properties officeooo:paragraph-rsid="00bb2bbc"/>
    </style:style>
    <style:style style:name="P49" style:family="paragraph" style:parent-style-name="_5f_Paragraphe_20_énoncé_20_après_20_numéro" style:list-style-name="_5f_Numérotation_20_des_20_exercices_20_livrets">
      <style:text-properties officeooo:paragraph-rsid="00ba1695"/>
    </style:style>
    <style:style style:name="P50" style:family="paragraph" style:parent-style-name="_5f_Paragraphe_20_énoncé_20_après_20_numéro" style:list-style-name="_5f_Numérotation_20_des_20_exercices_20_livrets">
      <style:text-properties officeooo:paragraph-rsid="00bc7ee0"/>
    </style:style>
    <style:style style:name="P51" style:family="paragraph" style:parent-style-name="_5f_Paragraphe_20_énoncé_20_après_20_numéro" style:list-style-name="_5f_Numérotation_20_des_20_exercices_20_livrets">
      <style:text-properties officeooo:paragraph-rsid="00be7aba"/>
    </style:style>
    <style:style style:name="P52" style:family="paragraph" style:parent-style-name="_5f_Paragraphe_20_énoncé_20_après_20_numéro" style:list-style-name="_5f_Numérotation_20_des_20_exercices_20_livrets">
      <style:text-properties officeooo:rsid="00a68d47" officeooo:paragraph-rsid="00bc7ee0"/>
    </style:style>
    <style:style style:name="P53" style:family="paragraph" style:parent-style-name="_5f_Paragraphe_20_énoncé_20_après_20_numéro" style:list-style-name="_5f_Numérotation_20_des_20_exercices_20_livrets">
      <style:paragraph-properties fo:text-align="start" style:justify-single-word="false"/>
      <style:text-properties officeooo:paragraph-rsid="00bc7ee0"/>
    </style:style>
    <style:style style:name="P54" style:family="paragraph" style:parent-style-name="_5f_Titre_20_d_27_exercices_20_livret" style:list-style-name="_5f_Numérotation_20_des_20_exercices_20_livrets"/>
    <style:style style:name="P55" style:family="paragraph" style:parent-style-name="_5f_Titre_20_d_27_exercices_20_livret" style:master-page-name="SERIE_5f_G_5f_GAUCHE_5f_ET_5f_DROITE_5f_2COL">
      <style:paragraph-properties fo:margin-top="0cm" fo:margin-bottom="0.199cm" loext:contextual-spacing="false" style:page-number="4"/>
      <style:text-properties officeooo:paragraph-rsid="00b604d3"/>
    </style:style>
    <style:style style:name="P56" style:family="paragraph" style:parent-style-name="_5f_Titre_20_d_27_exercices_20_livret_20_sans_20_titre" style:list-style-name="_5f_Numérotation_20_des_20_exercices_20_livrets"/>
    <style:style style:name="P57" style:family="paragraph" style:parent-style-name="_5f_Titre_20_d_27_exercices_20_livret_20_sans_20_titre" style:list-style-name="_5f_Numérotation_20_des_20_exercices_20_livrets">
      <style:text-properties officeooo:paragraph-rsid="00bc7ee0"/>
    </style:style>
    <style:style style:name="P58" style:family="paragraph" style:parent-style-name="_5f_Titre_20_d_27_exercices_20_livret_20_sans_20_titre" style:list-style-name="_5f_Numérotation_20_des_20_exercices_20_livrets">
      <style:text-properties officeooo:paragraph-rsid="00be7aba"/>
    </style:style>
    <style:style style:name="P59" style:family="paragraph" style:parent-style-name="_5f_Titre_20_d_27_exercices_20_livret_20_sans_20_titre" style:list-style-name="">
      <style:text-properties officeooo:paragraph-rsid="00bc7ee0"/>
    </style:style>
    <style:style style:name="P60" style:family="paragraph" style:parent-style-name="_5f_Titre_20_d_27_exercices_20_livret_20_sans_20_titre">
      <style:paragraph-properties fo:margin-top="0cm" fo:margin-bottom="0.199cm" loext:contextual-spacing="false" fo:break-before="column"/>
    </style:style>
    <style:style style:name="P61" style:family="paragraph" style:parent-style-name="_5f_Titre_20_d_27_exercices_20_livret_20_sans_20_titre" style:list-style-name="_5f_Numérotation_20_des_20_exercices_20_livrets">
      <style:paragraph-properties fo:margin-top="0cm" fo:margin-bottom="0.199cm" loext:contextual-spacing="false" fo:break-before="column"/>
      <style:text-properties officeooo:paragraph-rsid="00bc7ee0"/>
    </style:style>
    <style:style style:name="P62" style:family="paragraph" style:parent-style-name="_5f_Titre_20_d_27_exercices_20_livret_20_sans_20_titre" style:list-style-name="_5f_Numérotation_20_des_20_exercices_20_livrets">
      <style:paragraph-properties fo:margin-top="0cm" fo:margin-bottom="0.199cm" loext:contextual-spacing="false" fo:break-before="column"/>
      <style:text-properties officeooo:paragraph-rsid="00be7aba"/>
    </style:style>
    <style:style style:name="P63" style:family="paragraph" style:parent-style-name="_5f_Titre_20_d_27_exercices_20_livret_20_sans_20_titre" style:list-style-name="_5f_Numérotation_20_des_20_exercices_20_livrets">
      <style:paragraph-properties fo:margin-top="0cm" fo:margin-bottom="0.199cm" loext:contextual-spacing="false" fo:text-align="start" style:justify-single-word="false"/>
      <style:text-properties officeooo:paragraph-rsid="00be7aba"/>
    </style:style>
    <style:style style:name="P64" style:family="paragraph" style:parent-style-name="_5f_Titre_20_d_27_exercices_20_livret_20_sans_20_titre">
      <style:paragraph-properties fo:margin-top="0cm" fo:margin-bottom="0.199cm" loext:contextual-spacing="false"/>
      <style:text-properties officeooo:rsid="00a03c88" officeooo:paragraph-rsid="00a03c88"/>
    </style:style>
    <style:style style:name="P65" style:family="paragraph" style:parent-style-name="_5f_Titre_20_d_27_exercices_20_livret_20_sans_20_titre" style:list-style-name="_5f_Numérotation_20_des_20_exercices_20_livrets">
      <style:paragraph-properties fo:margin-top="0cm" fo:margin-bottom="0.199cm" loext:contextual-spacing="false"/>
      <style:text-properties officeooo:rsid="00a6d094" officeooo:paragraph-rsid="00bc7ee0"/>
    </style:style>
    <style:style style:name="P66" style:family="paragraph" style:parent-style-name="_5f_Titre_20_d_27_exercices_20_livret_20_sans_20_titre" style:list-style-name="">
      <style:paragraph-properties fo:margin-top="0.101cm" fo:margin-bottom="0.101cm" loext:contextual-spacing="false"/>
      <style:text-properties officeooo:paragraph-rsid="00be7aba"/>
    </style:style>
    <style:style style:name="P67" style:family="paragraph">
      <style:paragraph-properties fo:text-align="center"/>
    </style:style>
    <style:style style:name="P68" style:family="paragraph">
      <loext:graphic-properties draw:fill="none" draw:fill-color="#ffffff"/>
      <style:paragraph-properties fo:text-align="center" style:writing-mode="lr-tb"/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P6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style:paragraph-properties fo:margin-left="0cm" fo:margin-right="0cm" fo:margin-top="0cm" fo:margin-bottom="0cm" fo:line-height="100%" fo:text-indent="0cm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Times New Roman1" fo:font-size="12pt" fo:font-style="italic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Bitstream Vera Sans2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7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2" fo:font-size="11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76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7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7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style:paragraph-properties fo:margin-left="0cm" fo:margin-right="0cm" fo:margin-top="0cm" fo:margin-bottom="0cm" fo:line-height="100%" fo:text-indent="0cm" style:writing-mode="lr-tb"/>
    </style:style>
    <style:style style:name="P8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b3b3b3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loext:graphic-properties draw:fill="solid" draw:fill-color="#52cc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loext:graphic-properties draw:fill="solid" draw:fill-color="#1ca2b8"/>
    </style:style>
    <style:style style:name="P9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93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9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9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9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small-caps"/>
    </style:style>
    <style:style style:name="T3" style:family="text">
      <style:text-properties fo:font-variant="small-caps" fo:font-size="15pt" style:font-size-asian="15pt" style:font-size-complex="15pt"/>
    </style:style>
    <style:style style:name="T4" style:family="text">
      <style:text-properties fo:font-variant="small-caps" officeooo:rsid="0054f64f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style:font-name="Bitstream Vera Sans2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7" style:family="text">
      <style:text-properties style:use-window-font-color="true" style:font-name="Bitstream Vera Sans" fo:font-size="10pt" fo:font-style="normal" fo:font-weight="normal" officeooo:rsid="00ba1695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style:use-window-font-color="true" fo:font-weight="normal" officeooo:rsid="00b604d3" style:font-weight-asian="normal" style:font-weight-complex="normal"/>
    </style:style>
    <style:style style:name="T10" style:family="text">
      <style:text-properties fo:font-variant="normal" fo:text-transform="none" fo:color="#000000" style:font-name="Bitstream Vera Sans2" fo:background-color="transparent" loext:char-shading-value="0"/>
    </style:style>
    <style:style style:name="T11" style:family="text">
      <style:text-properties officeooo:rsid="002925a2"/>
    </style:style>
    <style:style style:name="T12" style:family="text">
      <style:text-properties officeooo:rsid="002b33ed"/>
    </style:style>
    <style:style style:name="T13" style:family="text">
      <style:text-properties officeooo:rsid="0030cfdb"/>
    </style:style>
    <style:style style:name="T14" style:family="text">
      <style:text-properties officeooo:rsid="009a8a6b"/>
    </style:style>
    <style:style style:name="T15" style:family="text">
      <style:text-properties style:text-position="sub 58%"/>
    </style:style>
    <style:style style:name="T16" style:family="text">
      <style:text-properties fo:color="#b3b3b3"/>
    </style:style>
    <style:style style:name="T17" style:family="text">
      <style:text-properties fo:color="#b3b3b3" style:text-position="0% 100%" officeooo:rsid="0030cfdb" style:font-name-asian="OpenSymbol2" style:font-style-asian="normal" style:font-name-complex="OpenSymbol2" style:font-style-complex="normal"/>
    </style:style>
    <style:style style:name="T18" style:family="text">
      <style:text-properties fo:color="#000000" style:font-name="Bitstream Vera Sans" fo:font-size="10pt" fo:font-style="normal" fo:font-weight="normal" officeooo:rsid="00b0d9eb"/>
    </style:style>
    <style:style style:name="T19" style:family="text">
      <style:text-properties fo:color="#000000" style:font-name="Bitstream Vera Sans" fo:font-size="10pt" fo:font-style="normal" fo:font-weight="normal" officeooo:rsid="00ba1695"/>
    </style:style>
    <style:style style:name="T20" style:family="text">
      <style:text-properties fo:color="#000000" style:font-name="Bitstream Vera Sans" fo:font-size="10pt" fo:font-style="normal" fo:font-weight="normal" officeooo:rsid="00b1121d"/>
    </style:style>
    <style:style style:name="T21" style:family="text">
      <style:text-properties fo:color="#000000" style:font-name="Bitstream Vera Sans" fo:font-size="10pt" fo:font-style="normal" fo:font-weight="normal" officeooo:rsid="00b6ec17"/>
    </style:style>
    <style:style style:name="T22" style:family="text">
      <style:text-properties style:text-position="0% 100%"/>
    </style:style>
    <style:style style:name="T23" style:family="text">
      <style:text-properties style:text-position="0% 100%" style:font-name-asian="OpenSymbol2" style:font-size-asian="10pt" style:font-style-asian="normal" style:font-name-complex="OpenSymbol2" style:font-size-complex="10pt" style:font-style-complex="normal"/>
    </style:style>
    <style:style style:name="T24" style:family="text">
      <style:text-properties style:text-position="0% 100%" officeooo:rsid="00aa4281"/>
    </style:style>
    <style:style style:name="T25" style:family="text">
      <style:text-properties style:text-position="0% 100%" officeooo:rsid="00aa4281" style:font-weight-asian="normal" style:font-weight-complex="normal"/>
    </style:style>
    <style:style style:name="T26" style:family="text">
      <style:text-properties officeooo:rsid="00b0d9eb"/>
    </style:style>
    <style:style style:name="T27" style:family="text">
      <style:text-properties officeooo:rsid="00b30435"/>
    </style:style>
    <style:style style:name="T28" style:family="text">
      <style:text-properties officeooo:rsid="0043d857"/>
    </style:style>
    <style:style style:name="T29" style:family="text">
      <style:text-properties officeooo:rsid="002f2e73"/>
    </style:style>
    <style:style style:name="T30" style:family="text">
      <style:text-properties officeooo:rsid="00a68d47"/>
    </style:style>
    <style:style style:name="T31" style:family="text">
      <style:text-properties style:font-name="Bitstream Vera Sans1" fo:font-size="10pt" officeooo:rsid="00b0ce11"/>
    </style:style>
    <style:style style:name="T32" style:family="text">
      <style:text-properties style:font-name="Bitstream Vera Sans1" fo:font-size="10pt" officeooo:rsid="00c08f5d"/>
    </style:style>
    <style:style style:name="T33" style:family="text">
      <style:text-properties officeooo:rsid="00a6d094"/>
    </style:style>
    <style:style style:name="T34" style:family="text">
      <style:text-properties officeooo:rsid="002f49a0"/>
    </style:style>
    <style:style style:name="T35" style:family="text">
      <style:text-properties officeooo:rsid="000ee55e"/>
    </style:style>
    <style:style style:name="T36" style:family="text">
      <style:text-properties officeooo:rsid="0030de4f"/>
    </style:style>
    <style:style style:name="T37" style:family="text">
      <style:text-properties style:font-name="OpenSymbol1"/>
    </style:style>
    <style:style style:name="T38" style:family="text">
      <style:text-properties officeooo:rsid="0027e769"/>
    </style:style>
    <style:style style:name="T39" style:family="text">
      <style:text-properties officeooo:rsid="00b10398"/>
    </style:style>
    <style:style style:name="T40" style:family="text">
      <style:text-properties officeooo:rsid="00b6ec17"/>
    </style:style>
    <style:style style:name="T41" style:family="text">
      <style:text-properties officeooo:rsid="00c08f5d"/>
    </style:style>
    <style:style style:name="T42" style:family="text"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2pt" fo:font-style="italic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use-window-font-color="true" style:text-outline="false" style:text-line-through-style="none" style:text-line-through-type="none" style:font-name="Bitstream Vera Sans2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47" style:family="text">
      <style:text-properties style:use-window-font-color="true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b3b3b3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text-position="-10% 58%" style:font-name="Bitstream Vera Sans1" fo:font-size="10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use-window-font-color="true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53" style:family="text">
      <style:text-properties style:use-window-font-color="true" style:text-outline="false" style:text-line-through-style="none" style:text-line-through-type="none" style:text-position="-10% 58%" style:font-name="Bitstream Vera Sans1" fo:font-size="10pt" fo:font-style="normal" fo:text-shadow="none" style:text-underline-style="none" fo:font-weight="normal" style:font-name-asian="Arial Unicode MS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Bitstream Vera Sans1" fo:font-size="10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use-window-font-color="true" style:text-outline="false" style:text-line-through-style="none" style:text-line-through-type="none" style:text-position="0% 100%" style:font-name="Bitstream Vera Sans1" fo:font-size="10pt" fo:font-style="normal" fo:text-shadow="none" style:text-underline-style="none" fo:font-weight="normal" style:font-name-asian="Arial Unicode MS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.3cm">
          <style:column-sep style:width="0.021cm" style:color="#b2b2b2" style:height="100%" style:style="solid"/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24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22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7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27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24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89cm" fo:min-width="0.12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89cm" fo:min-width="0.16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76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89cm" fo:min-width="0.28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89cm" fo:min-width="0.83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20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89cm" fo:min-width="0.19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78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27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89cm" fo:min-width="0.71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2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552cm" fo:min-width="0.31cm" draw:shadow="hidden" draw:shadow-offset-x="0.3cm" draw:shadow-offset-y="0.3cm" draw:shadow-color="#808080" style:run-through="foreground"/>
      <style:paragraph-properties style:writing-mode="lr-tb"/>
    </style:style>
    <style:style style:name="gr24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517cm" fo:min-width="0.316cm" draw:shadow="hidden" draw:shadow-offset-x="0.3cm" draw:shadow-offset-y="0.3cm" draw:shadow-color="#808080" style:run-through="foreground"/>
      <style:paragraph-properties style:writing-mode="lr-tb"/>
    </style:style>
    <style:style style:name="gr25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517cm" fo:min-width="0.342cm" draw:shadow="hidden" draw:shadow-offset-x="0.3cm" draw:shadow-offset-y="0.3cm" draw:shadow-color="#808080" style:run-through="foreground"/>
      <style:paragraph-properties style:writing-mode="lr-tb"/>
    </style:style>
    <style:style style:name="gr26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97cm" fo:min-width="0.36cm" draw:shadow="hidden" draw:shadow-offset-x="0.3cm" draw:shadow-offset-y="0.3cm" draw:shadow-color="#808080" style:run-through="foreground"/>
      <style:paragraph-properties style:writing-mode="lr-tb"/>
    </style:style>
    <style:style style:name="gr27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517cm" fo:min-width="0.314cm" draw:shadow="hidden" draw:shadow-offset-x="0.3cm" draw:shadow-offset-y="0.3cm" draw:shadow-color="#808080" style:run-through="foreground"/>
      <style:paragraph-properties style:writing-mode="lr-tb"/>
    </style:style>
    <style:style style:name="gr28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87cm" fo:min-width="0.309cm" draw:shadow="hidden" draw:shadow-offset-x="0.3cm" draw:shadow-offset-y="0.3cm" draw:shadow-color="#808080" style:run-through="foreground"/>
      <style:paragraph-properties style:writing-mode="lr-tb"/>
    </style:style>
    <style:style style:name="gr29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96cm" fo:min-width="0.496cm" draw:shadow="hidden" draw:shadow-offset-x="0.3cm" draw:shadow-offset-y="0.3cm" draw:shadow-color="#808080" style:run-through="foreground"/>
      <style:paragraph-properties style:writing-mode="lr-tb"/>
    </style:style>
    <style:style style:name="gr30" style:family="graphic">
      <style:graphic-properties style:run-through="foreground"/>
    </style:style>
    <style:style style:name="gr3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none" svg:stroke-width="0.025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59cm" fo:min-width="0.272cm" draw:shadow="hidden" draw:shadow-offset-x="0.3cm" draw:shadow-offset-y="0.3cm" draw:shadow-color="#808080" style:run-through="foreground"/>
      <style:paragraph-properties style:writing-mode="lr-tb"/>
    </style:style>
    <style:style style:name="gr33" style:family="graphic">
      <style:graphic-properties draw:stroke="none" svg:stroke-width="0.025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57cm" fo:min-width="0.49cm" draw:shadow="hidden" draw:shadow-offset-x="0.3cm" draw:shadow-offset-y="0.3cm" draw:shadow-color="#808080" style:run-through="foreground"/>
      <style:paragraph-properties style:writing-mode="lr-tb"/>
    </style:style>
    <style:style style:name="gr34" style:family="graphic">
      <style:graphic-properties draw:stroke="none" svg:stroke-width="0.025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96cm" fo:min-width="0.385cm" draw:shadow="hidden" draw:shadow-offset-x="0.3cm" draw:shadow-offset-y="0.3cm" draw:shadow-color="#808080" style:run-through="foreground"/>
      <style:paragraph-properties style:writing-mode="lr-tb"/>
    </style:style>
    <style:style style:name="gr35" style:family="graphic">
      <style:graphic-properties draw:stroke="none" svg:stroke-width="0.025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62cm" fo:min-width="0.362cm" draw:shadow="hidden" draw:shadow-offset-x="0.3cm" draw:shadow-offset-y="0.3cm" draw:shadow-color="#808080" style:run-through="foreground"/>
      <style:paragraph-properties style:writing-mode="lr-tb"/>
    </style:style>
    <style:style style:name="gr36" style:family="graphic">
      <style:graphic-properties draw:stroke="none" svg:stroke-width="0.025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89cm" fo:min-width="0.325cm" draw:shadow="hidden" draw:shadow-offset-x="0.3cm" draw:shadow-offset-y="0.3cm" draw:shadow-color="#808080" style:run-through="foreground"/>
      <style:paragraph-properties style:writing-mode="lr-tb"/>
    </style:style>
    <style:style style:name="gr37" style:family="graphic">
      <style:graphic-properties draw:stroke="solid" draw:stroke-dash="Dashed_20__28_var_29__20_5985" svg:stroke-width="0.025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8" style:family="graphic">
      <style:graphic-properties draw:stroke="solid" draw:stroke-dash="Dashed_20__28_var_29__20_5986" svg:stroke-width="0.025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9" style:family="graphic">
      <style:graphic-properties draw:stroke="solid" draw:stroke-dash="Dashed_20__28_var_29__20_5987" svg:stroke-width="0.025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0" style:family="graphic">
      <style:graphic-properties draw:stroke="solid" draw:stroke-dash="Dashed_20__28_var_29__20_5998" svg:stroke-width="0.025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1" style:family="graphic">
      <style:graphic-properties draw:stroke="solid" draw:stroke-dash="Dashed_20__28_var_29__20_5999" svg:stroke-width="0.025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2" style:family="graphic">
      <style:graphic-properties draw:stroke="solid" draw:stroke-dash="Dashed_20__28_var_29__20_5990" svg:stroke-width="0.025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3" style:family="graphic">
      <style:graphic-properties draw:stroke="solid" draw:stroke-dash="Dashed_20__28_var_29__20_6000" svg:stroke-width="0.025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4" style:family="graphic">
      <style:graphic-properties draw:stroke="solid" draw:stroke-dash="Dashed_20__28_var_29__20_5992" svg:stroke-width="0.025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5" style:family="graphic">
      <style:graphic-properties draw:stroke="solid" draw:stroke-dash="Dashed_20__28_var_29__20_6001" svg:stroke-width="0.025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6" style:family="graphic">
      <style:graphic-properties draw:stroke="solid" draw:stroke-dash="Dashed_20__28_var_29__20_6002" svg:stroke-width="0.025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7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13cm" fo:min-width="0.268cm" draw:shadow="hidden" draw:shadow-offset-x="0.3cm" draw:shadow-offset-y="0.3cm" draw:shadow-color="#808080" style:run-through="foreground"/>
      <style:paragraph-properties style:writing-mode="lr-tb"/>
    </style:style>
    <style:style style:name="gr48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13cm" fo:min-width="0.275cm" draw:shadow="hidden" draw:shadow-offset-x="0.3cm" draw:shadow-offset-y="0.3cm" draw:shadow-color="#808080" style:run-through="foreground"/>
      <style:paragraph-properties style:writing-mode="lr-tb"/>
    </style:style>
    <style:style style:name="gr49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13cm" fo:min-width="0.25cm" draw:shadow="hidden" draw:shadow-offset-x="0.3cm" draw:shadow-offset-y="0.3cm" draw:shadow-color="#808080" style:run-through="foreground"/>
      <style:paragraph-properties style:writing-mode="lr-tb"/>
    </style:style>
    <style:style style:name="gr50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auto-grow-width="true" fo:min-height="0.413cm" fo:min-width="0.272cm" draw:shadow="hidden" draw:shadow-offset-x="0.3cm" draw:shadow-offset-y="0.3cm" draw:shadow-color="#808080" style:run-through="foreground"/>
      <style:paragraph-properties style:writing-mode="lr-tb"/>
    </style:style>
    <style:style style:name="gr51" style:family="graphic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auto-grow-width="true" fo:min-height="0.413cm" fo:min-width="0.272cm" draw:shadow="hidden" draw:shadow-offset-x="0.3cm" draw:shadow-offset-y="0.3cm" draw:shadow-color="#808080" style:run-through="foreground"/>
      <style:paragraph-properties style:writing-mode="lr-tb"/>
    </style:style>
    <style:style style:name="gr52" style:family="graphic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auto-grow-width="true" fo:min-height="0.413cm" fo:min-width="0.275cm" draw:shadow="hidden" draw:shadow-offset-x="0.3cm" draw:shadow-offset-y="0.3cm" draw:shadow-color="#808080" style:run-through="foreground"/>
      <style:paragraph-properties style:writing-mode="lr-tb"/>
    </style:style>
    <style:style style:name="gr53" style:family="graphic">
      <style:graphic-properties draw:stroke="solid" svg:stroke-width="0.019cm" svg:stroke-color="#000000" draw:marker-start-width="0.332cm" draw:marker-start-center="false" draw:marker-end-width="0.332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5" style:family="graphic">
      <style:graphic-properties draw:stroke="solid" svg:stroke-width="0.019cm" svg:stroke-color="#000000" draw:marker-start-width="0.33cm" draw:marker-start-center="false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6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413cm" fo:min-width="0.275cm" draw:shadow="hidden" draw:shadow-offset-x="0.3cm" draw:shadow-offset-y="0.3cm" draw:shadow-color="#808080" style:run-through="foreground"/>
      <style:paragraph-properties style:writing-mode="lr-tb"/>
    </style:style>
    <style:style style:name="gr57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413cm" fo:min-width="0.245cm" draw:shadow="hidden" draw:shadow-offset-x="0.3cm" draw:shadow-offset-y="0.3cm" draw:shadow-color="#808080" style:run-through="foreground"/>
      <style:paragraph-properties style:writing-mode="lr-tb"/>
    </style:style>
    <style:style style:name="gr58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413cm" fo:min-width="0.25cm" draw:shadow="hidden" draw:shadow-offset-x="0.3cm" draw:shadow-offset-y="0.3cm" draw:shadow-color="#808080" style:run-through="foreground"/>
      <style:paragraph-properties style:writing-mode="lr-tb"/>
    </style:style>
    <style:style style:name="gr59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413cm" fo:min-width="0.206cm" draw:shadow="hidden" draw:shadow-offset-x="0.3cm" draw:shadow-offset-y="0.3cm" draw:shadow-color="#808080" style:run-through="foreground"/>
      <style:paragraph-properties style:writing-mode="lr-tb"/>
    </style:style>
    <style:style style:name="gr60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413cm" fo:min-width="0.226cm" draw:shadow="hidden" draw:shadow-offset-x="0.3cm" draw:shadow-offset-y="0.3cm" draw:shadow-color="#808080" style:run-through="foreground"/>
      <style:paragraph-properties style:writing-mode="lr-tb"/>
    </style:style>
    <style:style style:name="gr61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57cm" fo:min-width="0.27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2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57cm" fo:min-width="0.27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3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cm" fo:min-width="0.22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4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cm" fo:min-width="0.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5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2cm" fo:min-width="0.24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6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2cm" fo:min-width="0.20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7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2cm" fo:min-width="0.27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8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69" style:family="graphic">
      <style:graphic-properties draw:stroke="solid" svg:stroke-width="0.049cm" svg:stroke-color="#1ca2b8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70" style:family="graphic">
      <style:graphic-properties draw:stroke="solid" svg:stroke-width="0.049cm" svg:stroke-color="#7fb241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71" style:family="graphic">
      <style:graphic-properties draw:stroke="solid" svg:stroke-width="0.049cm" svg:stroke-color="#9d0f89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72" style:family="graphic">
      <style:graphic-properties draw:stroke="solid" svg:stroke-width="0.049cm" svg:stroke-color="#ff660d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7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56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4" style:family="graphic">
      <style:graphic-properties draw:stroke="solid" svg:stroke-width="0.071cm" svg:stroke-color="#d3802c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35cm" fo:padding-bottom="0.035cm" fo:padding-left="0.035cm" fo:padding-right="0.035cm" draw:shadow="hidden" draw:shadow-offset-x="0.3cm" draw:shadow-offset-y="0.3cm" draw:shadow-color="#808080" style:run-through="foreground"/>
    </style:style>
    <style:style style:name="gr7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89cm" fo:min-width="0.21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7" style:family="graphic">
      <style:graphic-properties draw:stroke="solid" svg:stroke-width="0.071cm" svg:stroke-color="#7fb241" draw:marker-start="" draw:marker-start-width="0.3cm" draw:marker-start-center="false" draw:marker-end="" draw:marker-end-width="0.3cm" draw:marker-end-center="false" draw:fill="solid" draw:fill-color="#52cc00" draw:textarea-horizontal-align="center" draw:textarea-vertical-align="middle" fo:padding-top="0.035cm" fo:padding-bottom="0.035cm" fo:padding-left="0.035cm" fo:padding-right="0.035cm" draw:shadow="hidden" draw:shadow-offset-x="0.3cm" draw:shadow-offset-y="0.3cm" draw:shadow-color="#808080" style:run-through="foreground"/>
    </style:style>
    <style:style style:name="gr78" style:family="graphic">
      <style:graphic-properties draw:stroke="solid" svg:stroke-width="0.071cm" svg:stroke-color="#9d0f89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35cm" fo:padding-bottom="0.035cm" fo:padding-left="0.035cm" fo:padding-right="0.035cm" draw:shadow="hidden" draw:shadow-offset-x="0.3cm" draw:shadow-offset-y="0.3cm" draw:shadow-color="#808080" style:run-through="foreground"/>
    </style:style>
    <style:style style:name="gr7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26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20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23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22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30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28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5" style:family="graphic">
      <style:graphic-properties draw:stroke="solid" svg:stroke-width="0.071cm" svg:stroke-color="#1ca2b8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35cm" fo:padding-bottom="0.035cm" fo:padding-left="0.035cm" fo:padding-right="0.035cm" draw:shadow="hidden" draw:shadow-offset-x="0.3cm" draw:shadow-offset-y="0.3cm" draw:shadow-color="#808080" style:run-through="foreground"/>
    </style:style>
    <style:style style:name="gr86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8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89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0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1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cm" fo:min-width="1.08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2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cm" fo:min-width="1.15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3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cm" fo:min-width="1.0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4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cm" fo:min-width="1.06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5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cm" fo:min-width="0.24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6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cm" fo:min-width="0.27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7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cm" fo:min-width="0.20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8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15cm" fo:min-width="0.00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9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533cm" fo:min-width="0.699cm" draw:shadow="hidden" draw:shadow-offset-x="0.3cm" draw:shadow-offset-y="0.3cm" draw:shadow-color="#808080" style:run-through="foreground"/>
      <style:paragraph-properties style:writing-mode="lr-tb"/>
    </style:style>
    <style:style style:name="gr100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529cm" fo:min-width="0.699cm" draw:shadow="hidden" draw:shadow-offset-x="0.3cm" draw:shadow-offset-y="0.3cm" draw:shadow-color="#808080" style:run-through="foreground"/>
      <style:paragraph-properties style:writing-mode="lr-tb"/>
    </style:style>
    <style:style style:name="gr101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531cm" fo:min-width="0.004cm" draw:shadow="hidden" draw:shadow-offset-x="0.3cm" draw:shadow-offset-y="0.3cm" draw:shadow-color="#808080" style:run-through="foreground"/>
    </style:style>
    <style:style style:name="gr102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16cm" fo:min-width="0.63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0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4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13cm" fo:min-width="0.63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05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93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6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13cm" fo:min-width="0.24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07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60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08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594cm" fo:min-width="0.716cm" draw:shadow="hidden" draw:shadow-offset-x="0.3cm" draw:shadow-offset-y="0.3cm" draw:shadow-color="#808080" style:run-through="foreground"/>
      <style:paragraph-properties style:writing-mode="lr-tb"/>
    </style:style>
    <style:style style:name="gr109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531cm" draw:shadow="hidden" draw:shadow-offset-x="0.3cm" draw:shadow-offset-y="0.3cm" draw:shadow-color="#808080" style:run-through="foreground"/>
    </style:style>
    <style:style style:name="gr110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76cm" fo:min-width="0.272cm" draw:shadow="hidden" draw:shadow-offset-x="0.3cm" draw:shadow-offset-y="0.3cm" draw:shadow-color="#808080" style:run-through="foreground"/>
      <style:paragraph-properties style:writing-mode="lr-tb"/>
    </style:style>
    <style:style style:name="gr111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476cm" draw:shadow="hidden" draw:shadow-offset-x="0.3cm" draw:shadow-offset-y="0.3cm" draw:shadow-color="#808080" style:run-through="foreground"/>
      <style:paragraph-properties style:writing-mode="lr-tb"/>
    </style:style>
    <style:style style:name="gr112" style:family="graphic">
      <style:graphic-properties draw:stroke="solid" svg:stroke-width="0.019cm" svg:stroke-color="#000000" draw:marker-start-width="0.379cm" draw:marker-start-center="false" draw:marker-end-width="0.37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3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59cm" fo:min-width="0.27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1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5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937cm" fo:min-width="0.00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6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935cm" fo:min-width="0.00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7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76cm" fo:min-width="0.27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18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94cm" fo:min-width="0.71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19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78cm" fo:min-width="0.27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20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76cm" fo:min-width="0.27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21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59cm" fo:min-width="0.27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22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57cm" fo:min-width="0.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23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96cm" fo:min-width="0.71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24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96cm" fo:min-width="0.71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2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2" draw:z-index="0" draw:name="Shape8_1" draw:style-name="gr125" draw:text-style-name="P68" svg:width="2.703cm" svg:height="0.715cm" draw:transform="rotate (0.0872664625997165) translate (1.32644444444444cm 1.21884722222222cm)">
        <draw:text-box>
          <text:p text:style-name="P67"><text:span text:style-name="T42">Série 1</text:span></text:p>
        </draw:text-box>
      </draw:frame>
      <text:list xml:id="list726443093" text:style-name="_5f_Numérotation_20_des_20_exercices_20_livrets">
        <text:list-item>
          <text:h text:style-name="P55" text:outline-level="1"><text:span text:style-name="Bold_5f_niv1"><text:span text:style-name="T9">Schématiser un point</text:span></text:span></text:h>
        </text:list-item>
      </text:list>
      <text:p text:style-name="P27"><text:span text:style-name="T13">Entoure les points correctement représentés</text:span>.</text:p>
      <text:p text:style-name="_5f_Paragraphe_20_livret_20_"><draw:g text:anchor-type="paragraph" draw:z-index="1" draw:name="Shape11" draw:style-name="gr54"><draw:frame draw:style-name="gr113" draw:text-style-name="P81" svg:width="0.773cm" svg:height="0.71cm" svg:x="0cm" svg:y="0.887cm"><draw:text-box><text:p text:style-name="P80"><text:span text:style-name="T48">A</text:span></text:p></draw:text-box></draw:frame><draw:g draw:style-name="gr30"><draw:line draw:style-name="gr7" draw:text-style-name="P79" svg:x1="2.264cm" svg:y1="1.141cm" svg:x2="2.453cm" svg:y2="1.34cm"><text:p/></draw:line><draw:line draw:style-name="gr7" draw:text-style-name="P79" svg:x1="2.444cm" svg:y1="1.141cm" svg:x2="2.253cm" svg:y2="1.34cm"><text:p/></draw:line></draw:g><draw:ellipse draw:style-name="gr114" draw:text-style-name="P98" svg:width="0.301cm" svg:height="0.318cm" svg:x="1.097cm" svg:y="1.05cm"><text:p/></draw:ellipse><draw:frame draw:style-name="gr62" draw:text-style-name="P81" svg:width="0.775cm" svg:height="0.708cm" svg:x="0.894cm" svg:y="0.402cm"><draw:text-box><text:p text:style-name="P80"><text:span text:style-name="T48">B</text:span></text:p></draw:text-box></draw:frame><draw:frame draw:style-name="gr61" draw:text-style-name="P81" svg:width="0.773cm" svg:height="0.708cm" svg:x="2.028cm" svg:y="0.42cm"><draw:text-box><text:p text:style-name="P80"><text:span text:style-name="T48">C</text:span></text:p></draw:text-box></draw:frame><draw:frame draw:style-name="gr105" draw:text-style-name="P95" svg:width="0.41cm" svg:height="1.188cm" svg:x="4.733cm" svg:y="1.551cm"><draw:text-box><text:p/></draw:text-box></draw:frame><draw:frame draw:style-name="gr115" draw:text-style-name="P95" svg:width="0.507cm" svg:height="1.188cm" svg:x="4.598cm" svg:y="0.887cm"><draw:text-box><text:p/></draw:text-box></draw:frame><draw:frame draw:style-name="gr105" draw:text-style-name="P95" svg:width="0.417cm" svg:height="1.188cm" svg:x="4.733cm" svg:y="1.551cm"><draw:text-box><text:p/></draw:text-box></draw:frame><draw:frame draw:style-name="gr115" draw:text-style-name="P95" svg:width="0.507cm" svg:height="1.188cm" svg:x="4.598cm" svg:y="0.887cm"><draw:text-box><text:p/></draw:text-box></draw:frame><draw:line draw:style-name="gr7" draw:text-style-name="P94" svg:x1="3.691cm" svg:y1="0.984cm" svg:x2="8.362cm" svg:y2="2.43cm"><text:p/></draw:line><draw:frame draw:style-name="gr105" draw:text-style-name="P95" svg:width="0.412cm" svg:height="1.188cm" svg:x="4.447cm" svg:y="1.119cm"><draw:text-box><text:p/></draw:text-box></draw:frame><draw:frame draw:style-name="gr116" draw:text-style-name="P95" svg:width="0.507cm" svg:height="1.186cm" svg:x="4.314cm" svg:y="0.459cm"><draw:text-box><text:p/></draw:text-box></draw:frame><draw:line draw:style-name="gr7" draw:text-style-name="P94" svg:x1="2.287cm" svg:y1="2.252cm" svg:x2="8.403cm" svg:y2="0.252cm"><text:p/></draw:line><draw:frame draw:style-name="gr116" draw:text-style-name="P95" svg:width="0.507cm" svg:height="1.186cm" svg:x="4.314cm" svg:y="0.459cm"><draw:text-box><text:p/></draw:text-box></draw:frame><draw:frame draw:style-name="gr117" draw:text-style-name="P82" svg:width="0.779cm" svg:height="0.727cm" svg:x="4.516cm" svg:y="0.738cm"><draw:text-box><text:p text:style-name="P80"><text:span text:style-name="T49">F</text:span></text:p></draw:text-box></draw:frame><draw:g draw:style-name="gr30"><draw:line draw:style-name="gr7" draw:text-style-name="P79" svg:x1="4.856cm" svg:y1="1.28cm" svg:x2="5.045cm" svg:y2="1.479cm"><text:p/></draw:line><draw:line draw:style-name="gr7" draw:text-style-name="P79" svg:x1="5.032cm" svg:y1="1.28cm" svg:x2="4.841cm" svg:y2="1.479cm"><text:p/></draw:line></draw:g><draw:line draw:style-name="gr7" draw:text-style-name="P94" svg:x1="5.896cm" svg:y1="0.252cm" svg:x2="8.669cm" svg:y2="1.43cm"><text:p/></draw:line><draw:frame draw:style-name="gr118" draw:text-style-name="P82" svg:width="1.22cm" svg:height="0.846cm" svg:x="7.491cm" svg:y="1.731cm"><draw:text-box><text:p text:style-name="P80"><text:span text:style-name="T49">(</text:span><text:span text:style-name="T49">d</text:span><text:span text:style-name="T49">''</text:span><text:span text:style-name="T54">)</text:span></text:p></draw:text-box></draw:frame><draw:frame draw:style-name="gr119" draw:text-style-name="P82" svg:width="0.779cm" svg:height="0.729cm" svg:x="6.632cm" svg:y="0.06cm"><draw:text-box><text:p text:style-name="P80"><text:span text:style-name="T49">G</text:span></text:p></draw:text-box></draw:frame><draw:line draw:style-name="gr7" draw:text-style-name="P94" svg:x1="6.744cm" svg:y1="1.799cm" svg:x2="6.695cm" svg:y2="1.998cm"><text:p/></draw:line><draw:frame draw:style-name="gr120" draw:text-style-name="P82" svg:width="0.775cm" svg:height="0.727cm" svg:x="6.108cm" svg:y="1.838cm"><draw:text-box><text:p text:style-name="P80"><text:span text:style-name="T49">H</text:span></text:p></draw:text-box></draw:frame><draw:g draw:style-name="gr30"><draw:frame draw:style-name="gr121" draw:text-style-name="P81" svg:width="0.777cm" svg:height="0.71cm" svg:x="0.035cm" svg:y="1.928cm"><draw:text-box><text:p text:style-name="P80"><text:span text:style-name="T48">D</text:span></text:p></draw:text-box></draw:frame><draw:frame draw:style-name="gr113" draw:text-style-name="P81" svg:width="0.773cm" svg:height="0.71cm" svg:x="0.011cm" svg:y="2.329cm"><draw:text-box><text:p text:style-name="P80"><text:span text:style-name="T48">.</text:span></text:p></draw:text-box></draw:frame></draw:g><draw:g draw:style-name="gr30"><draw:frame draw:style-name="gr113" draw:text-style-name="P81" svg:width="0.773cm" svg:height="0.71cm" svg:x="1.325cm" svg:y="1.928cm"><draw:text-box><text:p text:style-name="P80"><text:span text:style-name="T48">E</text:span></text:p></draw:text-box></draw:frame><draw:frame draw:style-name="gr122" draw:text-style-name="P81" svg:width="0.802cm" svg:height="0.708cm" svg:x="1.311cm" svg:y="2.53cm"><draw:text-box><text:p text:style-name="P80"><text:span text:style-name="T48">+</text:span></text:p></draw:text-box></draw:frame></draw:g><draw:frame draw:style-name="gr123" draw:text-style-name="P82" svg:width="1.218cm" svg:height="0.847cm" svg:x="8.41cm" svg:y="0.836cm"><draw:text-box><text:p text:style-name="P80"><text:span text:style-name="T49">(</text:span><text:span text:style-name="T49">d</text:span><text:span text:style-name="T49">'</text:span><text:span text:style-name="T54">)</text:span></text:p></draw:text-box></draw:frame><draw:frame draw:style-name="gr124" draw:text-style-name="P82" svg:width="1.22cm" svg:height="0.847cm" svg:x="8.192cm" svg:y="-0.409cm"><draw:text-box><text:p text:style-name="P80"><text:span text:style-name="T49">(</text:span><text:span text:style-name="T49">d</text:span><text:span text:style-name="T54">)</text:span></text:p></draw:text-box></draw:frame></draw:g><text:span text:style-name="Bold_5f_niv1"><text:span text:style-name="T8"/></text:span></text:p>
      <text:p text:style-name="_5f_Paragraphe_20_livret_20_"><text:span text:style-name="Bold_5f_niv1"><text:span text:style-name="T8"/></text:span></text:p>
      <text:p text:style-name="_5f_Paragraphe_20_livret_20_"><text:span text:style-name="Bold_5f_niv1"><text:span text:style-name="T8"/></text:span></text:p>
      <text:p text:style-name="_5f_Paragraphe_20_livret_20_"><text:span text:style-name="Bold_5f_niv1"><text:span text:style-name="T8"/></text:span></text:p>
      <text:p text:style-name="_5f_Paragraphe_20_livret_20_"><text:span text:style-name="Bold_5f_niv1"><text:span text:style-name="T8"/></text:span></text:p>
      <text:list xml:id="list140639449096263" text:continue-numbering="true" text:style-name="_5f_Numérotation_20_des_20_exercices_20_livrets">
        <text:list-item>
          <text:h text:style-name="_5f_Titre_20_d_27_exercices_20_livret" text:outline-level="1"><text:span text:style-name="Bold_5f_niv1"><text:span text:style-name="T8">Placer un point</text:span></text:span></text:h>
          <text:p text:style-name="P39"><text:span text:style-name="T7">Louis</text:span><text:span text:style-name="T5">, Laura et Saïd ont effe</text:span>ctué l'exercice suivant :</text:p>
        </text:list-item>
      </text:list>
      <text:p text:style-name="P18">« Place trois points A, B et C tels que :</text:p>
      <text:list xml:id="list140641374201573" text:continue-numbering="true" text:style-name="_5f_Numérotation_20_des_20_exercices_20_livrets">
        <text:list-item>
          <text:list>
            <text:list-item>
              <text:list>
                <text:list-item>
                  <text:p text:style-name="P42">A <text:span text:style-name="T18">est</text:span> le point d'intersection de (d<text:span text:style-name="T15">1</text:span>) et (d<text:span text:style-name="T15">2</text:span>) ;</text:p>
                </text:list-item>
                <text:list-item>
                  <text:p text:style-name="P42">B <text:span text:style-name="T18">appartient</text:span> à (d<text:span text:style-name="T15">1</text:span>) et <text:span text:style-name="T18">n’appartient</text:span> pas à (d<text:span text:style-name="T15">2</text:span>) ;</text:p>
                </text:list-item>
                <text:list-item>
                  <text:p text:style-name="P42">C <text:span text:style-name="T18">n’appartient</text:span> ni à (d<text:span text:style-name="T15">1</text:span>), ni à (d<text:span text:style-name="T15">2</text:span>). »</text:p>
                </text:list-item>
              </text:list>
            </text:list-item>
          </text:list>
          <text:list>
            <text:list-item>
              <text:p text:style-name="P49"><text:span text:style-name="T19">Louis</text:span>, Laura et Saïd <text:span text:style-name="T13">ont fait des erreurs. Entoure en vert les points mal schématisés et en rouge les points mal placés.</text:span><draw:g text:anchor-type="char" draw:z-index="4" draw:name="Shape11_0" draw:style-name="gr103"><draw:line draw:style-name="gr7" draw:text-style-name="P94" svg:x1="3.202cm" svg:y1="4.725cm" svg:x2="7.818cm" svg:y2="2.248cm"><text:p/></draw:line><draw:frame draw:style-name="gr104" draw:text-style-name="P82" svg:width="1.135cm" svg:height="0.664cm" svg:x="6.729cm" svg:y="1.672cm"><draw:text-box><text:p text:style-name="P70"><text:span text:style-name="T49">(</text:span><text:span text:style-name="T49">d</text:span><text:span text:style-name="T51">1</text:span><text:span text:style-name="T54">)</text:span></text:p></draw:text-box></draw:frame><draw:frame draw:style-name="gr104" draw:text-style-name="P82" svg:width="1.135cm" svg:height="0.664cm" svg:x="7.602cm" svg:y="4.51cm"><draw:text-box><text:p text:style-name="P70"><text:span text:style-name="T49">(</text:span><text:span text:style-name="T49">d</text:span><text:span text:style-name="T51">2</text:span><text:span text:style-name="T54">)</text:span></text:p></draw:text-box></draw:frame><draw:frame draw:style-name="gr105" draw:text-style-name="P95" svg:width="0.412cm" svg:height="1.188cm" svg:x="4.434cm" svg:y="3.794cm"><draw:text-box><text:p/></draw:text-box></draw:frame><draw:frame draw:style-name="gr106" draw:text-style-name="P82" svg:width="0.747cm" svg:height="0.664cm" svg:x="4.229cm" svg:y="4.009cm"><draw:text-box><text:p text:style-name="P70"><text:span text:style-name="T49">A</text:span></text:p></draw:text-box></draw:frame><draw:frame draw:style-name="gr106" draw:text-style-name="P82" svg:width="0.747cm" svg:height="0.664cm" svg:x="6.298cm" svg:y="2.866cm"><draw:text-box><text:p text:style-name="P70"><text:span text:style-name="T49">B</text:span></text:p></draw:text-box></draw:frame><draw:line draw:style-name="gr7" draw:text-style-name="P94" svg:x1="3.204cm" svg:y1="4.725cm" svg:x2="7.82cm" svg:y2="2.248cm"><text:p/></draw:line><draw:line draw:style-name="gr7" draw:text-style-name="P94" svg:x1="3.682cm" svg:y1="3.658cm" svg:x2="8.229cm" svg:y2="5.172cm"><text:p/></draw:line><draw:frame draw:style-name="gr107" draw:text-style-name="P82" svg:width="0.752cm" svg:height="0.858cm" svg:x="6.976cm" svg:y="4.316cm"><draw:text-box><text:p text:style-name="P70"><text:span text:style-name="T49">C</text:span></text:p></draw:text-box></draw:frame></draw:g></text:p>
            </text:list-item>
          </text:list>
        </text:list-item>
      </text:list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5">Louis</text:p>
          </table:table-cell>
          <table:table-cell table:style-name="Tableau1.B1" office:value-type="string">
            <text:p text:style-name="P9"/>
          </table:table-cell>
        </table:table-row>
        <table:table-row table:style-name="Tableau1.1">
          <table:table-cell table:style-name="Tableau1.A2" office:value-type="string">
            <text:p text:style-name="P24">Laura</text:p>
          </table:table-cell>
          <table:table-cell table:style-name="Tableau1.B2" office:value-type="string">
            <text:p text:style-name="P9"><draw:g text:anchor-type="as-char" svg:y="0cm" draw:z-index="2" draw:name="Shape12" draw:style-name="gr31"><draw:frame draw:style-name="gr109" draw:text-style-name="P97" svg:width="0.41cm" svg:height="0.532cm" svg:x="1.517cm" svg:y="2.372cm"><draw:text-box><text:p/></draw:text-box></draw:frame><draw:frame draw:style-name="gr101" draw:text-style-name="P97" svg:width="0.004cm" svg:height="0.532cm" svg:x="1.385cm" svg:y="1.709cm"><draw:text-box><text:p/></draw:text-box></draw:frame><draw:frame draw:style-name="gr109" draw:text-style-name="P97" svg:width="0.414cm" svg:height="0.532cm" svg:x="1.519cm" svg:y="2.372cm"><draw:text-box><text:p/></draw:text-box></draw:frame><draw:frame draw:style-name="gr101" draw:text-style-name="P97" svg:width="0.004cm" svg:height="0.532cm" svg:x="1.386cm" svg:y="1.709cm"><draw:text-box><text:p/></draw:text-box></draw:frame><draw:line draw:style-name="gr22" draw:text-style-name="P78" svg:x1="0cm" svg:y1="2.869cm" svg:x2="4.616cm" svg:y2="0.392cm"><text:p/></draw:line><draw:line draw:style-name="gr22" draw:text-style-name="P78" svg:x1="0.478cm" svg:y1="1.806cm" svg:x2="5.149cm" svg:y2="3.252cm"><text:p/></draw:line><draw:frame draw:style-name="gr108" draw:text-style-name="P96" svg:width="0.717cm" svg:height="0.595cm" svg:x="3.948cm" svg:y="0cm"><draw:text-box><text:p text:style-name="P70"><text:span text:style-name="T52">(</text:span><text:span text:style-name="T52">d</text:span><text:span text:style-name="T53">1</text:span><text:span text:style-name="T55">)</text:span></text:p></draw:text-box></draw:frame><draw:frame draw:style-name="gr108" draw:text-style-name="P96" svg:width="0.717cm" svg:height="0.595cm" svg:x="4.858cm" svg:y="2.709cm"><draw:text-box><text:p text:style-name="P70"><text:span text:style-name="T52">(</text:span><text:span text:style-name="T52">d</text:span><text:span text:style-name="T53">2</text:span><text:span text:style-name="T55">)</text:span></text:p></draw:text-box></draw:frame><draw:frame draw:style-name="gr109" draw:text-style-name="P97" svg:width="0.412cm" svg:height="0.532cm" svg:x="1.231cm" svg:y="1.94cm"><draw:text-box><text:p/></draw:text-box></draw:frame><draw:frame draw:style-name="gr101" draw:text-style-name="P97" svg:width="0.004cm" svg:height="0.532cm" svg:x="1.101cm" svg:y="1.281cm"><draw:text-box><text:p/></draw:text-box></draw:frame><draw:frame draw:style-name="gr110" draw:text-style-name="P96" svg:width="0.272cm" svg:height="0.477cm" svg:x="0.794cm" svg:y="2.491cm"><draw:text-box><text:p text:style-name="P70"><text:span text:style-name="T52">B</text:span></text:p></draw:text-box></draw:frame><draw:line draw:style-name="gr22" draw:text-style-name="P78" svg:x1="0.002cm" svg:y1="2.869cm" svg:x2="4.618cm" svg:y2="0.392cm"><text:p/></draw:line><draw:line draw:style-name="gr22" draw:text-style-name="P78" svg:x1="0.48cm" svg:y1="1.806cm" svg:x2="5.149cm" svg:y2="3.252cm"><text:p/></draw:line><draw:frame draw:style-name="gr101" draw:text-style-name="P97" svg:width="0.004cm" svg:height="0.532cm" svg:x="1.101cm" svg:y="1.281cm"><draw:text-box><text:p/></draw:text-box></draw:frame><draw:frame draw:style-name="gr110" draw:text-style-name="P96" svg:width="0.272cm" svg:height="0.477cm" svg:x="1.298cm" svg:y="1.642cm"><draw:text-box><text:p text:style-name="P70"><text:span text:style-name="T52">A</text:span></text:p></draw:text-box></draw:frame><draw:frame draw:style-name="gr111" draw:text-style-name="P96" svg:width="0.306cm" svg:height="0.477cm" svg:x="0.116cm" svg:y="1.196cm"><draw:text-box><text:p text:style-name="P70"><text:span text:style-name="T52">C</text:span></text:p></draw:text-box></draw:frame><draw:line draw:style-name="gr112" draw:text-style-name="P78" svg:x1="0.306cm" svg:y1="1.647cm" svg:x2="0.108cm" svg:y2="1.82cm"><text:p/></draw:line><draw:line draw:style-name="gr112" draw:text-style-name="P78" svg:x1="0.122cm" svg:y1="1.633cm" svg:x2="0.293cm" svg:y2="1.846cm"><text:p/></draw:line></draw:g></text:p>
          </table:table-cell>
        </table:table-row>
        <table:table-row table:style-name="Tableau1.1">
          <table:table-cell table:style-name="Tableau1.A2" office:value-type="string">
            <text:p text:style-name="P24">Saïd</text:p>
          </table:table-cell>
          <table:table-cell table:style-name="Tableau1.B3" office:value-type="string">
            <text:p text:style-name="P9"><draw:g text:anchor-type="as-char" svg:y="-0.092cm" draw:z-index="3" draw:name="Shape13" draw:style-name="gr31"><draw:line draw:style-name="gr22" draw:text-style-name="P78" svg:x1="0cm" svg:y1="2.853cm" svg:x2="4.616cm" svg:y2="0.376cm"><text:p/></draw:line><draw:line draw:style-name="gr22" draw:text-style-name="P78" svg:x1="0.478cm" svg:y1="1.789cm" svg:x2="5.149cm" svg:y2="3.235cm"><text:p/></draw:line><draw:frame draw:style-name="gr108" draw:text-style-name="P96" svg:width="0.717cm" svg:height="0.595cm" svg:x="3.932cm" svg:y="0cm"><draw:text-box><text:p text:style-name="P70"><text:span text:style-name="T52">(</text:span><text:span text:style-name="T52">d</text:span><text:span text:style-name="T53">1</text:span><text:span text:style-name="T55">)</text:span></text:p></draw:text-box></draw:frame><draw:frame draw:style-name="gr108" draw:text-style-name="P96" svg:width="0.717cm" svg:height="0.595cm" svg:x="4.858cm" svg:y="2.693cm"><draw:text-box><text:p text:style-name="P70"><text:span text:style-name="T52">(</text:span><text:span text:style-name="T52">d</text:span><text:span text:style-name="T53">2</text:span><text:span text:style-name="T55">)</text:span></text:p></draw:text-box></draw:frame><draw:frame draw:style-name="gr109" draw:text-style-name="P97" svg:width="0.412cm" svg:height="0.532cm" svg:x="1.231cm" svg:y="1.924cm"><draw:text-box><text:p/></draw:text-box></draw:frame><draw:frame draw:style-name="gr101" draw:text-style-name="P97" svg:width="0.004cm" svg:height="0.532cm" svg:x="1.101cm" svg:y="1.265cm"><draw:text-box><text:p/></draw:text-box></draw:frame><draw:frame draw:style-name="gr110" draw:text-style-name="P96" svg:width="0.272cm" svg:height="0.477cm" svg:x="3.016cm" svg:y="2.148cm"><draw:text-box><text:p text:style-name="P70"><text:span text:style-name="T52">B</text:span></text:p></draw:text-box></draw:frame><draw:line draw:style-name="gr22" draw:text-style-name="P78" svg:x1="0.002cm" svg:y1="2.853cm" svg:x2="4.618cm" svg:y2="0.376cm"><text:p/></draw:line><draw:line draw:style-name="gr22" draw:text-style-name="P78" svg:x1="0.48cm" svg:y1="1.789cm" svg:x2="5.149cm" svg:y2="3.235cm"><text:p/></draw:line><draw:frame draw:style-name="gr109" draw:text-style-name="P97" svg:width="0.41cm" svg:height="0.532cm" svg:x="1.233cm" svg:y="1.924cm"><draw:text-box><text:p/></draw:text-box></draw:frame><draw:frame draw:style-name="gr101" draw:text-style-name="P97" svg:width="0.004cm" svg:height="0.532cm" svg:x="1.101cm" svg:y="1.265cm"><draw:text-box><text:p/></draw:text-box></draw:frame><draw:frame draw:style-name="gr110" draw:text-style-name="P96" svg:width="0.272cm" svg:height="0.477cm" svg:x="1.298cm" svg:y="1.595cm"><draw:text-box><text:p text:style-name="P70"><text:span text:style-name="T52">A</text:span></text:p></draw:text-box></draw:frame><draw:frame draw:style-name="gr111" draw:text-style-name="P96" svg:width="0.306cm" svg:height="0.477cm" svg:x="4.025cm" svg:y="1.423cm"><draw:text-box><text:p text:style-name="P70"><text:span text:style-name="T52">C</text:span></text:p></draw:text-box></draw:frame><draw:line draw:style-name="gr112" draw:text-style-name="P78" svg:x1="4.183cm" svg:y1="1.923cm" svg:x2="3.985cm" svg:y2="2.096cm"><text:p/></draw:line><draw:line draw:style-name="gr112" draw:text-style-name="P78" svg:x1="3.999cm" svg:y1="1.909cm" svg:x2="4.17cm" svg:y2="2.121cm"><text:p/></draw:line><draw:line draw:style-name="gr112" draw:text-style-name="P78" svg:x1="3.35cm" svg:y1="2.531cm" svg:x2="3.283cm" svg:y2="2.769cm"><text:p/></draw:line></draw:g></text:p>
          </table:table-cell>
        </table:table-row>
      </table:table>
      <text:list xml:id="list140640678487222" text:continue-numbering="true" text:style-name="_5f_Numérotation_20_des_20_exercices_20_livrets">
        <text:list-item>
          <text:list>
            <text:list-item>
              <text:p text:style-name="_5f_Paragraphe_20_énoncé_20_après_20_numéro">Place correctement les points A, B et C sur la figure <text:span text:style-name="T14">suivante :</text:span></text:p>
            </text:list-item>
          </text:list>
        </text:list-item>
      </text:list>
      <text:p text:style-name="P23"><draw:g text:anchor-type="paragraph" draw:z-index="5" draw:name="Shape14" draw:style-name="gr54"><draw:frame draw:style-name="gr102" draw:text-style-name="P82" svg:width="1.138cm" svg:height="0.668cm" svg:x="5.671cm" svg:y="1.196cm"><draw:text-box><text:p text:style-name="P70"><text:span text:style-name="T49">(</text:span><text:span text:style-name="T49">d</text:span><text:span text:style-name="T51">1</text:span><text:span text:style-name="T54">)</text:span></text:p></draw:text-box></draw:frame><draw:frame draw:style-name="gr102" draw:text-style-name="P82" svg:width="1.138cm" svg:height="0.668cm" svg:x="1.672cm" svg:y="1.53cm"><draw:text-box><text:p text:style-name="P70"><text:span text:style-name="T49">(</text:span><text:span text:style-name="T49">d</text:span><text:span text:style-name="T51">2</text:span><text:span text:style-name="T54">)</text:span></text:p></draw:text-box></draw:frame><draw:line draw:style-name="gr7" draw:text-style-name="P94" svg:x1="1.672cm" svg:y1="0.195cm" svg:x2="6.989cm" svg:y2="1.336cm"><text:p/></draw:line><draw:line draw:style-name="gr7" draw:text-style-name="P94" svg:x1="6.506cm" svg:y1="0.48cm" svg:x2="2.172cm" svg:y2="2.195cm"><text:p/></draw:line></draw:g></text:p>
      <text:p text:style-name="P10"/>
      <text:p text:style-name="P23"/>
      <text:p text:style-name="P23"/>
      <text:list xml:id="list140640397136712" text:continue-numbering="true" text:style-name="_5f_Numérotation_20_des_20_exercices_20_livrets">
        <text:list-header>
          <text:h text:style-name="_5f_Titre_20_d_27_exercices_20_livret_20_sans_20_titre" text:outline-level="1"/>
        </text:list-header>
        <text:list-item>
          <text:h text:style-name="P60" text:outline-level="1">Complète la figure ou la consigne à l'aide des phrases ci‑dessous.</text:h>
        </text:list-item>
      </text:list>
      <text:p text:style-name="P10"><draw:g text:anchor-type="as-char" svg:y="0cm" draw:z-index="6" draw:name="Shape16" draw:style-name="gr31"><draw:line draw:style-name="gr22" draw:text-style-name="P78" svg:x1="3.055cm" svg:y1="0.139cm" svg:x2="3.205cm" svg:y2="3.573cm"><text:p/></draw:line><draw:line draw:style-name="gr22" draw:text-style-name="P78" svg:x1="1.877cm" svg:y1="0cm" svg:x2="8.215cm" svg:y2="2.145cm"><text:p/></draw:line><draw:line draw:style-name="gr22" draw:text-style-name="P78" svg:x1="0.788cm" svg:y1="3.26cm" svg:x2="8.48cm" svg:y2="0.318cm"><text:p/></draw:line><draw:line draw:style-name="gr22" draw:text-style-name="P78" svg:x1="0.012cm" svg:y1="0.628cm" svg:x2="7.789cm" svg:y2="3.373cm"><text:p/></draw:line><draw:frame draw:style-name="gr99" draw:text-style-name="P96" svg:width="0.699cm" svg:height="0.533cm" svg:x="7.742cm" svg:y="1.469cm"><draw:text-box><text:p text:style-name="P70"><text:span text:style-name="T52">(</text:span><text:span text:style-name="T52">d</text:span><text:span text:style-name="T53">1</text:span><text:span text:style-name="T52">)</text:span></text:p></draw:text-box></draw:frame><draw:frame draw:style-name="gr100" draw:text-style-name="P96" svg:width="0.699cm" svg:height="0.53cm" svg:x="0cm" svg:y="0.841cm"><draw:text-box><text:p text:style-name="P70"><text:span text:style-name="T52">(</text:span><text:span text:style-name="T52">d</text:span><text:span text:style-name="T53">2</text:span><text:span text:style-name="T52">)</text:span></text:p></draw:text-box></draw:frame><draw:frame draw:style-name="gr100" draw:text-style-name="P96" svg:width="0.699cm" svg:height="0.53cm" svg:x="6.765cm" svg:y="0.252cm"><draw:text-box><text:p text:style-name="P70"><text:span text:style-name="T52">(</text:span><text:span text:style-name="T52">d</text:span><text:span text:style-name="T53">3</text:span><text:span text:style-name="T52">)</text:span></text:p></draw:text-box></draw:frame><draw:frame draw:style-name="gr99" draw:text-style-name="P96" svg:width="0.699cm" svg:height="0.533cm" svg:x="3.283cm" svg:y="3.06cm"><draw:text-box><text:p text:style-name="P70"><text:span text:style-name="T52">(</text:span><text:span text:style-name="T52">d</text:span><text:span text:style-name="T53">4</text:span><text:span text:style-name="T52">)</text:span></text:p></draw:text-box></draw:frame><draw:frame draw:style-name="gr101" draw:text-style-name="P97" svg:width="0.004cm" svg:height="0.532cm" svg:x="2.88cm" svg:y="2.334cm"><draw:text-box><text:p/></draw:text-box></draw:frame></draw:g></text:p>
      <text:list xml:id="list140640887568845" text:continue-numbering="true" text:style-name="_5f_Numérotation_20_des_20_exercices_20_livrets">
        <text:list-item>
          <text:list>
            <text:list-item>
              <text:p text:style-name="_5f_Paragraphe_20_énoncé_20_après_20_numéro">A est le point d'intersection de (d<text:span text:style-name="T15">2</text:span>) et (d<text:span text:style-name="T15">4</text:span>).</text:p>
            </text:list-item>
            <text:list-item>
              <text:p text:style-name="_5f_Paragraphe_20_énoncé_20_après_20_numéro"><text:span text:style-name="T26">(</text:span>d<text:span text:style-name="T15">1</text:span>) et (d<text:span text:style-name="T15">3</text:span>) se coupent en T.</text:p>
            </text:list-item>
            <text:list-item>
              <text:p text:style-name="_5f_Paragraphe_20_énoncé_20_après_20_numéro">Le point d'intersection de (d<text:span text:style-name="T15">3</text:span>) et (d<text:span text:style-name="T15">4</text:span>) est H.</text:p>
            </text:list-item>
            <text:list-item>
              <text:p text:style-name="_5f_Paragraphe_20_énoncé_20_après_20_numéro">M est à l'intersection de (d<text:span text:style-name="T15">4</text:span>) et de (d<text:span text:style-name="T15">1</text:span>).</text:p>
            </text:list-item>
            <text:list-item>
              <text:p text:style-name="_5f_Paragraphe_20_énoncé_20_après_20_numéro">Le seul point d'intersection qui n'est pas nommé est celui de <text:span text:style-name="T16">........</text:span> et <text:span text:style-name="T16">........</text:span> .</text:p>
            </text:list-item>
          </text:list>
        </text:list-item>
        <text:list-item>
          <text:h text:style-name="P56" text:outline-level="1">Complète les phrases à l'aide de la figure.</text:h>
        </text:list-item>
      </text:list>
      <text:p text:style-name="_5f_Paragraphe_20_livret_20_"><draw:g text:anchor-type="paragraph" draw:z-index="7" draw:name="Shape15" draw:style-name="gr54"><draw:line draw:style-name="gr7" draw:text-style-name="P94" svg:x1="4.321cm" svg:y1="0.1cm" svg:x2="2.517cm" svg:y2="3.862cm"><text:p/></draw:line><draw:line draw:style-name="gr7" draw:text-style-name="P94" svg:x1="0.049cm" svg:y1="0.822cm" svg:x2="8.173cm" svg:y2="0.822cm"><text:p/></draw:line><draw:line draw:style-name="gr7" draw:text-style-name="P94" svg:x1="1.057cm" svg:y1="3.471cm" svg:x2="8.312cm" svg:y2="0.321cm"><text:p/></draw:line><draw:line draw:style-name="gr7" draw:text-style-name="P94" svg:x1="0.21cm" svg:y1="0.419cm" svg:x2="7.133cm" svg:y2="3.396cm"><text:p/></draw:line><draw:frame draw:style-name="gr91" draw:text-style-name="P82" svg:width="1.59cm" svg:height="0.671cm" svg:x="6.454cm" svg:y="2.583cm"><draw:text-box><text:p text:style-name="P80"><text:span text:style-name="T49">(</text:span><text:span text:style-name="T49">d</text:span><text:span text:style-name="T51">1</text:span><text:span text:style-name="T49">)</text:span></text:p></draw:text-box></draw:frame><draw:frame draw:style-name="gr92" draw:text-style-name="P82" svg:width="1.661cm" svg:height="0.671cm" svg:x="0cm" svg:y="0.868cm"><draw:text-box><text:p text:style-name="P80"><text:span text:style-name="T49">(</text:span><text:span text:style-name="T49">d</text:span><text:span text:style-name="T51">2</text:span><text:span text:style-name="T49">)</text:span></text:p></draw:text-box></draw:frame><draw:frame draw:style-name="gr93" draw:text-style-name="P82" svg:width="1.532cm" svg:height="0.671cm" svg:x="0.727cm" svg:y="2.726cm"><draw:text-box><text:p text:style-name="P80"><text:span text:style-name="T49">(</text:span><text:span text:style-name="T49">d</text:span><text:span text:style-name="T51">3</text:span><text:span text:style-name="T49">)</text:span></text:p></draw:text-box></draw:frame><draw:frame draw:style-name="gr94" draw:text-style-name="P82" svg:width="1.564cm" svg:height="0.671cm" svg:x="2.443cm" svg:y="3.396cm"><draw:text-box><text:p text:style-name="P80"><text:span text:style-name="T49">(</text:span><text:span text:style-name="T49">d</text:span><text:span text:style-name="T51">4</text:span><text:span text:style-name="T49">)</text:span></text:p></draw:text-box></draw:frame><draw:frame draw:style-name="gr65" draw:text-style-name="P82" svg:width="0.747cm" svg:height="0.673cm" svg:x="0.76cm" svg:y="0.196cm"><draw:text-box><text:p text:style-name="P80"><text:span text:style-name="T49">A</text:span></text:p></draw:text-box></draw:frame><draw:frame draw:style-name="gr95" draw:text-style-name="P82" svg:width="0.747cm" svg:height="0.671cm" svg:x="4.05cm" svg:y="0.32cm"><draw:text-box><text:p text:style-name="P80"><text:span text:style-name="T49">B</text:span></text:p></draw:text-box></draw:frame><draw:frame draw:style-name="gr64" draw:text-style-name="P82" svg:width="0.752cm" svg:height="0.671cm" svg:x="6.847cm" svg:y="0.15cm"><draw:text-box><text:p text:style-name="P80"><text:span text:style-name="T49">C</text:span></text:p></draw:text-box></draw:frame><draw:frame draw:style-name="gr96" draw:text-style-name="P82" svg:width="0.777cm" svg:height="0.671cm" svg:x="3.076cm" svg:y="1.179cm"><draw:text-box><text:p text:style-name="P80"><text:span text:style-name="T49">D</text:span></text:p></draw:text-box></draw:frame><draw:frame draw:style-name="gr63" draw:text-style-name="P82" svg:width="0.727cm" svg:height="0.671cm" svg:x="2.607cm" svg:y="1.96cm"><draw:text-box><text:p text:style-name="P80"><text:span text:style-name="T49">E</text:span></text:p></draw:text-box></draw:frame><draw:frame draw:style-name="gr97" draw:text-style-name="P82" svg:width="0.708cm" svg:height="0.671cm" svg:x="4.112cm" svg:y="2.198cm"><draw:text-box><text:p text:style-name="P80"><text:span text:style-name="T49">F</text:span></text:p></draw:text-box></draw:frame><draw:frame draw:style-name="gr98" draw:text-style-name="P95" svg:width="0.505cm" svg:height="0.766cm" svg:x="2.517cm" svg:y="2.059cm"><draw:text-box><text:p/></draw:text-box></draw:frame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list xml:id="list140639769348474" text:continue-list="list140640887568845" text:style-name="_5f_Numérotation_20_des_20_exercices_20_livrets">
        <text:list-item>
          <text:list>
            <text:list-item text:start-value="1">
              <text:p text:style-name="P46">Les droites (d<text:span text:style-name="T15">1</text:span>) et (d<text:span text:style-name="T15">2</text:span>) se coupent en <text:span text:style-name="T16">.....</text:span> . </text:p>
            </text:list-item>
            <text:list-item>
              <text:p text:style-name="P47">Le point d'intersection de (d<text:span text:style-name="T15">1</text:span>) et (d<text:span text:style-name="T15">3</text:span>) est <text:span text:style-name="T16">.....</text:span> .</text:p>
            </text:list-item>
            <text:list-item>
              <text:p text:style-name="P47">C est le point d'intersection de <text:span text:style-name="T16">........</text:span> et <text:span text:style-name="T16">........</text:span> .</text:p>
            </text:list-item>
            <text:list-item>
              <text:p text:style-name="P47">Le point B est à l'intersection de <text:span text:style-name="T16">........</text:span> et <text:span text:style-name="T16">.......</text:span> .</text:p>
            </text:list-item>
            <text:list-item>
              <text:p text:style-name="P48">D est <text:span text:style-name="_5f_pointillés_20_gris"><text:span text:style-name="T17">.............................................................…</text:span></text:span></text:p>
              <text:p text:style-name="P48"><text:span text:style-name="_5f_pointillés_20_gris"><text:span text:style-name="T17"/></text:span></text:p>
            </text:list-item>
          </text:list>
        </text:list-item>
        <text:list-item>
          <text:h text:style-name="P63" text:outline-level="1">Repasse en vert la partie de la droite correspondant <text:span text:style-name="T28">aux </text:span><text:span text:style-name="T20">notation</text:span><text:span text:style-name="T28">s</text:span>.</text:h>
        </text:list-item>
      </text:list>
      <text:p text:style-name="P32"><text:span text:style-name="Bold_5f_niv1"><draw:g text:anchor-type="as-char" draw:z-index="26" draw:name="Shape8_3" draw:style-name="gr3"><draw:line draw:style-name="gr4" draw:text-style-name="P69" svg:x1="6.7cm" svg:y1="0.473cm" svg:x2="6.7cm" svg:y2="0.672cm"><text:p/></draw:line><draw:frame draw:style-name="gr5" draw:text-style-name="P71" svg:width="0.747cm" svg:height="0.664cm" svg:x="1.397cm" svg:y="0.021cm"><draw:text-box><text:p text:style-name="P70"><text:span text:style-name="T43">A</text:span></text:p></draw:text-box></draw:frame><draw:frame draw:style-name="gr6" draw:text-style-name="P71" svg:width="0.727cm" svg:height="0.664cm" svg:x="6.341cm" svg:y="0.011cm"><draw:text-box><text:p text:style-name="P70"><text:span text:style-name="T43">E</text:span></text:p></draw:text-box></draw:frame><draw:line draw:style-name="gr7" draw:text-style-name="P69" svg:x1="0.559cm" svg:y1="0.569cm" svg:x2="7.614cm" svg:y2="0.569cm"><text:p/></draw:line><draw:line draw:style-name="gr4" draw:text-style-name="P69" svg:x1="1.767cm" svg:y1="0.473cm" svg:x2="1.767cm" svg:y2="0.672cm"><text:p/></draw:line><draw:frame draw:style-name="gr8" draw:text-style-name="P71" svg:width="1.262cm" svg:height="0.664cm" svg:x="7.904cm" svg:y="0.229cm"><draw:text-box><text:p text:style-name="P70"><text:span text:style-name="T43">[</text:span><text:span text:style-name="T43">A</text:span><text:span text:style-name="T43">C</text:span><text:span text:style-name="T43">)</text:span></text:p></draw:text-box></draw:frame><draw:line draw:style-name="gr4" draw:text-style-name="P69" svg:x1="4.364cm" svg:y1="0.473cm" svg:x2="4.364cm" svg:y2="0.672cm"><text:p/></draw:line><draw:frame draw:style-name="gr9" draw:text-style-name="P71" svg:width="0.752cm" svg:height="0.664cm" svg:x="3.999cm" svg:y="0.011cm"><draw:text-box><text:p text:style-name="P70"><text:span text:style-name="T43">C</text:span></text:p></draw:text-box></draw:frame><draw:frame draw:style-name="gr10" draw:text-style-name="P71" svg:width="0.777cm" svg:height="0.664cm" svg:x="2.803cm" svg:y="0cm"><draw:text-box><text:p text:style-name="P70"><text:span text:style-name="T43">D</text:span></text:p></draw:text-box></draw:frame><draw:line draw:style-name="gr4" draw:text-style-name="P69" svg:x1="3.189cm" svg:y1="0.473cm" svg:x2="3.189cm" svg:y2="0.672cm"><text:p/></draw:line><draw:frame draw:style-name="gr5" draw:text-style-name="P71" svg:width="0.747cm" svg:height="0.664cm" svg:x="5.175cm" svg:y="0.011cm"><draw:text-box><text:p text:style-name="P70"><text:span text:style-name="T43">B</text:span></text:p></draw:text-box></draw:frame><draw:line draw:style-name="gr4" draw:text-style-name="P69" svg:x1="5.545cm" svg:y1="0.473cm" svg:x2="5.545cm" svg:y2="0.672cm"><text:p/></draw:line><draw:line draw:style-name="gr4" draw:text-style-name="P69" svg:x1="6.57cm" svg:y1="1.468cm" svg:x2="6.57cm" svg:y2="1.669cm"><text:p/></draw:line><draw:frame draw:style-name="gr11" draw:text-style-name="P71" svg:width="0.75cm" svg:height="0.664cm" svg:x="1.782cm" svg:y="1.011cm"><draw:text-box><text:p text:style-name="P70"><text:span text:style-name="T43">R</text:span></text:p></draw:text-box></draw:frame><draw:frame draw:style-name="gr6" draw:text-style-name="P71" svg:width="0.727cm" svg:height="0.664cm" svg:x="6.207cm" svg:y="1cm"><draw:text-box><text:p text:style-name="P70"><text:span text:style-name="T43">E</text:span></text:p></draw:text-box></draw:frame><draw:line draw:style-name="gr7" draw:text-style-name="P69" svg:x1="0.559cm" svg:y1="1.569cm" svg:x2="7.614cm" svg:y2="1.569cm"><text:p/></draw:line><draw:line draw:style-name="gr4" draw:text-style-name="P69" svg:x1="2.157cm" svg:y1="1.468cm" svg:x2="2.157cm" svg:y2="1.669cm"><text:p/></draw:line><draw:frame draw:style-name="gr12" draw:text-style-name="P72" svg:width="0.623cm" svg:height="0.74cm" svg:x="0.028cm" svg:y="1.034cm"><draw:text-box><text:p text:style-name="P70"><text:span text:style-name="T44">t</text:span></text:p></draw:text-box></draw:frame><draw:frame draw:style-name="gr13" draw:text-style-name="P72" svg:width="0.669cm" svg:height="0.74cm" svg:x="7.489cm" svg:y="1.028cm"><draw:text-box><text:p text:style-name="P70"><text:span text:style-name="T44">z</text:span></text:p></draw:text-box></draw:frame><draw:frame draw:style-name="gr14" draw:text-style-name="P71" svg:width="1.267cm" svg:height="0.664cm" svg:x="7.902cm" svg:y="1.228cm"><draw:text-box><text:p text:style-name="P70"><text:span text:style-name="T43">[</text:span><text:span text:style-name="T43">A</text:span><text:span text:style-name="T43">R</text:span><text:span text:style-name="T43">]</text:span></text:p></draw:text-box></draw:frame><draw:frame draw:style-name="gr10" draw:text-style-name="P71" svg:width="0.777cm" svg:height="0.664cm" svg:x="3.249cm" svg:y="1cm"><draw:text-box><text:p text:style-name="P70"><text:span text:style-name="T43">D</text:span></text:p></draw:text-box></draw:frame><draw:line draw:style-name="gr4" draw:text-style-name="P69" svg:x1="3.628cm" svg:y1="1.468cm" svg:x2="3.628cm" svg:y2="1.669cm"><text:p/></draw:line><draw:frame draw:style-name="gr5" draw:text-style-name="P71" svg:width="0.747cm" svg:height="0.664cm" svg:x="4.872cm" svg:y="1cm"><draw:text-box><text:p text:style-name="P70"><text:span text:style-name="T43">A</text:span></text:p></draw:text-box></draw:frame><draw:line draw:style-name="gr4" draw:text-style-name="P69" svg:x1="5.247cm" svg:y1="1.468cm" svg:x2="5.247cm" svg:y2="1.669cm"><text:p/></draw:line><draw:line draw:style-name="gr4" draw:text-style-name="P69" svg:x1="6.7cm" svg:y1="2.474cm" svg:x2="6.7cm" svg:y2="2.672cm"><text:p/></draw:line><draw:frame draw:style-name="gr5" draw:text-style-name="P71" svg:width="0.747cm" svg:height="0.664cm" svg:x="1.397cm" svg:y="2.013cm"><draw:text-box><text:p text:style-name="P70"><text:span text:style-name="T43">A</text:span></text:p></draw:text-box></draw:frame><draw:frame draw:style-name="gr6" draw:text-style-name="P71" svg:width="0.727cm" svg:height="0.664cm" svg:x="6.341cm" svg:y="2.013cm"><draw:text-box><text:p text:style-name="P70"><text:span text:style-name="T43">E</text:span></text:p></draw:text-box></draw:frame><draw:line draw:style-name="gr7" draw:text-style-name="P69" svg:x1="0.559cm" svg:y1="2.565cm" svg:x2="7.614cm" svg:y2="2.565cm"><text:p/></draw:line><draw:line draw:style-name="gr4" draw:text-style-name="P69" svg:x1="1.767cm" svg:y1="2.474cm" svg:x2="1.767cm" svg:y2="2.672cm"><text:p/></draw:line><draw:frame draw:style-name="gr15" draw:text-style-name="P72" svg:width="0.787cm" svg:height="0.74cm" svg:x="0.056cm" svg:y="2.034cm"><draw:text-box><text:p text:style-name="P70"><text:span text:style-name="T44">w</text:span></text:p></draw:text-box></draw:frame><draw:frame draw:style-name="gr13" draw:text-style-name="P72" svg:width="0.669cm" svg:height="0.74cm" svg:x="7.458cm" svg:y="2.028cm"><draw:text-box><text:p text:style-name="P70"><text:span text:style-name="T44">z</text:span></text:p></draw:text-box></draw:frame><draw:frame draw:style-name="gr16" draw:text-style-name="P71" svg:width="1.334cm" svg:height="0.74cm" svg:x="7.869cm" svg:y="2.226cm"><draw:text-box><text:p text:style-name="P70"><text:span text:style-name="T43">[</text:span><text:span text:style-name="T43">D</text:span><text:span text:style-name="T45">w</text:span><text:span text:style-name="T43">)</text:span></text:p></draw:text-box></draw:frame><draw:line draw:style-name="gr4" draw:text-style-name="P69" svg:x1="4.364cm" svg:y1="2.474cm" svg:x2="4.364cm" svg:y2="2.672cm"><text:p/></draw:line><draw:frame draw:style-name="gr9" draw:text-style-name="P71" svg:width="0.752cm" svg:height="0.664cm" svg:x="3.999cm" svg:y="2.013cm"><draw:text-box><text:p text:style-name="P70"><text:span text:style-name="T43">C</text:span></text:p></draw:text-box></draw:frame><draw:frame draw:style-name="gr5" draw:text-style-name="P71" svg:width="0.747cm" svg:height="0.664cm" svg:x="2.819cm" svg:y="1.99cm"><draw:text-box><text:p text:style-name="P70"><text:span text:style-name="T43">B</text:span></text:p></draw:text-box></draw:frame><draw:line draw:style-name="gr4" draw:text-style-name="P69" svg:x1="3.189cm" svg:y1="2.472cm" svg:x2="3.189cm" svg:y2="2.67cm"><text:p/></draw:line><draw:frame draw:style-name="gr10" draw:text-style-name="P71" svg:width="0.777cm" svg:height="0.664cm" svg:x="5.161cm" svg:y="2.013cm"><draw:text-box><text:p text:style-name="P70"><text:span text:style-name="T43">D</text:span></text:p></draw:text-box></draw:frame><draw:line draw:style-name="gr4" draw:text-style-name="P69" svg:x1="5.545cm" svg:y1="2.474cm" svg:x2="5.545cm" svg:y2="2.672cm"><text:p/></draw:line><draw:line draw:style-name="gr4" draw:text-style-name="P69" svg:x1="6.57cm" svg:y1="3.514cm" svg:x2="6.57cm" svg:y2="3.713cm"><text:p/></draw:line><draw:frame draw:style-name="gr9" draw:text-style-name="P71" svg:width="0.752cm" svg:height="0.664cm" svg:x="1.783cm" svg:y="3.036cm"><draw:text-box><text:p text:style-name="P70"><text:span text:style-name="T43">C</text:span></text:p></draw:text-box></draw:frame><draw:frame draw:style-name="gr17" draw:text-style-name="P71" svg:width="0.708cm" svg:height="0.664cm" svg:x="6.219cm" svg:y="3.046cm"><draw:text-box><text:p text:style-name="P70"><text:span text:style-name="T43">F</text:span></text:p></draw:text-box></draw:frame><draw:line draw:style-name="gr7" draw:text-style-name="P69" svg:x1="0.559cm" svg:y1="3.611cm" svg:x2="7.614cm" svg:y2="3.611cm"><text:p/></draw:line><draw:line draw:style-name="gr4" draw:text-style-name="P69" svg:x1="2.157cm" svg:y1="3.514cm" svg:x2="2.157cm" svg:y2="3.713cm"><text:p/></draw:line><draw:frame draw:style-name="gr18" draw:text-style-name="P72" svg:width="0.694cm" svg:height="0.74cm" svg:x="0.106cm" svg:y="2.977cm"><draw:text-box><text:p text:style-name="P70"><text:span text:style-name="T44">y</text:span></text:p></draw:text-box></draw:frame><draw:frame draw:style-name="gr13" draw:text-style-name="P72" svg:width="0.669cm" svg:height="0.74cm" svg:x="7.519cm" svg:y="3.062cm"><draw:text-box><text:p text:style-name="P70"><text:span text:style-name="T44">z</text:span></text:p></draw:text-box></draw:frame><draw:frame draw:style-name="gr19" draw:text-style-name="P71" svg:width="1.287cm" svg:height="0.664cm" svg:x="7.89cm" svg:y="3.268cm"><draw:text-box><text:p text:style-name="P70"><text:span text:style-name="T43">(</text:span><text:span text:style-name="T43">D</text:span><text:span text:style-name="T43">A</text:span><text:span text:style-name="T43">)</text:span></text:p></draw:text-box></draw:frame><draw:frame draw:style-name="gr10" draw:text-style-name="P71" svg:width="0.777cm" svg:height="0.664cm" svg:x="3.249cm" svg:y="3.036cm"><draw:text-box><text:p text:style-name="P70"><text:span text:style-name="T43">D</text:span></text:p></draw:text-box></draw:frame><draw:line draw:style-name="gr4" draw:text-style-name="P69" svg:x1="3.628cm" svg:y1="3.514cm" svg:x2="3.628cm" svg:y2="3.713cm"><text:p/></draw:line><draw:frame draw:style-name="gr5" draw:text-style-name="P71" svg:width="0.747cm" svg:height="0.664cm" svg:x="4.872cm" svg:y="3.046cm"><draw:text-box><text:p text:style-name="P70"><text:span text:style-name="T43">A</text:span></text:p></draw:text-box></draw:frame><draw:line draw:style-name="gr4" draw:text-style-name="P69" svg:x1="5.247cm" svg:y1="3.514cm" svg:x2="5.247cm" svg:y2="3.713cm"><text:p/></draw:line><draw:line draw:style-name="gr4" draw:text-style-name="P69" svg:x1="6.57cm" svg:y1="4.516cm" svg:x2="6.57cm" svg:y2="4.717cm"><text:p/></draw:line><draw:frame draw:style-name="gr20" draw:text-style-name="P71" svg:width="0.779cm" svg:height="0.664cm" svg:x="1.769cm" svg:y="4.045cm"><draw:text-box><text:p text:style-name="P70"><text:span text:style-name="T43">G</text:span></text:p></draw:text-box></draw:frame><draw:frame draw:style-name="gr6" draw:text-style-name="P71" svg:width="0.727cm" svg:height="0.664cm" svg:x="6.207cm" svg:y="4.055cm"><draw:text-box><text:p text:style-name="P70"><text:span text:style-name="T43">E</text:span></text:p></draw:text-box></draw:frame><draw:line draw:style-name="gr7" draw:text-style-name="P69" svg:x1="0.559cm" svg:y1="4.613cm" svg:x2="7.614cm" svg:y2="4.613cm"><text:p/></draw:line><draw:line draw:style-name="gr4" draw:text-style-name="P69" svg:x1="2.157cm" svg:y1="4.516cm" svg:x2="2.157cm" svg:y2="4.717cm"><text:p/></draw:line><draw:frame draw:style-name="gr18" draw:text-style-name="P72" svg:width="0.694cm" svg:height="0.74cm" svg:x="0cm" svg:y="4.064cm"><draw:text-box><text:p text:style-name="P70"><text:span text:style-name="T44">v</text:span></text:p></draw:text-box></draw:frame><draw:frame draw:style-name="gr13" draw:text-style-name="P72" svg:width="0.669cm" svg:height="0.74cm" svg:x="7.564cm" svg:y="4.053cm"><draw:text-box><text:p text:style-name="P70"><text:span text:style-name="T44">z</text:span></text:p></draw:text-box></draw:frame><draw:frame draw:style-name="gr21" draw:text-style-name="P71" svg:width="1.218cm" svg:height="0.74cm" svg:x="7.927cm" svg:y="4.27cm"><draw:text-box><text:p text:style-name="P70"><text:span text:style-name="T43">(</text:span><text:span text:style-name="T43">G</text:span><text:span text:style-name="T45">z</text:span><text:span text:style-name="T43">)</text:span></text:p></draw:text-box></draw:frame><draw:line draw:style-name="gr4" draw:text-style-name="P69" svg:x1="4.484cm" svg:y1="4.516cm" svg:x2="4.484cm" svg:y2="4.715cm"><text:p/></draw:line><draw:frame draw:style-name="gr10" draw:text-style-name="P71" svg:width="0.777cm" svg:height="0.664cm" svg:x="4.101cm" svg:y="4.036cm"><draw:text-box><text:p text:style-name="P70"><text:span text:style-name="T43">D</text:span></text:p></draw:text-box></draw:frame></draw:g></text:span></text:p>
      <text:p text:style-name="P32"><text:span text:style-name="Bold_5f_niv1"/></text:p>
      <text:list xml:id="list140640792380776" text:continue-numbering="true" text:style-name="_5f_Numérotation_20_des_20_exercices_20_livrets">
        <text:list-item>
          <text:h text:style-name="P64" text:outline-level="1"><text:soft-page-break/>On considère la figure suivante. </text:h>
        </text:list-item>
      </text:list>
      <text:p text:style-name="_5f_Paragraphe_20_livret_20_"><draw:g text:anchor-type="paragraph" draw:z-index="8" draw:name="Shape15_0" draw:style-name="gr54"><draw:line draw:style-name="gr7" draw:text-style-name="P94" svg:x1="4.321cm" svg:y1="0.1cm" svg:x2="2.517cm" svg:y2="3.862cm"><text:p/></draw:line><draw:line draw:style-name="gr7" draw:text-style-name="P94" svg:x1="0.049cm" svg:y1="0.822cm" svg:x2="8.173cm" svg:y2="0.822cm"><text:p/></draw:line><draw:line draw:style-name="gr7" draw:text-style-name="P94" svg:x1="1.057cm" svg:y1="3.471cm" svg:x2="8.312cm" svg:y2="0.321cm"><text:p/></draw:line><draw:line draw:style-name="gr7" draw:text-style-name="P94" svg:x1="0.21cm" svg:y1="0.419cm" svg:x2="7.133cm" svg:y2="3.396cm"><text:p/></draw:line><draw:frame draw:style-name="gr91" draw:text-style-name="P82" svg:width="1.59cm" svg:height="0.671cm" svg:x="6.454cm" svg:y="2.583cm"><draw:text-box><text:p text:style-name="P80"><text:span text:style-name="T49">(</text:span><text:span text:style-name="T49">d</text:span><text:span text:style-name="T51">1</text:span><text:span text:style-name="T49">)</text:span></text:p></draw:text-box></draw:frame><draw:frame draw:style-name="gr92" draw:text-style-name="P82" svg:width="1.661cm" svg:height="0.671cm" svg:x="0cm" svg:y="0.868cm"><draw:text-box><text:p text:style-name="P80"><text:span text:style-name="T49">(</text:span><text:span text:style-name="T49">d</text:span><text:span text:style-name="T51">2</text:span><text:span text:style-name="T49">)</text:span></text:p></draw:text-box></draw:frame><draw:frame draw:style-name="gr93" draw:text-style-name="P82" svg:width="1.532cm" svg:height="0.671cm" svg:x="0.727cm" svg:y="2.726cm"><draw:text-box><text:p text:style-name="P80"><text:span text:style-name="T49">(</text:span><text:span text:style-name="T49">d</text:span><text:span text:style-name="T51">3</text:span><text:span text:style-name="T49">)</text:span></text:p></draw:text-box></draw:frame><draw:frame draw:style-name="gr94" draw:text-style-name="P82" svg:width="1.564cm" svg:height="0.671cm" svg:x="2.443cm" svg:y="3.396cm"><draw:text-box><text:p text:style-name="P80"><text:span text:style-name="T49">(</text:span><text:span text:style-name="T49">d</text:span><text:span text:style-name="T51">4</text:span><text:span text:style-name="T49">)</text:span></text:p></draw:text-box></draw:frame><draw:frame draw:style-name="gr65" draw:text-style-name="P82" svg:width="0.747cm" svg:height="0.673cm" svg:x="0.76cm" svg:y="0.196cm"><draw:text-box><text:p text:style-name="P80"><text:span text:style-name="T49">A</text:span></text:p></draw:text-box></draw:frame><draw:frame draw:style-name="gr95" draw:text-style-name="P82" svg:width="0.747cm" svg:height="0.671cm" svg:x="4.05cm" svg:y="0.32cm"><draw:text-box><text:p text:style-name="P80"><text:span text:style-name="T49">B</text:span></text:p></draw:text-box></draw:frame><draw:frame draw:style-name="gr64" draw:text-style-name="P82" svg:width="0.752cm" svg:height="0.671cm" svg:x="6.847cm" svg:y="0.15cm"><draw:text-box><text:p text:style-name="P80"><text:span text:style-name="T49">C</text:span></text:p></draw:text-box></draw:frame><draw:frame draw:style-name="gr96" draw:text-style-name="P82" svg:width="0.777cm" svg:height="0.671cm" svg:x="3.549cm" svg:y="1.445cm"><draw:text-box><text:p text:style-name="P80"><text:span text:style-name="T49">D</text:span></text:p></draw:text-box></draw:frame><draw:frame draw:style-name="gr63" draw:text-style-name="P82" svg:width="0.727cm" svg:height="0.671cm" svg:x="2.607cm" svg:y="1.96cm"><draw:text-box><text:p text:style-name="P80"><text:span text:style-name="T49">E</text:span></text:p></draw:text-box></draw:frame><draw:frame draw:style-name="gr97" draw:text-style-name="P82" svg:width="0.708cm" svg:height="0.671cm" svg:x="4.112cm" svg:y="2.198cm"><draw:text-box><text:p text:style-name="P80"><text:span text:style-name="T49">F</text:span></text:p></draw:text-box></draw:frame><draw:frame draw:style-name="gr98" draw:text-style-name="P95" svg:width="0.505cm" svg:height="0.766cm" svg:x="2.517cm" svg:y="2.059cm"><draw:text-box><text:p/></draw:text-box></draw:frame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P29">Reli<text:span text:style-name="T27">e</text:span> chaque droite à ses autres noms possibles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 table:style-name="TableLine94790857508592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list xml:id="list562724974" text:style-name="List_20_1">
              <text:list-item>
                <text:p text:style-name="P36"/>
              </text:list-item>
            </text:list>
          </table:table-cell>
          <table:table-cell table:style-name="Table1.A1" office:value-type="string">
            <text:p text:style-name="P20">(AB)</text:p>
          </table:table-cell>
        </table:table-row>
        <table:table-row table:style-name="TableLine94790857817232">
          <table:table-cell table:style-name="Table1.A1" office:value-type="string">
            <text:p text:style-name="P19">(d<text:span text:style-name="T15">1</text:span><text:span text:style-name="T22">)</text:span></text:p>
          </table:table-cell>
          <table:table-cell table:style-name="Table1.A1" office:value-type="string">
            <text:list xml:id="list140640535038912" text:continue-numbering="true" text:style-name="List_20_1">
              <text:list-item>
                <text:p text:style-name="P36"/>
              </text:list-item>
            </text:list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list xml:id="list140640302301302" text:continue-numbering="true" text:style-name="List_20_1">
              <text:list-item>
                <text:p text:style-name="P36"/>
              </text:list-item>
            </text:list>
          </table:table-cell>
          <table:table-cell table:style-name="Table1.A1" office:value-type="string">
            <text:p text:style-name="P20">(AC)</text:p>
          </table:table-cell>
        </table:table-row>
        <table:table-row table:style-name="TableLine94790858019440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list xml:id="list140641009760574" text:continue-numbering="true" text:style-name="List_20_1">
              <text:list-item>
                <text:p text:style-name="P36"/>
              </text:list-item>
            </text:list>
          </table:table-cell>
          <table:table-cell table:style-name="Table1.A1" office:value-type="string">
            <text:p text:style-name="P20">(AD)</text:p>
          </table:table-cell>
        </table:table-row>
        <table:table-row table:style-name="TableLine94790857735760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list xml:id="list140640588581244" text:continue-numbering="true" text:style-name="List_20_1">
              <text:list-item>
                <text:p text:style-name="P36"/>
              </text:list-item>
            </text:list>
          </table:table-cell>
          <table:table-cell table:style-name="Table1.A1" office:value-type="string">
            <text:p text:style-name="P20">(AF)</text:p>
          </table:table-cell>
        </table:table-row>
        <table:table-row table:style-name="TableLine94790857859584">
          <table:table-cell table:style-name="Table1.A1" office:value-type="string">
            <text:p text:style-name="P19">(d<text:span text:style-name="T15">2</text:span><text:span text:style-name="T22">)</text:span></text:p>
          </table:table-cell>
          <table:table-cell table:style-name="Table1.A1" office:value-type="string">
            <text:list xml:id="list140639710803428" text:continue-numbering="true" text:style-name="List_20_1">
              <text:list-item>
                <text:p text:style-name="P36"/>
              </text:list-item>
            </text:list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list xml:id="list140639921854043" text:continue-numbering="true" text:style-name="List_20_1">
              <text:list-item>
                <text:p text:style-name="P36"/>
              </text:list-item>
            </text:list>
          </table:table-cell>
          <table:table-cell table:style-name="Table1.A1" office:value-type="string">
            <text:p text:style-name="P20">(BC)</text:p>
          </table:table-cell>
        </table:table-row>
        <table:table-row table:style-name="TableLine94790857697984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list xml:id="list140641462391767" text:continue-numbering="true" text:style-name="List_20_1">
              <text:list-item>
                <text:p text:style-name="P36"/>
              </text:list-item>
            </text:list>
          </table:table-cell>
          <table:table-cell table:style-name="Table1.A1" office:value-type="string">
            <text:p text:style-name="P20">(BD)</text:p>
          </table:table-cell>
        </table:table-row>
        <table:table-row table:style-name="TableLine94790857937920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list xml:id="list140640064152662" text:continue-numbering="true" text:style-name="List_20_1">
              <text:list-item>
                <text:p text:style-name="P36"/>
              </text:list-item>
            </text:list>
          </table:table-cell>
          <table:table-cell table:style-name="Table1.A1" office:value-type="string">
            <text:p text:style-name="P20">(BE)</text:p>
          </table:table-cell>
        </table:table-row>
        <table:table-row table:style-name="TableLine94790857779296">
          <table:table-cell table:style-name="Table1.A1" office:value-type="string">
            <text:p text:style-name="P19">(d<text:span text:style-name="T15">3</text:span><text:span text:style-name="T22">)</text:span></text:p>
          </table:table-cell>
          <table:table-cell table:style-name="Table1.A1" office:value-type="string">
            <text:list xml:id="list140640560479183" text:continue-numbering="true" text:style-name="List_20_1">
              <text:list-item>
                <text:p text:style-name="P36"/>
              </text:list-item>
            </text:list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list xml:id="list140640713543814" text:continue-numbering="true" text:style-name="List_20_1">
              <text:list-item>
                <text:p text:style-name="P36"/>
              </text:list-item>
            </text:list>
          </table:table-cell>
          <table:table-cell table:style-name="Table1.A1" office:value-type="string">
            <text:p text:style-name="P20">(CE)</text:p>
          </table:table-cell>
        </table:table-row>
        <table:table-row table:style-name="TableLine94790857784848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list xml:id="list140641491795193" text:continue-numbering="true" text:style-name="List_20_1">
              <text:list-item>
                <text:p text:style-name="P36"/>
              </text:list-item>
            </text:list>
          </table:table-cell>
          <table:table-cell table:style-name="Table1.A1" office:value-type="string">
            <text:p text:style-name="P20">(CF)</text:p>
          </table:table-cell>
        </table:table-row>
        <table:table-row table:style-name="TableLine94790857862000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list xml:id="list140640011269811" text:continue-numbering="true" text:style-name="List_20_1">
              <text:list-item>
                <text:p text:style-name="P36"/>
              </text:list-item>
            </text:list>
          </table:table-cell>
          <table:table-cell table:style-name="Table1.A1" office:value-type="string">
            <text:p text:style-name="P20">(DE)</text:p>
          </table:table-cell>
        </table:table-row>
        <table:table-row table:style-name="TableLine94790857643104">
          <table:table-cell table:style-name="Table1.A1" office:value-type="string">
            <text:p text:style-name="P19">(d<text:span text:style-name="T15">4</text:span><text:span text:style-name="T22">)</text:span></text:p>
          </table:table-cell>
          <table:table-cell table:style-name="Table1.A1" office:value-type="string">
            <text:list xml:id="list140640376444094" text:continue-numbering="true" text:style-name="List_20_1">
              <text:list-item>
                <text:p text:style-name="P36"/>
              </text:list-item>
            </text:list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list xml:id="list140639644924989" text:continue-numbering="true" text:style-name="List_20_1">
              <text:list-item>
                <text:p text:style-name="P36"/>
              </text:list-item>
            </text:list>
          </table:table-cell>
          <table:table-cell table:style-name="Table1.A1" office:value-type="string">
            <text:p text:style-name="P20">(DF)</text:p>
          </table:table-cell>
        </table:table-row>
        <table:table-row table:style-name="TableLine94790858102192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list xml:id="list140641422974851" text:continue-numbering="true" text:style-name="List_20_1">
              <text:list-item>
                <text:p text:style-name="P36"/>
              </text:list-item>
            </text:list>
          </table:table-cell>
          <table:table-cell table:style-name="Table1.A1" office:value-type="string">
            <text:p text:style-name="P20">(EF)</text:p>
          </table:table-cell>
        </table:table-row>
      </table:table>
      <text:p text:style-name="Text_20_body"/>
      <text:list xml:id="list140641437310009" text:continue-list="list140640792380776" text:style-name="_5f_Numérotation_20_des_20_exercices_20_livrets">
        <text:list-item>
          <text:h text:style-name="P57" text:outline-level="1">Utilise les symboles [, ], ( et ) pour décrire la partie de la droite qui a été repassée en <text:span text:style-name="T29">couleur.</text:span></text:h>
        </text:list-item>
      </text:list>
      <text:p text:style-name="P26"><draw:g text:anchor-type="as-char" draw:z-index="15" draw:name="Shape9_2" draw:style-name="gr3"><draw:line draw:style-name="gr4" draw:text-style-name="P84" svg:x1="6.662cm" svg:y1="0.479cm" svg:x2="6.662cm" svg:y2="0.68cm"><text:p/></draw:line><draw:frame draw:style-name="gr5" draw:text-style-name="P85" svg:width="0.747cm" svg:height="0.664cm" svg:x="1.801cm" svg:y="0cm"><draw:text-box><text:p text:style-name="P70"><text:span text:style-name="T43">A</text:span></text:p></draw:text-box></draw:frame><draw:frame draw:style-name="gr5" draw:text-style-name="P85" svg:width="0.747cm" svg:height="0.664cm" svg:x="6.29cm" svg:y="0cm"><draw:text-box><text:p text:style-name="P70"><text:span text:style-name="T43">B</text:span></text:p></draw:text-box></draw:frame><draw:line draw:style-name="gr7" draw:text-style-name="P84" svg:x1="0.592cm" svg:y1="0.586cm" svg:x2="7.642cm" svg:y2="0.586cm"><text:p/></draw:line><draw:line draw:style-name="gr4" draw:text-style-name="P84" svg:x1="2.172cm" svg:y1="0.479cm" svg:x2="2.172cm" svg:y2="0.68cm"><text:p/></draw:line><draw:frame draw:style-name="gr18" draw:text-style-name="P72" svg:width="0.694cm" svg:height="0.74cm" svg:x="0.153cm" svg:y="0.161cm"><draw:text-box><text:p text:style-name="P70"><text:span text:style-name="T44">x</text:span></text:p></draw:text-box></draw:frame><draw:frame draw:style-name="gr18" draw:text-style-name="P72" svg:width="0.694cm" svg:height="0.74cm" svg:x="7.583cm" svg:y="0.025cm"><draw:text-box><text:p text:style-name="P70"><text:span text:style-name="T44">y</text:span></text:p></draw:text-box></draw:frame><draw:frame draw:style-name="gr73" draw:text-style-name="P86" svg:width="1.066cm" svg:height="0.664cm" svg:x="8.105cm" svg:y="0.238cm"><draw:text-box><text:p text:style-name="P70"><text:span text:style-name="T50">..</text:span><text:span text:style-name="T50">..</text:span><text:span text:style-name="T50">.</text:span></text:p></draw:text-box></draw:frame><draw:line draw:style-name="gr74" draw:text-style-name="P84" svg:x1="2.186cm" svg:y1="0.586cm" svg:x2="7.645cm" svg:y2="0.586cm"><text:p/></draw:line><draw:line draw:style-name="gr4" draw:text-style-name="P87" svg:x1="6.649cm" svg:y1="1.475cm" svg:x2="6.649cm" svg:y2="1.676cm"><text:p/></draw:line><draw:frame draw:style-name="gr6" draw:text-style-name="P85" svg:width="0.727cm" svg:height="0.664cm" svg:x="1.831cm" svg:y="0.984cm"><draw:text-box><text:p text:style-name="P70"><text:span text:style-name="T43">E</text:span></text:p></draw:text-box></draw:frame><draw:frame draw:style-name="gr17" draw:text-style-name="P85" svg:width="0.708cm" svg:height="0.664cm" svg:x="6.301cm" svg:y="0.984cm"><draw:text-box><text:p text:style-name="P70"><text:span text:style-name="T43">F</text:span></text:p></draw:text-box></draw:frame><draw:line draw:style-name="gr7" draw:text-style-name="P87" svg:x1="0.592cm" svg:y1="1.592cm" svg:x2="7.642cm" svg:y2="1.592cm"><text:p/></draw:line><draw:line draw:style-name="gr4" draw:text-style-name="P87" svg:x1="2.186cm" svg:y1="1.475cm" svg:x2="2.186cm" svg:y2="1.676cm"><text:p/></draw:line><draw:frame draw:style-name="gr75" draw:text-style-name="P72" svg:width="0.717cm" svg:height="0.74cm" svg:x="0.032cm" svg:y="1.161cm"><draw:text-box><text:p text:style-name="P70"><text:span text:style-name="T44">u</text:span></text:p></draw:text-box></draw:frame><draw:frame draw:style-name="gr18" draw:text-style-name="P72" svg:width="0.694cm" svg:height="0.74cm" svg:x="7.459cm" svg:y="1.164cm"><draw:text-box><text:p text:style-name="P70"><text:span text:style-name="T44">v</text:span></text:p></draw:text-box></draw:frame><draw:frame draw:style-name="gr73" draw:text-style-name="P86" svg:width="1.066cm" svg:height="0.664cm" svg:x="8.105cm" svg:y="1.24cm"><draw:text-box><text:p text:style-name="P70"><text:span text:style-name="T50">..</text:span><text:span text:style-name="T50">..</text:span><text:span text:style-name="T50">.</text:span></text:p></draw:text-box></draw:frame><draw:line draw:style-name="gr4" draw:text-style-name="P87" svg:x1="6.675cm" svg:y1="2.481cm" svg:x2="6.675cm" svg:y2="2.682cm"><text:p/></draw:line><draw:frame draw:style-name="gr9" draw:text-style-name="P85" svg:width="0.752cm" svg:height="0.664cm" svg:x="1.845cm" svg:y="1.976cm"><draw:text-box><text:p text:style-name="P70"><text:span text:style-name="T43">C</text:span></text:p></draw:text-box></draw:frame><draw:frame draw:style-name="gr10" draw:text-style-name="P85" svg:width="0.777cm" svg:height="0.664cm" svg:x="6.294cm" svg:y="1.979cm"><draw:text-box><text:p text:style-name="P70"><text:span text:style-name="T43">D</text:span></text:p></draw:text-box></draw:frame><draw:line draw:style-name="gr76" draw:text-style-name="P87" svg:x1="0.592cm" svg:y1="2.588cm" svg:x2="7.639cm" svg:y2="2.59cm"><text:p/></draw:line><draw:line draw:style-name="gr4" draw:text-style-name="P87" svg:x1="2.214cm" svg:y1="2.481cm" svg:x2="2.214cm" svg:y2="2.682cm"><text:p/></draw:line><draw:frame draw:style-name="gr15" draw:text-style-name="P88" svg:width="0.787cm" svg:height="0.74cm" svg:x="0.028cm" svg:y="2.161cm"><draw:text-box><text:p text:style-name="P70"><text:span text:style-name="T45">w</text:span></text:p></draw:text-box></draw:frame><draw:frame draw:style-name="gr12" draw:text-style-name="P72" svg:width="0.623cm" svg:height="0.74cm" svg:x="7.553cm" svg:y="2.164cm"><draw:text-box><text:p text:style-name="P70"><text:span text:style-name="T44">t</text:span></text:p></draw:text-box></draw:frame><draw:frame draw:style-name="gr73" draw:text-style-name="P86" svg:width="1.066cm" svg:height="0.664cm" svg:x="8.132cm" svg:y="2.24cm"><draw:text-box><text:p text:style-name="P70"><text:span text:style-name="T50">..</text:span><text:span text:style-name="T50">..</text:span><text:span text:style-name="T50">.</text:span></text:p></draw:text-box></draw:frame><draw:line draw:style-name="gr77" draw:text-style-name="P89" svg:x1="2.174cm" svg:y1="1.595cm" svg:x2="6.64cm" svg:y2="1.595cm"><text:p/></draw:line><draw:line draw:style-name="gr78" draw:text-style-name="P84" svg:x1="0.592cm" svg:y1="2.581cm" svg:x2="7.639cm" svg:y2="2.581cm"><text:p/></draw:line><draw:line draw:style-name="gr4" draw:text-style-name="P87" svg:x1="6.642cm" svg:y1="5.479cm" svg:x2="6.642cm" svg:y2="5.678cm"><text:p/></draw:line><draw:frame draw:style-name="gr9" draw:text-style-name="P85" svg:width="0.752cm" svg:height="0.664cm" svg:x="1.808cm" svg:y="4.965cm"><draw:text-box><text:p text:style-name="P70"><text:span text:style-name="T43">C</text:span></text:p></draw:text-box></draw:frame><draw:frame draw:style-name="gr17" draw:text-style-name="P85" svg:width="0.708cm" svg:height="0.664cm" svg:x="6.292cm" svg:y="4.965cm"><draw:text-box><text:p text:style-name="P70"><text:span text:style-name="T43">F</text:span></text:p></draw:text-box></draw:frame><draw:line draw:style-name="gr7" draw:text-style-name="P87" svg:x1="0.592cm" svg:y1="5.576cm" svg:x2="7.639cm" svg:y2="5.576cm"><text:p/></draw:line><draw:line draw:style-name="gr4" draw:text-style-name="P87" svg:x1="2.183cm" svg:y1="5.479cm" svg:x2="2.183cm" svg:y2="5.678cm"><text:p/></draw:line><draw:frame draw:style-name="gr73" draw:text-style-name="P86" svg:width="1.066cm" svg:height="0.664cm" svg:x="8.1cm" svg:y="5.237cm"><draw:text-box><text:p text:style-name="P70"><text:span text:style-name="T50">..</text:span><text:span text:style-name="T50">..</text:span><text:span text:style-name="T50">.</text:span></text:p></draw:text-box></draw:frame><draw:frame draw:style-name="gr10" draw:text-style-name="P85" svg:width="0.777cm" svg:height="0.664cm" svg:x="3.288cm" svg:y="4.965cm"><draw:text-box><text:p text:style-name="P70"><text:span text:style-name="T43">D</text:span></text:p></draw:text-box></draw:frame><draw:line draw:style-name="gr4" draw:text-style-name="P87" svg:x1="3.666cm" svg:y1="5.479cm" svg:x2="3.666cm" svg:y2="5.678cm"><text:p/></draw:line><draw:frame draw:style-name="gr5" draw:text-style-name="P85" svg:width="0.747cm" svg:height="0.664cm" svg:x="4.939cm" svg:y="4.965cm"><draw:text-box><text:p text:style-name="P70"><text:span text:style-name="T43">A</text:span></text:p></draw:text-box></draw:frame><draw:line draw:style-name="gr4" draw:text-style-name="P87" svg:x1="5.307cm" svg:y1="5.479cm" svg:x2="5.307cm" svg:y2="5.678cm"><text:p/></draw:line><draw:line draw:style-name="gr4" draw:text-style-name="P87" svg:x1="6.775cm" svg:y1="3.477cm" svg:x2="6.775cm" svg:y2="3.675cm"><text:p/></draw:line><draw:frame draw:style-name="gr79" draw:text-style-name="P85" svg:width="0.77cm" svg:height="0.664cm" svg:x="1.402cm" svg:y="2.997cm"><draw:text-box><text:p text:style-name="P70"><text:span text:style-name="T43">H</text:span></text:p></draw:text-box></draw:frame><draw:frame draw:style-name="gr80" draw:text-style-name="P85" svg:width="0.703cm" svg:height="0.664cm" svg:x="6.426cm" svg:y="2.963cm"><draw:text-box><text:p text:style-name="P70"><text:span text:style-name="T43">L</text:span></text:p></draw:text-box></draw:frame><draw:line draw:style-name="gr7" draw:text-style-name="P87" svg:x1="0.592cm" svg:y1="3.597cm" svg:x2="7.639cm" svg:y2="3.597cm"><text:p/></draw:line><draw:line draw:style-name="gr4" draw:text-style-name="P87" svg:x1="1.783cm" svg:y1="3.477cm" svg:x2="1.783cm" svg:y2="3.675cm"><text:p/></draw:line><draw:frame draw:style-name="gr18" draw:text-style-name="P72" svg:width="0.694cm" svg:height="0.74cm" svg:x="0cm" svg:y="3.161cm"><draw:text-box><text:p text:style-name="P70"><text:span text:style-name="T44">v</text:span></text:p></draw:text-box></draw:frame><draw:frame draw:style-name="gr75" draw:text-style-name="P72" svg:width="0.717cm" svg:height="0.74cm" svg:x="7.507cm" svg:y="3.157cm"><draw:text-box><text:p text:style-name="P70"><text:span text:style-name="T44">u</text:span></text:p></draw:text-box></draw:frame><draw:frame draw:style-name="gr73" draw:text-style-name="P86" svg:width="1.066cm" svg:height="0.664cm" svg:x="8.102cm" svg:y="3.233cm"><draw:text-box><text:p text:style-name="P70"><text:span text:style-name="T50">..</text:span><text:span text:style-name="T50">..</text:span><text:span text:style-name="T50">.</text:span></text:p></draw:text-box></draw:frame><draw:line draw:style-name="gr4" draw:text-style-name="P87" svg:x1="4.416cm" svg:y1="3.477cm" svg:x2="4.416cm" svg:y2="3.675cm"><text:p/></draw:line><draw:frame draw:style-name="gr81" draw:text-style-name="P85" svg:width="0.736cm" svg:height="0.664cm" svg:x="4.053cm" svg:y="2.963cm"><draw:text-box><text:p text:style-name="P70"><text:span text:style-name="T43">K</text:span></text:p></draw:text-box></draw:frame><draw:frame draw:style-name="gr10" draw:text-style-name="P85" svg:width="0.777cm" svg:height="0.664cm" svg:x="2.835cm" svg:y="2.963cm"><draw:text-box><text:p text:style-name="P70"><text:span text:style-name="T43">D</text:span></text:p></draw:text-box></draw:frame><draw:line draw:style-name="gr4" draw:text-style-name="P87" svg:x1="3.221cm" svg:y1="3.477cm" svg:x2="3.221cm" svg:y2="3.675cm"><text:p/></draw:line><draw:frame draw:style-name="gr82" draw:text-style-name="P85" svg:width="0.729cm" svg:height="0.664cm" svg:x="5.248cm" svg:y="2.963cm"><draw:text-box><text:p text:style-name="P70"><text:span text:style-name="T43">S</text:span></text:p></draw:text-box></draw:frame><draw:line draw:style-name="gr4" draw:text-style-name="P87" svg:x1="5.608cm" svg:y1="3.477cm" svg:x2="5.608cm" svg:y2="3.675cm"><text:p/></draw:line><draw:line draw:style-name="gr4" draw:text-style-name="P87" svg:x1="6.642cm" svg:y1="4.486cm" svg:x2="6.642cm" svg:y2="4.684cm"><text:p/></draw:line><draw:frame draw:style-name="gr83" draw:text-style-name="P85" svg:width="0.81cm" svg:height="0.664cm" svg:x="1.78cm" svg:y="3.986cm"><draw:text-box><text:p text:style-name="P70"><text:span text:style-name="T43">M</text:span></text:p></draw:text-box></draw:frame><draw:frame draw:style-name="gr84" draw:text-style-name="P85" svg:width="0.784cm" svg:height="0.664cm" svg:x="6.253cm" svg:y="3.971cm"><draw:text-box><text:p text:style-name="P70"><text:span text:style-name="T43">O</text:span></text:p></draw:text-box></draw:frame><draw:line draw:style-name="gr7" draw:text-style-name="P87" svg:x1="0.592cm" svg:y1="4.576cm" svg:x2="7.639cm" svg:y2="4.576cm"><text:p/></draw:line><draw:line draw:style-name="gr4" draw:text-style-name="P87" svg:x1="2.183cm" svg:y1="4.486cm" svg:x2="2.183cm" svg:y2="4.684cm"><text:p/></draw:line><draw:frame draw:style-name="gr18" draw:text-style-name="P72" svg:width="0.694cm" svg:height="0.74cm" svg:x="0.062cm" svg:y="4.216cm"><draw:text-box><text:p text:style-name="P70"><text:span text:style-name="T44">y</text:span></text:p></draw:text-box></draw:frame><draw:frame draw:style-name="gr13" draw:text-style-name="P72" svg:width="0.669cm" svg:height="0.74cm" svg:x="7.546cm" svg:y="4.041cm"><draw:text-box><text:p text:style-name="P70"><text:span text:style-name="T44">z</text:span></text:p></draw:text-box></draw:frame><draw:frame draw:style-name="gr73" draw:text-style-name="P86" svg:width="1.066cm" svg:height="0.664cm" svg:x="8.1cm" svg:y="4.242cm"><draw:text-box><text:p text:style-name="P70"><text:span text:style-name="T50">..</text:span><text:span text:style-name="T50">..</text:span><text:span text:style-name="T50">.</text:span></text:p></draw:text-box></draw:frame><draw:line draw:style-name="gr4" draw:text-style-name="P87" svg:x1="4.536cm" svg:y1="4.479cm" svg:x2="4.536cm" svg:y2="4.677cm"><text:p/></draw:line><draw:frame draw:style-name="gr79" draw:text-style-name="P85" svg:width="0.77cm" svg:height="0.664cm" svg:x="4.154cm" svg:y="3.962cm"><draw:text-box><text:p text:style-name="P70"><text:span text:style-name="T43">N</text:span></text:p></draw:text-box></draw:frame><draw:line draw:style-name="gr85" draw:text-style-name="P87" svg:x1="1.783cm" svg:y1="3.587cm" svg:x2="5.607cm" svg:y2="3.587cm"><text:p/></draw:line><draw:line draw:style-name="gr85" draw:text-style-name="P87" svg:x1="0.563cm" svg:y1="5.592cm" svg:x2="5.307cm" svg:y2="5.592cm"><text:p/></draw:line><draw:line draw:style-name="gr74" draw:text-style-name="P87" svg:x1="2.183cm" svg:y1="4.583cm" svg:x2="6.644cm" svg:y2="4.583cm"><text:p/></draw:line></draw:g></text:p>
      <text:p text:style-name="P26"/>
      <text:list xml:id="list140641085130057" text:continue-numbering="true" text:style-name="_5f_Numérotation_20_des_20_exercices_20_livrets">
        <text:list-item>
          <text:h text:style-name="P61" text:outline-level="1">Complète le texte suivant avec les symboles [, ], ( et ) ainsi que les lettres A, B, C et D uniquement :</text:h>
        </text:list-item>
      </text:list>
      <text:p text:style-name="P26"><draw:g text:anchor-type="paragraph" draw:z-index="16" draw:name="Shape10" draw:style-name="gr54"><draw:frame draw:style-name="gr63" draw:text-style-name="P82" svg:width="0.727cm" svg:height="0.671cm" svg:x="1.328cm" svg:y="2.175cm"><draw:text-box><text:p text:style-name="P80"><text:span text:style-name="T49">E</text:span></text:p></draw:text-box></draw:frame><draw:frame draw:style-name="gr64" draw:text-style-name="P82" svg:width="0.752cm" svg:height="0.671cm" svg:x="3.371cm" svg:y="1.175cm"><draw:text-box><text:p text:style-name="P80"><text:span text:style-name="T49">C</text:span></text:p></draw:text-box></draw:frame><draw:frame draw:style-name="gr65" draw:text-style-name="P82" svg:width="0.747cm" svg:height="0.673cm" svg:x="5.471cm" svg:y="0.136cm"><draw:text-box><text:p text:style-name="P80"><text:span text:style-name="T49">B</text:span></text:p></draw:text-box></draw:frame><draw:frame draw:style-name="gr65" draw:text-style-name="P82" svg:width="0.747cm" svg:height="0.673cm" svg:x="5.671cm" svg:y="1.874cm"><draw:text-box><text:p text:style-name="P80"><text:span text:style-name="T49">A</text:span></text:p></draw:text-box></draw:frame><draw:frame draw:style-name="gr66" draw:text-style-name="P82" svg:width="0.708cm" svg:height="0.673cm" svg:x="5.329cm" svg:y="2.736cm"><draw:text-box><text:p text:style-name="P80"><text:span text:style-name="T49">F</text:span></text:p></draw:text-box></draw:frame><draw:frame draw:style-name="gr67" draw:text-style-name="P82" svg:width="0.777cm" svg:height="0.673cm" svg:x="4.872cm" svg:y="1.874cm"><draw:text-box><text:p text:style-name="P80"><text:span text:style-name="T49">D</text:span></text:p></draw:text-box></draw:frame><draw:g draw:style-name="gr30"><draw:line draw:style-name="gr68" draw:text-style-name="P83" svg:x1="1.369cm" svg:y1="2.936cm" svg:x2="3.769cm" svg:y2="1.736cm"><text:p/></draw:line><draw:line draw:style-name="gr69" draw:text-style-name="P83" svg:x1="3.771cm" svg:y1="1.738cm" svg:x2="6.771cm" svg:y2="0.238cm"><text:p/></draw:line><draw:line draw:style-name="gr70" draw:text-style-name="P83" svg:x1="1.369cm" svg:y1="2.736cm" svg:x2="6.807cm" svg:y2="2.364cm"><text:p/></draw:line><draw:line draw:style-name="gr68" draw:text-style-name="P83" svg:x1="1.771cm" svg:y1="0.736cm" svg:x2="3.771cm" svg:y2="1.736cm"><text:p/></draw:line><draw:line draw:style-name="gr71" draw:text-style-name="P83" svg:x1="3.771cm" svg:y1="1.736cm" svg:x2="5.252cm" svg:y2="2.48cm"><text:p/></draw:line><draw:line draw:style-name="gr68" draw:text-style-name="P83" svg:x1="5.269cm" svg:y1="2.494cm" svg:x2="6.75cm" svg:y2="3.238cm"><text:p/></draw:line><draw:line draw:style-name="gr68" draw:text-style-name="P83" svg:x1="5.272cm" svg:y1="2.494cm" svg:x2="6.753cm" svg:y2="3.238cm"><text:p/></draw:line><draw:line draw:style-name="gr68" draw:text-style-name="P83" svg:x1="5.871cm" svg:y1="2.436cm" svg:x2="5.971cm" svg:y2="3.336cm"><text:p/></draw:line><draw:line draw:style-name="gr72" draw:text-style-name="P83" svg:x1="5.59cm" svg:y1="-0.102cm" svg:x2="5.871cm" svg:y2="2.436cm"><text:p/></draw:line></draw:g></draw:g></text:p>
      <text:p text:style-name="P28"/>
      <text:p text:style-name="P26"/>
      <text:p text:style-name="P26"/>
      <text:p text:style-name="P26"/>
      <text:p text:style-name="P26"/>
      <text:list xml:id="list140641113483396" text:continue-numbering="true" text:style-name="_5f_Numérotation_20_des_20_exercices_20_livrets">
        <text:list-item>
          <text:list>
            <text:list-item>
              <text:p text:style-name="P52">En orange, on a représenté <text:span text:style-name="_5f_pointillés_20_gris">……………..</text:span></text:p>
            </text:list-item>
            <text:list-item>
              <text:p text:style-name="P52">En vert, on a représenté <text:span text:style-name="_5f_pointillés_20_gris">………………..</text:span></text:p>
            </text:list-item>
            <text:list-item>
              <text:p text:style-name="P50"><text:span text:style-name="T30">En bleu, on a représenté </text:span><text:span text:style-name="_5f_pointillés_20_gris"><text:span text:style-name="T30">………………..</text:span></text:span></text:p>
            </text:list-item>
            <text:list-item>
              <text:p text:style-name="P50"><text:span text:style-name="T30">En </text:span><text:span text:style-name="T31">violet</text:span><text:span text:style-name="T30">, on a représenté </text:span><text:span text:style-name="_5f_pointillés_20_gris"><text:span text:style-name="T30">………………..</text:span></text:span></text:p>
            </text:list-item>
          </text:list>
        </text:list-item>
      </text:list>
      <text:p text:style-name="P26"><text:span text:style-name="_5f_pointillés_20_gris"/></text:p>
      <text:list xml:id="list140639593721446" text:continue-numbering="true" text:style-name="_5f_Numérotation_20_des_20_exercices_20_livrets">
        <text:list-item>
          <text:h text:style-name="P65" text:outline-level="1">Traduis en écriture mathématique, puis illustre en complétant la figure.</text:h>
          <text:list>
            <text:list-item>
              <text:p text:style-name="P53"><text:span text:style-name="T33">Le segment qui a pour extrémités A et B : </text:span><text:span text:style-name="_5f_pointillés_20_gris"><text:span text:style-name="T33">………</text:span></text:span></text:p>
            </text:list-item>
          </text:list>
        </text:list-item>
      </text:list>
      <text:p text:style-name="P26"><draw:g text:anchor-type="paragraph" draw:z-index="17" draw:name="Shape11_1" draw:style-name="gr54"><draw:g draw:style-name="gr30"><draw:g draw:style-name="gr30"><draw:line draw:style-name="gr7" draw:text-style-name="P79" svg:x1="2.692cm" svg:y1="0.534cm" svg:x2="2.881cm" svg:y2="0.733cm"><text:p/></draw:line><draw:line draw:style-name="gr7" draw:text-style-name="P79" svg:x1="2.872cm" svg:y1="0.534cm" svg:x2="2.681cm" svg:y2="0.733cm"><text:p/></draw:line></draw:g><draw:frame draw:style-name="gr61" draw:text-style-name="P81" svg:width="0.773cm" svg:height="0.708cm" svg:x="2.429cm" svg:y="-0.175cm"><draw:text-box><text:p text:style-name="P80"><text:span text:style-name="T48">A</text:span></text:p></draw:text-box></draw:frame></draw:g><draw:g draw:style-name="gr30"><draw:g draw:style-name="gr30"><draw:line draw:style-name="gr7" draw:text-style-name="P79" svg:x1="5.792cm" svg:y1="0.538cm" svg:x2="5.981cm" svg:y2="0.737cm"><text:p/></draw:line><draw:line draw:style-name="gr7" draw:text-style-name="P79" svg:x1="5.972cm" svg:y1="0.538cm" svg:x2="5.781cm" svg:y2="0.737cm"><text:p/></draw:line></draw:g><draw:frame draw:style-name="gr62" draw:text-style-name="P81" svg:width="0.775cm" svg:height="0.708cm" svg:x="5.528cm" svg:y="-0.166cm"><draw:text-box><text:p text:style-name="P80"><text:span text:style-name="T48">B</text:span></text:p></draw:text-box></draw:frame></draw:g></draw:g></text:p>
      <text:p text:style-name="P26"/>
      <text:list xml:id="list140641600278154" text:continue-numbering="true" text:style-name="_5f_Numérotation_20_des_20_exercices_20_livrets">
        <text:list-item>
          <text:list>
            <text:list-item>
              <text:p text:style-name="P50"><text:span text:style-name="T33">La droite passant par A et B : </text:span><text:span text:style-name="_5f_pointillés_20_gris"><text:span text:style-name="T33">………</text:span></text:span></text:p>
            </text:list-item>
          </text:list>
        </text:list-item>
      </text:list>
      <text:p text:style-name="P26"><draw:g text:anchor-type="paragraph" draw:z-index="18" draw:name="Shape11_2" draw:style-name="gr54"><draw:g draw:style-name="gr30"><draw:g draw:style-name="gr30"><draw:line draw:style-name="gr7" draw:text-style-name="P79" svg:x1="2.692cm" svg:y1="0.603cm" svg:x2="2.881cm" svg:y2="0.802cm"><text:p/></draw:line><draw:line draw:style-name="gr7" draw:text-style-name="P79" svg:x1="2.872cm" svg:y1="0.603cm" svg:x2="2.681cm" svg:y2="0.802cm"><text:p/></draw:line></draw:g><draw:frame draw:style-name="gr61" draw:text-style-name="P81" svg:width="0.773cm" svg:height="0.708cm" svg:x="2.429cm" svg:y="-0.106cm"><draw:text-box><text:p text:style-name="P80"><text:span text:style-name="T48">A</text:span></text:p></draw:text-box></draw:frame></draw:g><draw:g draw:style-name="gr30"><draw:g draw:style-name="gr30"><draw:line draw:style-name="gr7" draw:text-style-name="P79" svg:x1="5.792cm" svg:y1="0.611cm" svg:x2="5.981cm" svg:y2="0.81cm"><text:p/></draw:line><draw:line draw:style-name="gr7" draw:text-style-name="P79" svg:x1="5.972cm" svg:y1="0.611cm" svg:x2="5.781cm" svg:y2="0.81cm"><text:p/></draw:line></draw:g><draw:frame draw:style-name="gr62" draw:text-style-name="P81" svg:width="0.775cm" svg:height="0.708cm" svg:x="5.528cm" svg:y="-0.097cm"><draw:text-box><text:p text:style-name="P80"><text:span text:style-name="T48">B</text:span></text:p></draw:text-box></draw:frame></draw:g></draw:g></text:p>
      <text:p text:style-name="P26"/>
      <text:list xml:id="list140640052097964" text:continue-numbering="true" text:style-name="_5f_Numérotation_20_des_20_exercices_20_livrets">
        <text:list-item>
          <text:list>
            <text:list-item>
              <text:p text:style-name="P50"><text:span text:style-name="T33">La demi-droite d’origine A passant par B : </text:span><text:span text:style-name="_5f_pointillés_20_gris"><text:span text:style-name="T33">………</text:span></text:span></text:p>
            </text:list-item>
          </text:list>
        </text:list-item>
      </text:list>
      <text:p text:style-name="P26"><draw:g text:anchor-type="paragraph" draw:z-index="19" draw:name="Shape11_3" draw:style-name="gr54"><draw:g draw:style-name="gr30"><draw:g draw:style-name="gr30"><draw:line draw:style-name="gr7" draw:text-style-name="P79" svg:x1="2.614cm" svg:y1="0.873cm" svg:x2="2.803cm" svg:y2="1.072cm"><text:p/></draw:line><draw:line draw:style-name="gr7" draw:text-style-name="P79" svg:x1="2.791cm" svg:y1="0.873cm" svg:x2="2.6cm" svg:y2="1.072cm"><text:p/></draw:line></draw:g><draw:frame draw:style-name="gr61" draw:text-style-name="P81" svg:width="0.773cm" svg:height="0.708cm" svg:x="2.351cm" svg:y="0.164cm"><draw:text-box><text:p text:style-name="P80"><text:span text:style-name="T48">A</text:span></text:p></draw:text-box></draw:frame></draw:g><draw:g draw:style-name="gr30"><draw:g draw:style-name="gr30"><draw:line draw:style-name="gr7" draw:text-style-name="P79" svg:x1="5.714cm" svg:y1="0.881cm" svg:x2="5.903cm" svg:y2="1.08cm"><text:p/></draw:line><draw:line draw:style-name="gr7" draw:text-style-name="P79" svg:x1="5.892cm" svg:y1="0.881cm" svg:x2="5.701cm" svg:y2="1.08cm"><text:p/></draw:line></draw:g><draw:frame draw:style-name="gr62" draw:text-style-name="P81" svg:width="0.775cm" svg:height="0.708cm" svg:x="5.45cm" svg:y="0.173cm"><draw:text-box><text:p text:style-name="P80"><text:span text:style-name="T48">B</text:span></text:p></draw:text-box></draw:frame></draw:g></draw:g></text:p>
      <text:p text:style-name="P26"/>
      <text:list xml:id="list140639882817735" text:continue-numbering="true" text:style-name="_5f_Numérotation_20_des_20_exercices_20_livrets">
        <text:list-item>
          <text:p text:style-name="P34"><text:span text:style-name="Bold_5f_niv1"><text:span text:style-name="T8">« Prends garde à la consigne »</text:span></text:span></text:p>
          <text:list>
            <text:list-item text:start-value="1">
              <text:p text:style-name="P44">Repasse en vert la partie de la droite dont les points appartiennent à [AB) mais pas à [CD).</text:p>
            </text:list-item>
          </text:list>
          <text:p text:style-name="P40"><draw:g text:anchor-type="paragraph" draw:z-index="21" draw:name="Shape16_0" draw:style-name="gr54"><draw:line draw:style-name="gr55" draw:text-style-name="P75" svg:x1="0cm" svg:y1="0.65cm" svg:x2="8.999cm" svg:y2="0.65cm"><text:p/></draw:line><draw:line draw:style-name="gr55" draw:text-style-name="P75" svg:x1="5.831cm" svg:y1="0.549cm" svg:x2="5.831cm" svg:y2="0.748cm"><text:p/></draw:line><draw:line draw:style-name="gr55" draw:text-style-name="P75" svg:x1="8.26cm" svg:y1="0.549cm" svg:x2="8.26cm" svg:y2="0.748cm"><text:p/></draw:line><draw:line draw:style-name="gr55" draw:text-style-name="P75" svg:x1="3.51cm" svg:y1="0.549cm" svg:x2="3.51cm" svg:y2="0.748cm"><text:p/></draw:line><draw:frame draw:style-name="gr56" draw:text-style-name="P74" svg:width="0.276cm" svg:height="0.414cm" svg:x="8.126cm" svg:y="0.106cm"><draw:text-box><text:p text:style-name="P70"><text:span text:style-name="T46">D</text:span></text:p></draw:text-box></draw:frame><draw:frame draw:style-name="gr57" draw:text-style-name="P74" svg:width="0.246cm" svg:height="0.414cm" svg:x="5.711cm" svg:y="0.106cm"><draw:text-box><text:p text:style-name="P70"><text:span text:style-name="T46">B</text:span></text:p></draw:text-box></draw:frame><draw:frame draw:style-name="gr58" draw:text-style-name="P74" svg:width="0.251cm" svg:height="0.414cm" svg:x="3.388cm" svg:y="0.106cm"><draw:text-box><text:p text:style-name="P70"><text:span text:style-name="T46">C</text:span></text:p></draw:text-box></draw:frame><draw:frame draw:style-name="gr57" draw:text-style-name="P74" svg:width="0.246cm" svg:height="0.414cm" svg:x="0.601cm" svg:y="0.101cm"><draw:text-box><text:p text:style-name="P70"><text:span text:style-name="T46">A</text:span></text:p></draw:text-box></draw:frame><draw:line draw:style-name="gr55" draw:text-style-name="P75" svg:x1="0.72cm" svg:y1="0.553cm" svg:x2="0.72cm" svg:y2="0.751cm"><text:p/></draw:line></draw:g></text:p>
          <text:list text:continue-numbering="true">
            <text:list-item>
              <text:p text:style-name="P45">Repasse en <text:span text:style-name="T34">rouge</text:span> la partie de la droite dont les points appartiennent à la fois à [AB) et à [DC) mais pas à [EF].</text:p>
            </text:list-item>
          </text:list>
          <text:p text:style-name="P40"><draw:g text:anchor-type="paragraph" draw:z-index="20" draw:name="Shape17" draw:style-name="gr54"><draw:line draw:style-name="gr55" draw:text-style-name="P75" svg:x1="0.526cm" svg:y1="0.531cm" svg:x2="0.526cm" svg:y2="0.729cm"><text:p/></draw:line><draw:frame draw:style-name="gr56" draw:text-style-name="P74" svg:width="0.276cm" svg:height="0.414cm" svg:x="8.336cm" svg:y="0.101cm"><draw:text-box><text:p text:style-name="P70"><text:span text:style-name="T46">D</text:span></text:p></draw:text-box></draw:frame><draw:frame draw:style-name="gr57" draw:text-style-name="P74" svg:width="0.246cm" svg:height="0.414cm" svg:x="5.812cm" svg:y="0.101cm"><draw:text-box><text:p text:style-name="P70"><text:span text:style-name="T46">B</text:span></text:p></draw:text-box></draw:frame><draw:frame draw:style-name="gr58" draw:text-style-name="P74" svg:width="0.251cm" svg:height="0.414cm" svg:x="1.859cm" svg:y="0.106cm"><draw:text-box><text:p text:style-name="P70"><text:span text:style-name="T46">C</text:span></text:p></draw:text-box></draw:frame><draw:frame draw:style-name="gr57" draw:text-style-name="P74" svg:width="0.246cm" svg:height="0.414cm" svg:x="0.402cm" svg:y="0.106cm"><draw:text-box><text:p text:style-name="P70"><text:span text:style-name="T46">A</text:span></text:p></draw:text-box></draw:frame><draw:frame draw:style-name="gr59" draw:text-style-name="P74" svg:width="0.207cm" svg:height="0.414cm" svg:x="4.801cm" svg:y="0.101cm"><draw:text-box><text:p text:style-name="P70"><text:span text:style-name="T46">F</text:span></text:p></draw:text-box></draw:frame><draw:frame draw:style-name="gr60" draw:text-style-name="P74" svg:width="0.227cm" svg:height="0.414cm" svg:x="3.332cm" svg:y="0.106cm"><draw:text-box><text:p text:style-name="P70"><text:span text:style-name="T46">E</text:span></text:p></draw:text-box></draw:frame><draw:line draw:style-name="gr55" draw:text-style-name="P75" svg:x1="1.984cm" svg:y1="0.531cm" svg:x2="1.984cm" svg:y2="0.727cm"><text:p/></draw:line><draw:line draw:style-name="gr55" draw:text-style-name="P75" svg:x1="3.447cm" svg:y1="0.531cm" svg:x2="3.447cm" svg:y2="0.727cm"><text:p/></draw:line><draw:line draw:style-name="gr55" draw:text-style-name="P75" svg:x1="4.904cm" svg:y1="0.531cm" svg:x2="4.904cm" svg:y2="0.729cm"><text:p/></draw:line><draw:line draw:style-name="gr55" draw:text-style-name="P75" svg:x1="5.935cm" svg:y1="0.531cm" svg:x2="5.935cm" svg:y2="0.727cm"><text:p/></draw:line><draw:line draw:style-name="gr55" draw:text-style-name="P75" svg:x1="8.475cm" svg:y1="0.531cm" svg:x2="8.475cm" svg:y2="0.727cm"><text:p/></draw:line><draw:line draw:style-name="gr55" draw:text-style-name="P75" svg:x1="0cm" svg:y1="0.605cm" svg:x2="8.999cm" svg:y2="0.605cm"><text:p/></draw:line></draw:g></text:p>
        </text:list-item>
      </text:list>
      <text:h text:style-name="P59" text:outline-level="1"/>
      <text:list xml:id="list140640746227990" text:continue-numbering="true" text:style-name="_5f_Numérotation_20_des_20_exercices_20_livrets">
        <text:list-item>
          <text:p text:style-name="P35"><text:soft-page-break/><text:span text:style-name="Bold_5f_niv1"><text:span text:style-name="T8">Programme de construction</text:span></text:span></text:p>
        </text:list-item>
      </text:list>
      <text:p text:style-name="P33"><text:span text:style-name="T35">Entoure la</text:span> figure <text:span text:style-name="T34">qui </text:span>correspond <text:span text:style-name="T34">au programme de construction.</text:span></text:p>
      <text:list xml:id="list140639599657069" text:continue-numbering="true" text:style-name="_5f_Numérotation_20_des_20_exercices_20_livrets">
        <text:list-item>
          <text:list>
            <text:list-item>
              <text:list>
                <text:list-item>
                  <text:p text:style-name="P43">Place trois points A, B et C non alignés. </text:p>
                </text:list-item>
                <text:list-item>
                  <text:p text:style-name="P43">Trace le segment [AB].</text:p>
                </text:list-item>
                <text:list-item>
                  <text:p text:style-name="P43"><text:span text:style-name="T36">Trace </text:span>la droite (AC).</text:p>
                </text:list-item>
                <text:list-item>
                  <text:p text:style-name="P43"><text:span text:style-name="T36">Trace</text:span> la demi-droite [BC).</text:p>
                </text:list-item>
              </text:list>
            </text:list-item>
          </text:list>
        </text:list-item>
      </text:list>
      <text:p text:style-name="P30"><text:span text:style-name="_5f_pointillés_20_gris"><text:span text:style-name="T24"><draw:g text:anchor-type="as-char" draw:z-index="22" draw:name="Shape20" draw:style-name="gr3"><draw:frame draw:style-name="gr50" draw:text-style-name="P77" svg:width="0.272cm" svg:height="0.414cm" svg:x="0cm" svg:y="1.519cm"><draw:text-box><text:p text:style-name="P70"><text:span text:style-name="T47">A</text:span></text:p></draw:text-box></draw:frame><draw:frame draw:style-name="gr51" draw:text-style-name="P77" svg:width="0.272cm" svg:height="0.414cm" svg:x="2cm" svg:y="1.55cm"><draw:text-box><text:p text:style-name="P70"><text:span text:style-name="T47">B</text:span></text:p></draw:text-box></draw:frame><draw:frame draw:style-name="gr52" draw:text-style-name="P77" svg:width="0.276cm" svg:height="0.414cm" svg:x="1.249cm" svg:y="0.224cm"><draw:text-box><text:p text:style-name="P70"><text:span text:style-name="T47">C</text:span></text:p></draw:text-box></draw:frame><draw:line draw:style-name="gr53" draw:text-style-name="P78" svg:x1="0.4cm" svg:y1="1.736cm" svg:x2="1.899cm" svg:y2="1.736cm"><text:p/></draw:line><draw:line draw:style-name="gr53" draw:text-style-name="P78" svg:x1="1.901cm" svg:y1="1.737cm" svg:x2="0.901cm" svg:y2="0.011cm"><text:p/></draw:line><draw:line draw:style-name="gr53" draw:text-style-name="P78" svg:x1="1.146cm" svg:y1="0.442cm" svg:x2="0.146cm" svg:y2="2.167cm"><text:p/></draw:line><draw:frame draw:style-name="gr51" draw:text-style-name="P77" svg:width="0.272cm" svg:height="0.414cm" svg:x="3cm" svg:y="1.519cm"><draw:text-box><text:p text:style-name="P70"><text:span text:style-name="T47">A</text:span></text:p></draw:text-box></draw:frame><draw:frame draw:style-name="gr51" draw:text-style-name="P77" svg:width="0.272cm" svg:height="0.414cm" svg:x="5.001cm" svg:y="1.55cm"><draw:text-box><text:p text:style-name="P70"><text:span text:style-name="T47">B</text:span></text:p></draw:text-box></draw:frame><draw:frame draw:style-name="gr52" draw:text-style-name="P77" svg:width="0.276cm" svg:height="0.414cm" svg:x="4.247cm" svg:y="0.224cm"><draw:text-box><text:p text:style-name="P70"><text:span text:style-name="T47">C</text:span></text:p></draw:text-box></draw:frame><draw:line draw:style-name="gr53" draw:text-style-name="P78" svg:x1="3.398cm" svg:y1="1.736cm" svg:x2="4.897cm" svg:y2="1.736cm"><text:p/></draw:line><draw:line draw:style-name="gr53" draw:text-style-name="P78" svg:x1="4.896cm" svg:y1="1.737cm" svg:x2="3.896cm" svg:y2="0.011cm"><text:p/></draw:line><draw:line draw:style-name="gr53" draw:text-style-name="P78" svg:x1="4.399cm" svg:y1="0.011cm" svg:x2="3.15cm" svg:y2="2.165cm"><text:p/></draw:line><draw:frame draw:style-name="gr51" draw:text-style-name="P77" svg:width="0.272cm" svg:height="0.414cm" svg:x="6.001cm" svg:y="1.517cm"><draw:text-box><text:p text:style-name="P70"><text:span text:style-name="T47">A</text:span></text:p></draw:text-box></draw:frame><draw:frame draw:style-name="gr51" draw:text-style-name="P77" svg:width="0.272cm" svg:height="0.414cm" svg:x="7.999cm" svg:y="1.55cm"><draw:text-box><text:p text:style-name="P70"><text:span text:style-name="T47">B</text:span></text:p></draw:text-box></draw:frame><draw:frame draw:style-name="gr52" draw:text-style-name="P77" svg:width="0.276cm" svg:height="0.414cm" svg:x="7.248cm" svg:y="0.224cm"><draw:text-box><text:p text:style-name="P70"><text:span text:style-name="T47">C</text:span></text:p></draw:text-box></draw:frame><draw:line draw:style-name="gr53" draw:text-style-name="P78" svg:x1="6.399cm" svg:y1="1.734cm" svg:x2="7.9cm" svg:y2="1.734cm"><text:p/></draw:line><draw:line draw:style-name="gr53" draw:text-style-name="P78" svg:x1="7.9cm" svg:y1="1.734cm" svg:x2="7.147cm" svg:y2="0.436cm"><text:p/></draw:line><draw:line draw:style-name="gr53" draw:text-style-name="P78" svg:x1="7.402cm" svg:y1="0cm" svg:x2="6.148cm" svg:y2="2.163cm"><text:p/></draw:line></draw:g></text:span></text:span></text:p>
      <text:p text:style-name="P30"><text:span text:style-name="_5f_pointillés_20_gris"><text:span text:style-name="T24"/></text:span></text:p>
      <text:list xml:id="list140639993348005" text:continue-numbering="true" text:style-name="_5f_Numérotation_20_des_20_exercices_20_livrets">
        <text:list-item>
          <text:h text:style-name="P58" text:outline-level="1">Complète avec <text:span text:style-name="T37"> </text:span>ou <text:span text:style-name="T37">∉.</text:span></text:h>
          <text:p text:style-name="P37"><draw:g text:anchor-type="as-char" svg:y="-0.339cm" draw:z-index="23" draw:name="Shape13_0" draw:style-name="gr31"><draw:line draw:style-name="gr22" draw:text-style-name="P73" svg:x1="0cm" svg:y1="0.503cm" svg:x2="7.5cm" svg:y2="0.503cm"><text:p/></draw:line><draw:line draw:style-name="gr22" draw:text-style-name="P73" svg:x1="0.852cm" svg:y1="0.6cm" svg:x2="0.852cm" svg:y2="0.399cm"><text:p/></draw:line><draw:frame draw:style-name="gr47" draw:text-style-name="P74" svg:width="0.269cm" svg:height="0.414cm" svg:x="0.721cm" svg:y="0cm"><draw:text-box><text:p text:style-name="P70"><text:span text:style-name="T46">N</text:span></text:p></draw:text-box></draw:frame><draw:frame draw:style-name="gr48" draw:text-style-name="P74" svg:width="0.276cm" svg:height="0.414cm" svg:x="2.847cm" svg:y="0cm"><draw:text-box><text:p text:style-name="P70"><text:span text:style-name="T46">D</text:span></text:p></draw:text-box></draw:frame><draw:line draw:style-name="gr22" draw:text-style-name="P73" svg:x1="2.983cm" svg:y1="0.6cm" svg:x2="2.983cm" svg:y2="0.399cm"><text:p/></draw:line><draw:line draw:style-name="gr22" draw:text-style-name="P73" svg:x1="5.973cm" svg:y1="0.6cm" svg:x2="5.973cm" svg:y2="0.399cm"><text:p/></draw:line><draw:frame draw:style-name="gr49" draw:text-style-name="P74" svg:width="0.251cm" svg:height="0.414cm" svg:x="5.849cm" svg:y="0cm"><draw:text-box><text:p text:style-name="P70"><text:span text:style-name="T46">C</text:span></text:p></draw:text-box></draw:frame></draw:g></text:p>
        </text:list-item>
      </text:list>
      <text:section text:style-name="Sect1" text:name="Section1">
        <text:list xml:id="list140640814066964" text:continue-list="list140639993348005" text:style-name="_5f_Numérotation_20_des_20_exercices_20_livrets">
          <text:list-item>
            <text:list>
              <text:list-item text:start-value="1">
                <text:p text:style-name="P51">N <text:span text:style-name="_5f_pointillés_20_gris">......</text:span> [DC]</text:p>
              </text:list-item>
              <text:list-item>
                <text:p text:style-name="P51">N <text:span text:style-name="_5f_pointillés_20_gris">......</text:span> [DC)</text:p>
              </text:list-item>
              <text:list-item>
                <text:p text:style-name="P51">N <text:span text:style-name="_5f_pointillés_20_gris">......</text:span> (DC)</text:p>
              </text:list-item>
              <text:list-item>
                <text:p text:style-name="P51">D <text:span text:style-name="_5f_pointillés_20_gris">......</text:span> [CN)</text:p>
              </text:list-item>
              <text:list-item>
                <text:p text:style-name="P51">D <text:span text:style-name="_5f_pointillés_20_gris">...... </text:span>[NC)</text:p>
              </text:list-item>
              <text:list-item>
                <text:p text:style-name="P51"><text:s/>C <text:span text:style-name="_5f_pointillés_20_gris">......</text:span> (ND)</text:p>
              </text:list-item>
              <text:list-item>
                <text:p text:style-name="P51">C <text:span text:style-name="_5f_pointillés_20_gris">......</text:span> [DN)</text:p>
              </text:list-item>
              <text:list-item>
                <text:p text:style-name="P51">D <text:span text:style-name="_5f_pointillés_20_gris">......</text:span> [DC)</text:p>
              </text:list-item>
            </text:list>
          </text:list-item>
        </text:list>
      </text:section>
      <text:h text:style-name="P66" text:outline-level="1"/>
      <text:list xml:id="list140639784893057" text:continue-numbering="true" text:style-name="_5f_Numérotation_20_des_20_exercices_20_livrets">
        <text:list-item>
          <text:h text:style-name="P58" text:outline-level="1">Complète avec <text:span text:style-name="T37"></text:span> ou <text:span text:style-name="T37">∉.</text:span></text:h>
        </text:list-item>
      </text:list>
      <text:p text:style-name="P31"><draw:g text:anchor-type="as-char" draw:z-index="25" draw:name="Shape14_0" draw:style-name="gr3"><draw:line draw:style-name="gr22" draw:text-style-name="P73" svg:x1="-0.001cm" svg:y1="1.041cm" svg:x2="7.499cm" svg:y2="1.041cm"><text:p/></draw:line><draw:line draw:style-name="gr22" draw:text-style-name="P73" svg:x1="6.999cm" svg:y1="4.173cm" svg:x2="0.998cm" svg:y2="1.041cm"><text:p/></draw:line><draw:line draw:style-name="gr22" draw:text-style-name="P73" svg:x1="6.498cm" svg:y1="0cm" svg:x2="1.998cm" svg:y2="3.653cm"><text:p/></draw:line><draw:line draw:style-name="gr22" draw:text-style-name="P73" svg:x1="7.064cm" svg:y1="0.948cm" svg:x2="7.064cm" svg:y2="1.156cm"><text:p/></draw:line><draw:line draw:style-name="gr22" draw:text-style-name="P73" svg:x1="6.224cm" svg:y1="3.623cm" svg:x2="6.011cm" svg:y2="3.847cm"><text:p/></draw:line><draw:frame draw:style-name="gr23" draw:text-style-name="P74" svg:width="0.311cm" svg:height="0.553cm" svg:x="0.778cm" svg:y="0.517cm"><draw:text-box><text:p text:style-name="P70"><text:span text:style-name="T46">Q</text:span></text:p></draw:text-box></draw:frame><draw:frame draw:style-name="gr24" draw:text-style-name="P74" svg:width="0.272cm" svg:height="0.518cm" svg:x="1.018cm" svg:y="2.161cm"><draw:text-box><text:p text:style-name="P70"><text:span text:style-name="T46">V</text:span></text:p></draw:text-box></draw:frame><draw:frame draw:style-name="gr25" draw:text-style-name="P74" svg:width="0.376cm" svg:height="0.518cm" svg:x="0.979cm" svg:y="3.893cm"><draw:text-box><text:p text:style-name="P70"><text:span text:style-name="T46">N</text:span></text:p></draw:text-box></draw:frame><draw:frame draw:style-name="gr26" draw:text-style-name="P74" svg:width="0.309cm" svg:height="0.971cm" svg:x="3.424cm" svg:y="1.875cm"><draw:text-box><text:p text:style-name="P70"><text:span text:style-name="T46">O</text:span></text:p><text:p text:style-name="P70"><text:span text:style-name="T46"/></text:p></draw:text-box></draw:frame><draw:frame draw:style-name="gr27" draw:text-style-name="P74" svg:width="0.272cm" svg:height="0.518cm" svg:x="6.324cm" svg:y="3.277cm"><draw:text-box><text:p text:style-name="P70"><text:span text:style-name="T46">Z</text:span></text:p></draw:text-box></draw:frame><draw:frame draw:style-name="gr24" draw:text-style-name="P74" svg:width="0.272cm" svg:height="0.518cm" svg:x="4.962cm" svg:y="0.618cm"><draw:text-box><text:p text:style-name="P70"><text:span text:style-name="T46">X</text:span></text:p></draw:text-box></draw:frame><draw:frame draw:style-name="gr28" draw:text-style-name="P74" svg:width="0.309cm" svg:height="0.488cm" svg:x="6.909cm" svg:y="1.24cm"><draw:text-box><text:p text:style-name="P70"><text:span text:style-name="T46">M</text:span></text:p></draw:text-box></draw:frame><draw:line draw:style-name="gr22" draw:text-style-name="P75" svg:x1="1.954cm" svg:y1="3.586cm" svg:x2="2.111cm" svg:y2="3.762cm"><text:p/></draw:line><draw:frame draw:style-name="gr29" draw:text-style-name="P74" svg:width="0.496cm" svg:height="0.496cm" svg:x="1.662cm" svg:y="3.33cm"><draw:text-box><text:p text:style-name="P70"><text:span text:style-name="T46">L</text:span></text:p></draw:text-box></draw:frame><draw:line draw:style-name="gr22" draw:text-style-name="P73" svg:x1="1.356cm" svg:y1="2.489cm" svg:x2="1.543cm" svg:y2="2.281cm"><text:p/></draw:line><draw:line draw:style-name="gr22" draw:text-style-name="P73" svg:x1="1.513cm" svg:y1="2.484cm" svg:x2="1.342cm" svg:y2="2.281cm"><text:p/></draw:line><draw:g draw:style-name="gr30"><draw:line draw:style-name="gr22" draw:text-style-name="P73" svg:x1="1.379cm" svg:y1="4.297cm" svg:x2="1.57cm" svg:y2="4.089cm"><text:p/></draw:line><draw:line draw:style-name="gr22" draw:text-style-name="P73" svg:x1="1.545cm" svg:y1="4.299cm" svg:x2="1.372cm" svg:y2="4.099cm"><text:p/></draw:line></draw:g></draw:g></text:p>
      <text:section text:style-name="Sect2" text:name="Section2">
        <text:list xml:id="list140641636045464" text:continue-list="list140639784893057" text:style-name="_5f_Numérotation_20_des_20_exercices_20_livrets">
          <text:list-item>
            <text:list>
              <text:list-item text:start-value="1">
                <text:p text:style-name="P51">X <text:span text:style-name="_5f_pointillés_20_gris">......</text:span> (QM) </text:p>
              </text:list-item>
              <text:list-item>
                <text:p text:style-name="P51">X <text:span text:style-name="_5f_pointillés_20_gris">......</text:span> [QM]</text:p>
              </text:list-item>
              <text:list-item>
                <text:p text:style-name="P51">Q <text:span text:style-name="_5f_pointillés_20_gris">......</text:span> [XM]</text:p>
              </text:list-item>
              <text:list-item>
                <text:p text:style-name="P51">X <text:span text:style-name="_5f_pointillés_20_gris">......</text:span> [QM)</text:p>
              </text:list-item>
              <text:list-item>
                <text:p text:style-name="P51">Q <text:span text:style-name="_5f_pointillés_20_gris">......</text:span> (OZ)</text:p>
              </text:list-item>
              <text:list-item>
                <text:p text:style-name="P51">Q <text:span text:style-name="_5f_pointillés_20_gris">......</text:span> [ZO]</text:p>
              </text:list-item>
              <text:list-item>
                <text:p text:style-name="P51">O <text:span text:style-name="_5f_pointillés_20_gris">......</text:span> [LX]</text:p>
              </text:list-item>
              <text:list-item>
                <text:p text:style-name="P51">L <text:span text:style-name="_5f_pointillés_20_gris">......</text:span> [XO]</text:p>
              </text:list-item>
              <text:list-item>
                <text:p text:style-name="P51">L <text:span text:style-name="_5f_pointillés_20_gris">......</text:span> [XO<text:span text:style-name="T38">)</text:span></text:p>
              </text:list-item>
            </text:list>
          </text:list-item>
        </text:list>
      </text:section>
      <text:list xml:id="list140641409722559" text:continue-numbering="true" text:style-name="_5f_Numérotation_20_des_20_exercices_20_livrets">
        <text:list-header>
          <text:h text:style-name="P58" text:outline-level="1"/>
        </text:list-header>
        <text:list-item>
          <text:h text:style-name="P62" text:outline-level="1">Vrai <text:span text:style-name="T28">(V) </text:span>ou Faux (F) ?</text:h>
        </text:list-item>
      </text:list>
      <text:p text:style-name="P32"><text:span text:style-name="T39">Fais </text:span><text:span text:style-name="T21">des</text:span><text:span text:style-name="T39"> figure</text:span><text:span text:style-name="T40">s</text:span><text:span text:style-name="T39"> </text:span><text:span text:style-name="T40">sur une feuille de brouillon </text:span><text:span text:style-name="T39">pour t’aider à trouver les réponses.</text:span></text:p>
      <text:list xml:id="list140641550607586" text:continue-list="list140641409722559" text:style-name="_5f_Numérotation_20_des_20_exercices_20_livrets">
        <text:list-item>
          <text:list>
            <text:list-item text:start-value="1">
              <text:p text:style-name="P51">Si C <text:span text:style-name="T37"></text:span> (AB) alors A <text:span text:style-name="T37"></text:span> (BC) : <text:span text:style-name="_5f_pointillés_20_gris"><text:span text:style-name="T23">......</text:span></text:span></text:p>
            </text:list-item>
            <text:list-item>
              <text:p text:style-name="P51">Si E <text:span text:style-name="T37"></text:span> [DF] alors D <text:span text:style-name="T37"></text:span> [EF] :<text:span text:style-name="_5f_pointillés_20_gris"> ......</text:span></text:p>
            </text:list-item>
            <text:list-item>
              <text:p text:style-name="P51">Si C <text:span text:style-name="T37"></text:span> [AB) mais C <text:span text:style-name="T37">∉</text:span> [AB] alors A <text:span text:style-name="T37"></text:span> [CB) : <text:span text:style-name="_5f_pointillés_20_gris"><text:span text:style-name="T23">......</text:span></text:span></text:p>
            </text:list-item>
            <text:list-item>
              <text:p text:style-name="P51">Si C <text:span text:style-name="T37"></text:span> [BA) mais C <text:span text:style-name="T37">∉</text:span> [AB] alors B <text:span text:style-name="T37"></text:span> [AC) : <text:span text:style-name="_5f_pointillés_20_gris"><text:span text:style-name="T23">......</text:span></text:span></text:p>
            </text:list-item>
            <text:list-item>
              <text:p text:style-name="P51">Si C <text:span text:style-name="T37"></text:span> [BA) et <text:span text:style-name="T32">B</text:span> <text:span text:style-name="T37"></text:span> [A<text:span text:style-name="T32">C</text:span>) alors <text:span text:style-name="T32">C</text:span> <text:span text:style-name="T37"></text:span> [<text:span text:style-name="T32">AB]</text:span> : <text:span text:style-name="_5f_pointillés_20_gris"><text:span text:style-name="T23"><text:tab/>...…</text:span></text:span></text:p>
              <text:p text:style-name="P51"><text:span text:style-name="_5f_pointillés_20_gris"><text:span text:style-name="T23"/></text:span></text:p>
            </text:list-item>
          </text:list>
        </text:list-item>
        <text:list-item>
          <text:h text:style-name="P58" text:outline-level="1">En t'aidant des points déjà marqués, place les points H, I, L et M.</text:h>
        </text:list-item>
      </text:list>
      <text:section text:style-name="Sect3" text:name="Section3">
        <text:list xml:id="list140640386345814" text:continue-list="list140641550607586" text:style-name="_5f_Numérotation_20_des_20_exercices_20_livrets">
          <text:list-item>
            <text:list>
              <text:list-item text:start-value="1">
                <text:p text:style-name="P51">H <text:span text:style-name="T37"></text:span> [AB) et H <text:span text:style-name="T37"></text:span> [ED]</text:p>
              </text:list-item>
              <text:list-item>
                <text:p text:style-name="P51">I <text:span text:style-name="T37"></text:span> [CB) et I <text:span text:style-name="T37"></text:span> [ED]</text:p>
              </text:list-item>
              <text:list-item>
                <text:p text:style-name="P51">L <text:span text:style-name="T37"></text:span> [BD] et L <text:span text:style-name="T37"></text:span> [CH]</text:p>
              </text:list-item>
              <text:list-item>
                <text:p text:style-name="P51">M <text:span text:style-name="T37"></text:span> [AI) et M <text:span text:style-name="T37"></text:span> [DH)</text:p>
              </text:list-item>
            </text:list>
          </text:list-item>
        </text:list>
      </text:section>
      <text:list xml:id="list140640364802708" text:continue-numbering="true" text:style-name="_5f_Numérotation_20_des_20_exercices_20_livrets">
        <text:list-header>
          <text:p text:style-name="P41"><draw:g text:anchor-type="as-char" svg:y="0cm" draw:z-index="24" draw:name="Shape15_1" draw:style-name="gr31"><draw:frame draw:style-name="gr32" draw:text-style-name="P74" svg:width="0.272cm" svg:height="0.459cm" svg:x="1.543cm" svg:y="0cm"><draw:text-box><text:p text:style-name="P70"><text:span text:style-name="T46">A</text:span></text:p></draw:text-box></draw:frame><draw:frame draw:style-name="gr33" draw:text-style-name="P74" svg:width="0.491cm" svg:height="0.458cm" svg:x="4.105cm" svg:y="1.893cm"><draw:text-box><text:p text:style-name="P70"><text:span text:style-name="T46">B</text:span></text:p></draw:text-box></draw:frame><draw:frame draw:style-name="gr34" draw:text-style-name="P74" svg:width="0.385cm" svg:height="0.496cm" svg:x="6.562cm" svg:y="0.056cm"><draw:text-box><text:p text:style-name="P70"><text:span text:style-name="T46">C</text:span></text:p></draw:text-box></draw:frame><draw:frame draw:style-name="gr35" draw:text-style-name="P74" svg:width="0.362cm" svg:height="0.463cm" svg:x="7.976cm" svg:y="3.007cm"><draw:text-box><text:p text:style-name="P70"><text:span text:style-name="T46">D</text:span></text:p></draw:text-box></draw:frame><draw:frame draw:style-name="gr36" draw:text-style-name="P74" svg:width="0.325cm" svg:height="0.489cm" svg:x="0cm" svg:y="3.501cm"><draw:text-box><text:p text:style-name="P70"><text:span text:style-name="T46">E</text:span></text:p></draw:text-box></draw:frame><draw:g draw:style-name="gr30"><draw:line draw:style-name="gr37" draw:text-style-name="P76" svg:x1="1.543cm" svg:y1="0.474cm" svg:x2="1.742cm" svg:y2="0.673cm"><text:p/></draw:line><draw:line draw:style-name="gr38" draw:text-style-name="P76" svg:x1="1.742cm" svg:y1="0.474cm" svg:x2="1.543cm" svg:y2="0.673cm"><text:p/></draw:line></draw:g><draw:g draw:style-name="gr30"><draw:line draw:style-name="gr39" draw:text-style-name="P76" svg:x1="8.013cm" svg:y1="3.471cm" svg:x2="8.212cm" svg:y2="3.672cm"><text:p/></draw:line><draw:line draw:style-name="gr40" draw:text-style-name="P76" svg:x1="8.212cm" svg:y1="3.471cm" svg:x2="8.013cm" svg:y2="3.672cm"><text:p/></draw:line></draw:g><draw:g draw:style-name="gr30"><draw:line draw:style-name="gr41" draw:text-style-name="P76" svg:x1="6.599cm" svg:y1="0.474cm" svg:x2="6.798cm" svg:y2="0.673cm"><text:p/></draw:line><draw:line draw:style-name="gr42" draw:text-style-name="P76" svg:x1="6.798cm" svg:y1="0.474cm" svg:x2="6.599cm" svg:y2="0.673cm"><text:p/></draw:line></draw:g><draw:g draw:style-name="gr30"><draw:line draw:style-name="gr43" draw:text-style-name="P76" svg:x1="4.106cm" svg:y1="2.32cm" svg:x2="4.307cm" svg:y2="2.521cm"><text:p/></draw:line><draw:line draw:style-name="gr44" draw:text-style-name="P76" svg:x1="4.307cm" svg:y1="2.32cm" svg:x2="4.106cm" svg:y2="2.521cm"><text:p/></draw:line></draw:g><draw:g draw:style-name="gr30"><draw:line draw:style-name="gr45" draw:text-style-name="P76" svg:x1="0cm" svg:y1="3.953cm" svg:x2="0.199cm" svg:y2="4.152cm"><text:p/></draw:line><draw:line draw:style-name="gr46" draw:text-style-name="P76" svg:x1="0.199cm" svg:y1="3.953cm" svg:x2="0cm" svg:y2="4.152cm"><text:p/></draw:line></draw:g></draw:g></text:p>
          <text:h text:style-name="P58" text:outline-level="1"><text:span text:style-name="Bold_5f_niv1"><text:span text:style-name="T25"/></text:span></text:h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Arial2" svg:font-family="Arial, Verdana, Helvetica, Geneva, sans-serif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1" svg:font-family="'Arial Unicode MS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OpenSymbol1" svg:font-family="OpenSymbol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6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Farbverlauf_20_1" draw:display-name="Farbverlauf 1" draw:style="linear" draw:start-color="#000000" draw:end-color="#ffff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1664" draw:display-name="Gradient 1664" draw:style="linear" draw:start-color="#000000" draw:end-color="#ffffff" draw:start-intensity="100%" draw:end-intensity="100%" draw:angle="0" draw:border="0%"/>
    <draw:gradient draw:name="Gradient_20_1665" draw:display-name="Gradient 1665" draw:style="linear" draw:start-color="#000000" draw:end-color="#ffffff" draw:start-intensity="100%" draw:end-intensity="100%" draw:angle="0" draw:border="0%"/>
    <draw:gradient draw:name="Gradient_20_17" draw:display-name="Gradient 17" draw:style="linear" draw:start-color="#9d0f89" draw:end-color="#6d075f" draw:start-intensity="100%" draw:end-intensity="100%" draw:angle="0" draw:border="0%"/>
    <draw:gradient draw:name="Gradient_20_18" draw:display-name="Gradient 18" draw:style="linear" draw:start-color="#000000" draw:end-color="#ffffff" draw:start-intensity="100%" draw:end-intensity="100%" draw:angle="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389" draw:display-name="Gradient 389" draw:style="linear" draw:start-color="#000000" draw:end-color="#ffffff" draw:start-intensity="100%" draw:end-intensity="100%" draw:angle="0" draw:border="0%"/>
    <draw:gradient draw:name="Gradient_20_390" draw:display-name="Gradient 390" draw:style="linear" draw:start-color="#000000" draw:end-color="#ffffff" draw:start-intensity="100%" draw:end-intensity="100%" draw:angle="0" draw:border="0%"/>
    <draw:gradient draw:name="Gradient_20_391" draw:display-name="Gradient 391" draw:style="linear" draw:start-color="#000000" draw:end-color="#ffffff" draw:start-intensity="100%" draw:end-intensity="100%" draw:angle="0" draw:border="0%"/>
    <draw:gradient draw:name="Gradient_20_392" draw:display-name="Gradient 392" draw:style="linear" draw:start-color="#000000" draw:end-color="#ffffff" draw:start-intensity="100%" draw:end-intensity="100%" draw:angle="0" draw:border="0%"/>
    <draw:gradient draw:name="Gradient_20_393" draw:display-name="Gradient 393" draw:style="linear" draw:start-color="#000000" draw:end-color="#ffffff" draw:start-intensity="100%" draw:end-intensity="100%" draw:angle="0" draw:border="0%"/>
    <draw:gradient draw:name="Gradient_20_394" draw:display-name="Gradient 394" draw:style="linear" draw:start-color="#000000" draw:end-color="#ffffff" draw:start-intensity="100%" draw:end-intensity="100%" draw:angle="0" draw:border="0%"/>
    <draw:gradient draw:name="Gradient_20_395" draw:display-name="Gradient 395" draw:style="linear" draw:start-color="#000000" draw:end-color="#ffffff" draw:start-intensity="100%" draw:end-intensity="100%" draw:angle="0" draw:border="0%"/>
    <draw:gradient draw:name="Gradient_20_396" draw:display-name="Gradient 396" draw:style="linear" draw:start-color="#000000" draw:end-color="#ffffff" draw:start-intensity="100%" draw:end-intensity="100%" draw:angle="0" draw:border="0%"/>
    <draw:gradient draw:name="Gradient_20_397" draw:display-name="Gradient 397" draw:style="linear" draw:start-color="#000000" draw:end-color="#ffffff" draw:start-intensity="100%" draw:end-intensity="100%" draw:angle="0" draw:border="0%"/>
    <draw:gradient draw:name="Gradient_20_399" draw:display-name="Gradient 399" draw:style="linear" draw:start-color="#000000" draw:end-color="#ffffff" draw:start-intensity="100%" draw:end-intensity="100%" draw:angle="0" draw:border="0%"/>
    <draw:gradient draw:name="Gradient_20_400" draw:display-name="Gradient 400" draw:style="linear" draw:start-color="#000000" draw:end-color="#ffffff" draw:start-intensity="100%" draw:end-intensity="100%" draw:angle="0" draw:border="0%"/>
    <draw:gradient draw:name="Gradient_20_401" draw:display-name="Gradient 401" draw:style="linear" draw:start-color="#000000" draw:end-color="#ffffff" draw:start-intensity="100%" draw:end-intensity="100%" draw:angle="0" draw:border="0%"/>
    <draw:gradient draw:name="Gradient_20_402" draw:display-name="Gradient 402" draw:style="linear" draw:start-color="#000000" draw:end-color="#ffffff" draw:start-intensity="100%" draw:end-intensity="100%" draw:angle="0" draw:border="0%"/>
    <draw:gradient draw:name="Gradient_20_403" draw:display-name="Gradient 403" draw:style="linear" draw:start-color="#000000" draw:end-color="#ffffff" draw:start-intensity="100%" draw:end-intensity="100%" draw:angle="0" draw:border="0%"/>
    <draw:gradient draw:name="Gradient_20_404" draw:display-name="Gradient 404" draw:style="linear" draw:start-color="#000000" draw:end-color="#ffffff" draw:start-intensity="100%" draw:end-intensity="100%" draw:angle="0" draw:border="0%"/>
    <draw:gradient draw:name="Gradient_20_405" draw:display-name="Gradient 405" draw:style="linear" draw:start-color="#000000" draw:end-color="#ffffff" draw:start-intensity="100%" draw:end-intensity="100%" draw:angle="0" draw:border="0%"/>
    <draw:gradient draw:name="Gradient_20_406" draw:display-name="Gradient 406" draw:style="linear" draw:start-color="#000000" draw:end-color="#ffffff" draw:start-intensity="100%" draw:end-intensity="100%" draw:angle="0" draw:border="0%"/>
    <draw:gradient draw:name="Gradient_20_407" draw:display-name="Gradient 407" draw:style="linear" draw:start-color="#000000" draw:end-color="#ffffff" draw:start-intensity="100%" draw:end-intensity="100%" draw:angle="0" draw:border="0%"/>
    <draw:gradient draw:name="Gradient_20_408" draw:display-name="Gradient 408" draw:style="linear" draw:start-color="#000000" draw:end-color="#ffffff" draw:start-intensity="100%" draw:end-intensity="100%" draw:angle="0" draw:border="0%"/>
    <draw:gradient draw:name="Gradient_20_409" draw:display-name="Gradient 409" draw:style="linear" draw:start-color="#000000" draw:end-color="#ffffff" draw:start-intensity="100%" draw:end-intensity="100%" draw:angle="0" draw:border="0%"/>
    <draw:gradient draw:name="Gradient_20_410" draw:display-name="Gradient 410" draw:style="linear" draw:start-color="#000000" draw:end-color="#ffffff" draw:start-intensity="100%" draw:end-intensity="100%" draw:angle="0" draw:border="0%"/>
    <draw:gradient draw:name="Gradient_20_411" draw:display-name="Gradient 411" draw:style="linear" draw:start-color="#000000" draw:end-color="#ffffff" draw:start-intensity="100%" draw:end-intensity="100%" draw:angle="0" draw:border="0%"/>
    <draw:gradient draw:name="Gradient_20_412" draw:display-name="Gradient 412" draw:style="linear" draw:start-color="#000000" draw:end-color="#ffffff" draw:start-intensity="100%" draw:end-intensity="100%" draw:angle="0" draw:border="0%"/>
    <draw:gradient draw:name="Gradient_20_413" draw:display-name="Gradient 413" draw:style="linear" draw:start-color="#000000" draw:end-color="#ffffff" draw:start-intensity="100%" draw:end-intensity="100%" draw:angle="0" draw:border="0%"/>
    <draw:gradient draw:name="Gradient_20_414" draw:display-name="Gradient 414" draw:style="axial" draw:start-color="#ad4296" draw:end-color="#edc4e3" draw:start-intensity="100%" draw:end-intensity="100%" draw:angle="50" draw:border="0%"/>
    <draw:gradient draw:name="Gradient_20_415" draw:display-name="Gradient 415" draw:style="axial" draw:start-color="#ad4296" draw:end-color="#edc4e3" draw:start-intensity="100%" draw:end-intensity="100%" draw:angle="50" draw:border="0%"/>
    <draw:gradient draw:name="Gradient_20_416" draw:display-name="Gradient 416" draw:style="axial" draw:start-color="#ad4296" draw:end-color="#edc4e3" draw:start-intensity="100%" draw:end-intensity="100%" draw:angle="50" draw:border="0%"/>
    <draw:gradient draw:name="Gradient_20_475" draw:display-name="Gradient 475" draw:style="axial" draw:start-color="#ad4296" draw:end-color="#edc4e3" draw:start-intensity="100%" draw:end-intensity="100%" draw:angle="50" draw:border="0%"/>
    <draw:gradient draw:name="Gradient_20_476" draw:display-name="Gradient 476" draw:style="axial" draw:start-color="#ad4296" draw:end-color="#edc4e3" draw:start-intensity="100%" draw:end-intensity="100%" draw:angle="50" draw:border="0%"/>
    <draw:gradient draw:name="Gradient_20_477" draw:display-name="Gradient 477" draw:style="axial" draw:start-color="#ad4296" draw:end-color="#edc4e3" draw:start-intensity="100%" draw:end-intensity="100%" draw:angle="50" draw:border="0%"/>
    <draw:gradient draw:name="Gradient_20_478" draw:display-name="Gradient 478" draw:style="axial" draw:start-color="#ad4296" draw:end-color="#edc4e3" draw:start-intensity="100%" draw:end-intensity="100%" draw:angle="50" draw:border="0%"/>
    <draw:gradient draw:name="Gradient_20_479" draw:display-name="Gradient 479" draw:style="axial" draw:start-color="#ad4296" draw:end-color="#edc4e3" draw:start-intensity="100%" draw:end-intensity="100%" draw:angle="50" draw:border="0%"/>
    <draw:gradient draw:name="Gradient_20_480" draw:display-name="Gradient 480" draw:style="axial" draw:start-color="#ad4296" draw:end-color="#edc4e3" draw:start-intensity="100%" draw:end-intensity="100%" draw:angle="50" draw:border="0%"/>
    <draw:gradient draw:name="Gradient_20_481" draw:display-name="Gradient 481" draw:style="axial" draw:start-color="#ad4296" draw:end-color="#edc4e3" draw:start-intensity="100%" draw:end-intensity="100%" draw:angle="50" draw:border="0%"/>
    <draw:gradient draw:name="Gradient_20_482" draw:display-name="Gradient 482" draw:style="axial" draw:start-color="#ad4296" draw:end-color="#edc4e3" draw:start-intensity="100%" draw:end-intensity="100%" draw:angle="50" draw:border="0%"/>
    <draw:gradient draw:name="Gradient_20_483" draw:display-name="Gradient 483" draw:style="axial" draw:start-color="#ad4296" draw:end-color="#edc4e3" draw:start-intensity="100%" draw:end-intensity="100%" draw:angle="50" draw:border="0%"/>
    <draw:gradient draw:name="Gradient_20_484" draw:display-name="Gradient 484" draw:style="axial" draw:start-color="#ad4296" draw:end-color="#edc4e3" draw:start-intensity="100%" draw:end-intensity="100%" draw:angle="50" draw:border="0%"/>
    <draw:gradient draw:name="Gradient_20_485" draw:display-name="Gradient 485" draw:style="axial" draw:start-color="#ad4296" draw:end-color="#edc4e3" draw:start-intensity="100%" draw:end-intensity="100%" draw:angle="50" draw:border="0%"/>
    <draw:gradient draw:name="Gradient_20_486" draw:display-name="Gradient 486" draw:style="axial" draw:start-color="#ad4296" draw:end-color="#edc4e3" draw:start-intensity="100%" draw:end-intensity="100%" draw:angle="50" draw:border="0%"/>
    <draw:gradient draw:name="Gradient_20_487" draw:display-name="Gradient 487" draw:style="axial" draw:start-color="#ad4296" draw:end-color="#edc4e3" draw:start-intensity="100%" draw:end-intensity="100%" draw:angle="50" draw:border="0%"/>
    <draw:gradient draw:name="Gradient_20_488" draw:display-name="Gradient 488" draw:style="axial" draw:start-color="#ad4296" draw:end-color="#edc4e3" draw:start-intensity="100%" draw:end-intensity="100%" draw:angle="50" draw:border="0%"/>
    <draw:gradient draw:name="Gradient_20_489" draw:display-name="Gradient 489" draw:style="axial" draw:start-color="#ad4296" draw:end-color="#edc4e3" draw:start-intensity="100%" draw:end-intensity="100%" draw:angle="50" draw:border="0%"/>
    <draw:gradient draw:name="Gradient_20_490" draw:display-name="Gradient 490" draw:style="axial" draw:start-color="#ad4296" draw:end-color="#edc4e3" draw:start-intensity="100%" draw:end-intensity="100%" draw:angle="50" draw:border="0%"/>
    <draw:gradient draw:name="Gradient_20_491" draw:display-name="Gradient 491" draw:style="axial" draw:start-color="#ad4296" draw:end-color="#edc4e3" draw:start-intensity="100%" draw:end-intensity="100%" draw:angle="50" draw:border="0%"/>
    <draw:gradient draw:name="Gradient_20_492" draw:display-name="Gradient 492" draw:style="axial" draw:start-color="#ad4296" draw:end-color="#edc4e3" draw:start-intensity="100%" draw:end-intensity="100%" draw:angle="50" draw:border="0%"/>
    <draw:gradient draw:name="Gradient_20_493" draw:display-name="Gradient 493" draw:style="axial" draw:start-color="#ad4296" draw:end-color="#edc4e3" draw:start-intensity="100%" draw:end-intensity="100%" draw:angle="50" draw:border="0%"/>
    <draw:gradient draw:name="Gradient_20_494" draw:display-name="Gradient 494" draw:style="axial" draw:start-color="#ad4296" draw:end-color="#edc4e3" draw:start-intensity="100%" draw:end-intensity="100%" draw:angle="50" draw:border="0%"/>
    <draw:gradient draw:name="Gradient_20_495" draw:display-name="Gradient 495" draw:style="axial" draw:start-color="#ad4296" draw:end-color="#edc4e3" draw:start-intensity="100%" draw:end-intensity="100%" draw:angle="50" draw:border="0%"/>
    <draw:gradient draw:name="Gradient_20_496" draw:display-name="Gradient 496" draw:style="axial" draw:start-color="#ad4296" draw:end-color="#edc4e3" draw:start-intensity="100%" draw:end-intensity="100%" draw:angle="50" draw:border="0%"/>
    <draw:gradient draw:name="Gradient_20_497" draw:display-name="Gradient 497" draw:style="axial" draw:start-color="#ad4296" draw:end-color="#edc4e3" draw:start-intensity="100%" draw:end-intensity="100%" draw:angle="50" draw:border="0%"/>
    <draw:gradient draw:name="Gradient_20_498" draw:display-name="Gradient 498" draw:style="axial" draw:start-color="#ad4296" draw:end-color="#edc4e3" draw:start-intensity="100%" draw:end-intensity="100%" draw:angle="50" draw:border="0%"/>
    <draw:gradient draw:name="Gradient_20_499" draw:display-name="Gradient 499" draw:style="axial" draw:start-color="#ad4296" draw:end-color="#edc4e3" draw:start-intensity="100%" draw:end-intensity="100%" draw:angle="50" draw:border="0%"/>
    <draw:gradient draw:name="Gradient_20_500" draw:display-name="Gradient 500" draw:style="axial" draw:start-color="#ad4296" draw:end-color="#edc4e3" draw:start-intensity="100%" draw:end-intensity="100%" draw:angle="50" draw:border="0%"/>
    <draw:gradient draw:name="Gradient_20_501" draw:display-name="Gradient 501" draw:style="axial" draw:start-color="#ad4296" draw:end-color="#edc4e3" draw:start-intensity="100%" draw:end-intensity="100%" draw:angle="50" draw:border="0%"/>
    <draw:gradient draw:name="Gradient_20_502" draw:display-name="Gradient 502" draw:style="axial" draw:start-color="#ad4296" draw:end-color="#edc4e3" draw:start-intensity="100%" draw:end-intensity="100%" draw:angle="50" draw:border="0%"/>
    <draw:gradient draw:name="Gradient_20_503" draw:display-name="Gradient 503" draw:style="axial" draw:start-color="#ad4296" draw:end-color="#edc4e3" draw:start-intensity="100%" draw:end-intensity="100%" draw:angle="50" draw:border="0%"/>
    <draw:gradient draw:name="Gradient_20_505" draw:display-name="Gradient 505" draw:style="axial" draw:start-color="#ad4296" draw:end-color="#edc4e3" draw:start-intensity="100%" draw:end-intensity="100%" draw:angle="50" draw:border="0%"/>
    <draw:gradient draw:name="Gradient_20_506" draw:display-name="Gradient 506" draw:style="axial" draw:start-color="#ad4296" draw:end-color="#edc4e3" draw:start-intensity="100%" draw:end-intensity="100%" draw:angle="50" draw:border="0%"/>
    <draw:gradient draw:name="Gradient_20_507" draw:display-name="Gradient 507" draw:style="axial" draw:start-color="#ad4296" draw:end-color="#edc4e3" draw:start-intensity="100%" draw:end-intensity="100%" draw:angle="50" draw:border="0%"/>
    <draw:gradient draw:name="Gradient_20_508" draw:display-name="Gradient 508" draw:style="axial" draw:start-color="#ad4296" draw:end-color="#edc4e3" draw:start-intensity="100%" draw:end-intensity="100%" draw:angle="50" draw:border="0%"/>
    <draw:gradient draw:name="Gradient_20_509" draw:display-name="Gradient 509" draw:style="axial" draw:start-color="#ad4296" draw:end-color="#edc4e3" draw:start-intensity="100%" draw:end-intensity="100%" draw:angle="50" draw:border="0%"/>
    <draw:gradient draw:name="Gradient_20_510" draw:display-name="Gradient 510" draw:style="axial" draw:start-color="#ad4296" draw:end-color="#edc4e3" draw:start-intensity="100%" draw:end-intensity="100%" draw:angle="50" draw:border="0%"/>
    <draw:gradient draw:name="Gradient_20_511" draw:display-name="Gradient 511" draw:style="axial" draw:start-color="#ad4296" draw:end-color="#edc4e3" draw:start-intensity="100%" draw:end-intensity="100%" draw:angle="50" draw:border="0%"/>
    <draw:gradient draw:name="Gradient_20_512" draw:display-name="Gradient 512" draw:style="axial" draw:start-color="#ad4296" draw:end-color="#edc4e3" draw:start-intensity="100%" draw:end-intensity="100%" draw:angle="50" draw:border="0%"/>
    <draw:gradient draw:name="Gradient_20_513" draw:display-name="Gradient 513" draw:style="axial" draw:start-color="#ad4296" draw:end-color="#edc4e3" draw:start-intensity="100%" draw:end-intensity="100%" draw:angle="50" draw:border="0%"/>
    <draw:gradient draw:name="Gradient_20_514" draw:display-name="Gradient 514" draw:style="axial" draw:start-color="#ad4296" draw:end-color="#edc4e3" draw:start-intensity="100%" draw:end-intensity="100%" draw:angle="50" draw:border="0%"/>
    <draw:gradient draw:name="Gradient_20_515" draw:display-name="Gradient 515" draw:style="axial" draw:start-color="#ad4296" draw:end-color="#edc4e3" draw:start-intensity="100%" draw:end-intensity="100%" draw:angle="50" draw:border="0%"/>
    <draw:gradient draw:name="Gradient_20_516" draw:display-name="Gradient 516" draw:style="axial" draw:start-color="#ad4296" draw:end-color="#edc4e3" draw:start-intensity="100%" draw:end-intensity="100%" draw:angle="50" draw:border="0%"/>
    <draw:gradient draw:name="Gradient_20_517" draw:display-name="Gradient 517" draw:style="axial" draw:start-color="#ad4296" draw:end-color="#edc4e3" draw:start-intensity="100%" draw:end-intensity="100%" draw:angle="50" draw:border="0%"/>
    <draw:gradient draw:name="Gradient_20_518" draw:display-name="Gradient 518" draw:style="axial" draw:start-color="#ad4296" draw:end-color="#edc4e3" draw:start-intensity="100%" draw:end-intensity="100%" draw:angle="50" draw:border="0%"/>
    <draw:gradient draw:name="Gradient_20_519" draw:display-name="Gradient 519" draw:style="axial" draw:start-color="#ad4296" draw:end-color="#edc4e3" draw:start-intensity="100%" draw:end-intensity="100%" draw:angle="50" draw:border="0%"/>
    <draw:gradient draw:name="Gradient_20_520" draw:display-name="Gradient 520" draw:style="axial" draw:start-color="#ad4296" draw:end-color="#edc4e3" draw:start-intensity="100%" draw:end-intensity="100%" draw:angle="50" draw:border="0%"/>
    <draw:gradient draw:name="Gradient_20_521" draw:display-name="Gradient 521" draw:style="axial" draw:start-color="#ad4296" draw:end-color="#edc4e3" draw:start-intensity="100%" draw:end-intensity="100%" draw:angle="50" draw:border="0%"/>
    <draw:gradient draw:name="Gradient_20_522" draw:display-name="Gradient 522" draw:style="axial" draw:start-color="#ad4296" draw:end-color="#edc4e3" draw:start-intensity="100%" draw:end-intensity="100%" draw:angle="50" draw:border="0%"/>
    <draw:gradient draw:name="Gradient_20_523" draw:display-name="Gradient 523" draw:style="axial" draw:start-color="#ad4296" draw:end-color="#edc4e3" draw:start-intensity="100%" draw:end-intensity="100%" draw:angle="50" draw:border="0%"/>
    <draw:gradient draw:name="Gradient_20_524" draw:display-name="Gradient 524" draw:style="axial" draw:start-color="#ad4296" draw:end-color="#edc4e3" draw:start-intensity="100%" draw:end-intensity="100%" draw:angle="50" draw:border="0%"/>
    <draw:gradient draw:name="Gradient_20_525" draw:display-name="Gradient 525" draw:style="axial" draw:start-color="#ad4296" draw:end-color="#edc4e3" draw:start-intensity="100%" draw:end-intensity="100%" draw:angle="50" draw:border="0%"/>
    <draw:gradient draw:name="Gradient_20_526" draw:display-name="Gradient 526" draw:style="axial" draw:start-color="#ad4296" draw:end-color="#edc4e3" draw:start-intensity="100%" draw:end-intensity="100%" draw:angle="50" draw:border="0%"/>
    <draw:gradient draw:name="Gradient_20_527" draw:display-name="Gradient 527" draw:style="axial" draw:start-color="#ad4296" draw:end-color="#edc4e3" draw:start-intensity="100%" draw:end-intensity="100%" draw:angle="50" draw:border="0%"/>
    <draw:gradient draw:name="Gradient_20_528" draw:display-name="Gradient 528" draw:style="axial" draw:start-color="#ad4296" draw:end-color="#edc4e3" draw:start-intensity="100%" draw:end-intensity="100%" draw:angle="50" draw:border="0%"/>
    <draw:gradient draw:name="Gradient_20_529" draw:display-name="Gradient 529" draw:style="axial" draw:start-color="#ad4296" draw:end-color="#edc4e3" draw:start-intensity="100%" draw:end-intensity="100%" draw:angle="50" draw:border="0%"/>
    <draw:gradient draw:name="Gradient_20_530" draw:display-name="Gradient 530" draw:style="axial" draw:start-color="#ad4296" draw:end-color="#edc4e3" draw:start-intensity="100%" draw:end-intensity="100%" draw:angle="50" draw:border="0%"/>
    <draw:gradient draw:name="Gradient_20_531" draw:display-name="Gradient 531" draw:style="axial" draw:start-color="#ad4296" draw:end-color="#edc4e3" draw:start-intensity="100%" draw:end-intensity="100%" draw:angle="50" draw:border="0%"/>
    <draw:gradient draw:name="Gradient_20_532" draw:display-name="Gradient 532" draw:style="axial" draw:start-color="#ad4296" draw:end-color="#edc4e3" draw:start-intensity="100%" draw:end-intensity="100%" draw:angle="50" draw:border="0%"/>
    <draw:gradient draw:name="Gradient_20_533" draw:display-name="Gradient 533" draw:style="linear" draw:start-color="#000000" draw:end-color="#ffffff" draw:start-intensity="100%" draw:end-intensity="100%" draw:angle="0" draw:border="0%"/>
    <draw:gradient draw:name="Gradient_20_534" draw:display-name="Gradient 534" draw:style="linear" draw:start-color="#000000" draw:end-color="#ffffff" draw:start-intensity="100%" draw:end-intensity="100%" draw:angle="0" draw:border="0%"/>
    <draw:gradient draw:name="Gradient_20_535" draw:display-name="Gradient 535" draw:style="linear" draw:start-color="#000000" draw:end-color="#ffffff" draw:start-intensity="100%" draw:end-intensity="100%" draw:angle="0" draw:border="0%"/>
    <draw:gradient draw:name="Gradient_20_536" draw:display-name="Gradient 536" draw:style="linear" draw:start-color="#000000" draw:end-color="#ffffff" draw:start-intensity="100%" draw:end-intensity="100%" draw:angle="0" draw:border="0%"/>
    <draw:gradient draw:name="Gradient_20_537" draw:display-name="Gradient 537" draw:style="linear" draw:start-color="#000000" draw:end-color="#ffffff" draw:start-intensity="100%" draw:end-intensity="100%" draw:angle="0" draw:border="0%"/>
    <draw:gradient draw:name="Gradient_20_538" draw:display-name="Gradient 538" draw:style="linear" draw:start-color="#000000" draw:end-color="#ffffff" draw:start-intensity="100%" draw:end-intensity="100%" draw:angle="0" draw:border="0%"/>
    <draw:gradient draw:name="Gradient_20_539" draw:display-name="Gradient 539" draw:style="linear" draw:start-color="#000000" draw:end-color="#ffffff" draw:start-intensity="100%" draw:end-intensity="100%" draw:angle="0" draw:border="0%"/>
    <draw:gradient draw:name="Gradient_20_540" draw:display-name="Gradient 540" draw:style="linear" draw:start-color="#000000" draw:end-color="#ffffff" draw:start-intensity="100%" draw:end-intensity="100%" draw:angle="0" draw:border="0%"/>
    <draw:gradient draw:name="Gradient_20_541" draw:display-name="Gradient 541" draw:style="linear" draw:start-color="#000000" draw:end-color="#ffffff" draw:start-intensity="100%" draw:end-intensity="100%" draw:angle="0" draw:border="0%"/>
    <draw:gradient draw:name="Gradient_20_542" draw:display-name="Gradient 542" draw:style="linear" draw:start-color="#000000" draw:end-color="#ffffff" draw:start-intensity="100%" draw:end-intensity="100%" draw:angle="0" draw:border="0%"/>
    <draw:gradient draw:name="Gradient_20_543" draw:display-name="Gradient 543" draw:style="linear" draw:start-color="#000000" draw:end-color="#ffffff" draw:start-intensity="100%" draw:end-intensity="100%" draw:angle="0" draw:border="0%"/>
    <draw:gradient draw:name="Gradient_20_544" draw:display-name="Gradient 544" draw:style="linear" draw:start-color="#000000" draw:end-color="#ffffff" draw:start-intensity="100%" draw:end-intensity="100%" draw:angle="0" draw:border="0%"/>
    <draw:gradient draw:name="Gradient_20_545" draw:display-name="Gradient 545" draw:style="linear" draw:start-color="#000000" draw:end-color="#ffffff" draw:start-intensity="100%" draw:end-intensity="100%" draw:angle="0" draw:border="0%"/>
    <draw:gradient draw:name="Gradient_20_546" draw:display-name="Gradient 546" draw:style="linear" draw:start-color="#000000" draw:end-color="#ffffff" draw:start-intensity="100%" draw:end-intensity="100%" draw:angle="0" draw:border="0%"/>
    <draw:gradient draw:name="Gradient_20_547" draw:display-name="Gradient 547" draw:style="linear" draw:start-color="#000000" draw:end-color="#ffffff" draw:start-intensity="100%" draw:end-intensity="100%" draw:angle="0" draw:border="0%"/>
    <draw:gradient draw:name="Gradient_20_548" draw:display-name="Gradient 548" draw:style="linear" draw:start-color="#000000" draw:end-color="#ffffff" draw:start-intensity="100%" draw:end-intensity="100%" draw:angle="0" draw:border="0%"/>
    <draw:gradient draw:name="Gradient_20_549" draw:display-name="Gradient 549" draw:style="linear" draw:start-color="#000000" draw:end-color="#ffffff" draw:start-intensity="100%" draw:end-intensity="100%" draw:angle="0" draw:border="0%"/>
    <draw:gradient draw:name="Gradient_20_550" draw:display-name="Gradient 550" draw:style="linear" draw:start-color="#000000" draw:end-color="#ffffff" draw:start-intensity="100%" draw:end-intensity="100%" draw:angle="0" draw:border="0%"/>
    <draw:gradient draw:name="Gradient_20_551" draw:display-name="Gradient 551" draw:style="linear" draw:start-color="#000000" draw:end-color="#ffffff" draw:start-intensity="100%" draw:end-intensity="100%" draw:angle="0" draw:border="0%"/>
    <draw:gradient draw:name="Gradient_20_552" draw:display-name="Gradient 552" draw:style="linear" draw:start-color="#000000" draw:end-color="#ffffff" draw:start-intensity="100%" draw:end-intensity="100%" draw:angle="0" draw:border="0%"/>
    <draw:gradient draw:name="Gradient_20_553" draw:display-name="Gradient 553" draw:style="linear" draw:start-color="#000000" draw:end-color="#ffffff" draw:start-intensity="100%" draw:end-intensity="100%" draw:angle="0" draw:border="0%"/>
    <draw:gradient draw:name="Gradient_20_554" draw:display-name="Gradient 554" draw:style="linear" draw:start-color="#000000" draw:end-color="#ffffff" draw:start-intensity="100%" draw:end-intensity="100%" draw:angle="0" draw:border="0%"/>
    <draw:gradient draw:name="Gradient_20_555" draw:display-name="Gradient 555" draw:style="linear" draw:start-color="#000000" draw:end-color="#ffffff" draw:start-intensity="100%" draw:end-intensity="100%" draw:angle="0" draw:border="0%"/>
    <draw:gradient draw:name="Gradient_20_556" draw:display-name="Gradient 556" draw:style="linear" draw:start-color="#000000" draw:end-color="#ffffff" draw:start-intensity="100%" draw:end-intensity="100%" draw:angle="0" draw:border="0%"/>
    <draw:gradient draw:name="Gradient_20_557" draw:display-name="Gradient 557" draw:style="linear" draw:start-color="#000000" draw:end-color="#ffffff" draw:start-intensity="100%" draw:end-intensity="100%" draw:angle="0" draw:border="0%"/>
    <draw:gradient draw:name="Gradient_20_558" draw:display-name="Gradient 558" draw:style="linear" draw:start-color="#000000" draw:end-color="#ffffff" draw:start-intensity="100%" draw:end-intensity="100%" draw:angle="0" draw:border="0%"/>
    <draw:gradient draw:name="Gradient_20_559" draw:display-name="Gradient 559" draw:style="linear" draw:start-color="#000000" draw:end-color="#ffffff" draw:start-intensity="100%" draw:end-intensity="100%" draw:angle="0" draw:border="0%"/>
    <draw:gradient draw:name="Gradient_20_560" draw:display-name="Gradient 560" draw:style="linear" draw:start-color="#000000" draw:end-color="#ffffff" draw:start-intensity="100%" draw:end-intensity="100%" draw:angle="0" draw:border="0%"/>
    <draw:gradient draw:name="Gradient_20_561" draw:display-name="Gradient 561" draw:style="linear" draw:start-color="#000000" draw:end-color="#ffffff" draw:start-intensity="100%" draw:end-intensity="100%" draw:angle="0" draw:border="0%"/>
    <draw:gradient draw:name="Gradient_20_562" draw:display-name="Gradient 562" draw:style="linear" draw:start-color="#000000" draw:end-color="#ffffff" draw:start-intensity="100%" draw:end-intensity="100%" draw:angle="0" draw:border="0%"/>
    <draw:gradient draw:name="Gradient_20_563" draw:display-name="Gradient 563" draw:style="linear" draw:start-color="#000000" draw:end-color="#ffffff" draw:start-intensity="100%" draw:end-intensity="100%" draw:angle="0" draw:border="0%"/>
    <draw:gradient draw:name="Gradient_20_564" draw:display-name="Gradient 564" draw:style="linear" draw:start-color="#000000" draw:end-color="#ffffff" draw:start-intensity="100%" draw:end-intensity="100%" draw:angle="0" draw:border="0%"/>
    <draw:gradient draw:name="Gradient_20_565" draw:display-name="Gradient 565" draw:style="linear" draw:start-color="#000000" draw:end-color="#ffffff" draw:start-intensity="100%" draw:end-intensity="100%" draw:angle="0" draw:border="0%"/>
    <draw:gradient draw:name="Gradient_20_566" draw:display-name="Gradient 566" draw:style="linear" draw:start-color="#000000" draw:end-color="#ffffff" draw:start-intensity="100%" draw:end-intensity="100%" draw:angle="0" draw:border="0%"/>
    <draw:gradient draw:name="Gradient_20_567" draw:display-name="Gradient 567" draw:style="linear" draw:start-color="#000000" draw:end-color="#ffffff" draw:start-intensity="100%" draw:end-intensity="100%" draw:angle="0" draw:border="0%"/>
    <draw:gradient draw:name="Gradient_20_568" draw:display-name="Gradient 568" draw:style="linear" draw:start-color="#000000" draw:end-color="#ffffff" draw:start-intensity="100%" draw:end-intensity="100%" draw:angle="0" draw:border="0%"/>
    <draw:gradient draw:name="Gradient_20_569" draw:display-name="Gradient 569" draw:style="linear" draw:start-color="#000000" draw:end-color="#ffffff" draw:start-intensity="100%" draw:end-intensity="100%" draw:angle="0" draw:border="0%"/>
    <draw:gradient draw:name="Gradient_20_570" draw:display-name="Gradient 570" draw:style="linear" draw:start-color="#000000" draw:end-color="#ffffff" draw:start-intensity="100%" draw:end-intensity="100%" draw:angle="0" draw:border="0%"/>
    <draw:gradient draw:name="Gradient_20_571" draw:display-name="Gradient 571" draw:style="linear" draw:start-color="#000000" draw:end-color="#ffffff" draw:start-intensity="100%" draw:end-intensity="100%" draw:angle="0" draw:border="0%"/>
    <draw:gradient draw:name="Gradient_20_572" draw:display-name="Gradient 572" draw:style="linear" draw:start-color="#000000" draw:end-color="#ffffff" draw:start-intensity="100%" draw:end-intensity="100%" draw:angle="0" draw:border="0%"/>
    <draw:gradient draw:name="Gradient_20_573" draw:display-name="Gradient 573" draw:style="linear" draw:start-color="#000000" draw:end-color="#ffffff" draw:start-intensity="100%" draw:end-intensity="100%" draw:angle="0" draw:border="0%"/>
    <draw:gradient draw:name="Gradient_20_574" draw:display-name="Gradient 574" draw:style="linear" draw:start-color="#000000" draw:end-color="#ffffff" draw:start-intensity="100%" draw:end-intensity="100%" draw:angle="0" draw:border="0%"/>
    <draw:gradient draw:name="Gradient_20_575" draw:display-name="Gradient 575" draw:style="linear" draw:start-color="#000000" draw:end-color="#ffffff" draw:start-intensity="100%" draw:end-intensity="100%" draw:angle="0" draw:border="0%"/>
    <draw:gradient draw:name="Gradient_20_576" draw:display-name="Gradient 576" draw:style="linear" draw:start-color="#000000" draw:end-color="#ffffff" draw:start-intensity="100%" draw:end-intensity="100%" draw:angle="0" draw:border="0%"/>
    <draw:gradient draw:name="Gradient_20_577" draw:display-name="Gradient 577" draw:style="linear" draw:start-color="#000000" draw:end-color="#ffffff" draw:start-intensity="100%" draw:end-intensity="100%" draw:angle="0" draw:border="0%"/>
    <draw:gradient draw:name="Gradient_20_578" draw:display-name="Gradient 578" draw:style="linear" draw:start-color="#000000" draw:end-color="#ffffff" draw:start-intensity="100%" draw:end-intensity="100%" draw:angle="0" draw:border="0%"/>
    <draw:gradient draw:name="Gradient_20_579" draw:display-name="Gradient 579" draw:style="linear" draw:start-color="#000000" draw:end-color="#ffffff" draw:start-intensity="100%" draw:end-intensity="100%" draw:angle="0" draw:border="0%"/>
    <draw:gradient draw:name="Gradient_20_580" draw:display-name="Gradient 580" draw:style="linear" draw:start-color="#000000" draw:end-color="#ffffff" draw:start-intensity="100%" draw:end-intensity="100%" draw:angle="0" draw:border="0%"/>
    <draw:gradient draw:name="Gradient_20_581" draw:display-name="Gradient 581" draw:style="linear" draw:start-color="#000000" draw:end-color="#ffffff" draw:start-intensity="100%" draw:end-intensity="100%" draw:angle="0" draw:border="0%"/>
    <draw:gradient draw:name="Gradient_20_582" draw:display-name="Gradient 582" draw:style="linear" draw:start-color="#000000" draw:end-color="#ffffff" draw:start-intensity="100%" draw:end-intensity="100%" draw:angle="0" draw:border="0%"/>
    <draw:gradient draw:name="Gradient_20_583" draw:display-name="Gradient 583" draw:style="linear" draw:start-color="#000000" draw:end-color="#ffffff" draw:start-intensity="100%" draw:end-intensity="100%" draw:angle="0" draw:border="0%"/>
    <draw:gradient draw:name="Gradient_20_584" draw:display-name="Gradient 584" draw:style="linear" draw:start-color="#000000" draw:end-color="#ffffff" draw:start-intensity="100%" draw:end-intensity="100%" draw:angle="0" draw:border="0%"/>
    <draw:gradient draw:name="Gradient_20_585" draw:display-name="Gradient 585" draw:style="linear" draw:start-color="#000000" draw:end-color="#ffffff" draw:start-intensity="100%" draw:end-intensity="100%" draw:angle="0" draw:border="0%"/>
    <draw:gradient draw:name="Gradient_20_586" draw:display-name="Gradient 586" draw:style="linear" draw:start-color="#000000" draw:end-color="#ffffff" draw:start-intensity="100%" draw:end-intensity="100%" draw:angle="0" draw:border="0%"/>
    <draw:gradient draw:name="Gradient_20_587" draw:display-name="Gradient 587" draw:style="linear" draw:start-color="#000000" draw:end-color="#ffffff" draw:start-intensity="100%" draw:end-intensity="100%" draw:angle="0" draw:border="0%"/>
    <draw:gradient draw:name="Gradient_20_588" draw:display-name="Gradient 588" draw:style="linear" draw:start-color="#000000" draw:end-color="#ffffff" draw:start-intensity="100%" draw:end-intensity="100%" draw:angle="0" draw:border="0%"/>
    <draw:gradient draw:name="Gradient_20_589" draw:display-name="Gradient 589" draw:style="linear" draw:start-color="#000000" draw:end-color="#ffffff" draw:start-intensity="100%" draw:end-intensity="100%" draw:angle="0" draw:border="0%"/>
    <draw:gradient draw:name="Gradient_20_590" draw:display-name="Gradient 590" draw:style="linear" draw:start-color="#000000" draw:end-color="#ffffff" draw:start-intensity="100%" draw:end-intensity="100%" draw:angle="0" draw:border="0%"/>
    <draw:gradient draw:name="Gradient_20_591" draw:display-name="Gradient 591" draw:style="linear" draw:start-color="#000000" draw:end-color="#ffffff" draw:start-intensity="100%" draw:end-intensity="100%" draw:angle="0" draw:border="0%"/>
    <draw:gradient draw:name="Gradient_20_592" draw:display-name="Gradient 592" draw:style="linear" draw:start-color="#000000" draw:end-color="#ffffff" draw:start-intensity="100%" draw:end-intensity="100%" draw:angle="0" draw:border="0%"/>
    <draw:gradient draw:name="Gradient_20_593" draw:display-name="Gradient 593" draw:style="linear" draw:start-color="#000000" draw:end-color="#ffffff" draw:start-intensity="100%" draw:end-intensity="100%" draw:angle="0" draw:border="0%"/>
    <draw:gradient draw:name="Gradient_20_594" draw:display-name="Gradient 594" draw:style="linear" draw:start-color="#000000" draw:end-color="#ffffff" draw:start-intensity="100%" draw:end-intensity="100%" draw:angle="0" draw:border="0%"/>
    <draw:gradient draw:name="Gradient_20_595" draw:display-name="Gradient 595" draw:style="linear" draw:start-color="#000000" draw:end-color="#ffffff" draw:start-intensity="100%" draw:end-intensity="100%" draw:angle="0" draw:border="0%"/>
    <draw:gradient draw:name="Gradient_20_596" draw:display-name="Gradient 596" draw:style="linear" draw:start-color="#000000" draw:end-color="#ffffff" draw:start-intensity="100%" draw:end-intensity="100%" draw:angle="0" draw:border="0%"/>
    <draw:gradient draw:name="Gradient_20_597" draw:display-name="Gradient 597" draw:style="linear" draw:start-color="#000000" draw:end-color="#ffffff" draw:start-intensity="100%" draw:end-intensity="100%" draw:angle="0" draw:border="0%"/>
    <draw:gradient draw:name="Gradient_20_598" draw:display-name="Gradient 598" draw:style="linear" draw:start-color="#000000" draw:end-color="#ffffff" draw:start-intensity="100%" draw:end-intensity="100%" draw:angle="0" draw:border="0%"/>
    <draw:gradient draw:name="Gradient_20_599" draw:display-name="Gradient 599" draw:style="linear" draw:start-color="#000000" draw:end-color="#ffffff" draw:start-intensity="100%" draw:end-intensity="100%" draw:angle="0" draw:border="0%"/>
    <draw:gradient draw:name="Gradient_20_600" draw:display-name="Gradient 600" draw:style="linear" draw:start-color="#000000" draw:end-color="#ffffff" draw:start-intensity="100%" draw:end-intensity="100%" draw:angle="0" draw:border="0%"/>
    <draw:gradient draw:name="Gradient_20_601" draw:display-name="Gradient 601" draw:style="linear" draw:start-color="#000000" draw:end-color="#ffffff" draw:start-intensity="100%" draw:end-intensity="100%" draw:angle="0" draw:border="0%"/>
    <draw:gradient draw:name="Gradient_20_602" draw:display-name="Gradient 602" draw:style="linear" draw:start-color="#000000" draw:end-color="#ffffff" draw:start-intensity="100%" draw:end-intensity="100%" draw:angle="0" draw:border="0%"/>
    <draw:gradient draw:name="Gradient_20_603" draw:display-name="Gradient 603" draw:style="linear" draw:start-color="#000000" draw:end-color="#ffffff" draw:start-intensity="100%" draw:end-intensity="100%" draw:angle="0" draw:border="0%"/>
    <draw:gradient draw:name="Gradient_20_604" draw:display-name="Gradient 604" draw:style="linear" draw:start-color="#000000" draw:end-color="#ffffff" draw:start-intensity="100%" draw:end-intensity="100%" draw:angle="0" draw:border="0%"/>
    <draw:gradient draw:name="Gradient_20_605" draw:display-name="Gradient 605" draw:style="linear" draw:start-color="#000000" draw:end-color="#ffffff" draw:start-intensity="100%" draw:end-intensity="100%" draw:angle="0" draw:border="0%"/>
    <draw:gradient draw:name="Gradient_20_606" draw:display-name="Gradient 606" draw:style="linear" draw:start-color="#000000" draw:end-color="#ffffff" draw:start-intensity="100%" draw:end-intensity="100%" draw:angle="0" draw:border="0%"/>
    <draw:gradient draw:name="Gradient_20_607" draw:display-name="Gradient 607" draw:style="linear" draw:start-color="#000000" draw:end-color="#ffffff" draw:start-intensity="100%" draw:end-intensity="100%" draw:angle="0" draw:border="0%"/>
    <draw:gradient draw:name="Gradient_20_608" draw:display-name="Gradient 608" draw:style="linear" draw:start-color="#000000" draw:end-color="#ffffff" draw:start-intensity="100%" draw:end-intensity="100%" draw:angle="0" draw:border="0%"/>
    <draw:gradient draw:name="Gradient_20_609" draw:display-name="Gradient 609" draw:style="linear" draw:start-color="#000000" draw:end-color="#ffffff" draw:start-intensity="100%" draw:end-intensity="100%" draw:angle="0" draw:border="0%"/>
    <draw:gradient draw:name="Gradient_20_610" draw:display-name="Gradient 610" draw:style="linear" draw:start-color="#000000" draw:end-color="#ffffff" draw:start-intensity="100%" draw:end-intensity="100%" draw:angle="0" draw:border="0%"/>
    <draw:gradient draw:name="Gradient_20_611" draw:display-name="Gradient 611" draw:style="linear" draw:start-color="#000000" draw:end-color="#ffffff" draw:start-intensity="100%" draw:end-intensity="100%" draw:angle="0" draw:border="0%"/>
    <draw:gradient draw:name="Gradient_20_612" draw:display-name="Gradient 612" draw:style="linear" draw:start-color="#000000" draw:end-color="#ffffff" draw:start-intensity="100%" draw:end-intensity="100%" draw:angle="0" draw:border="0%"/>
    <draw:gradient draw:name="Gradient_20_613" draw:display-name="Gradient 613" draw:style="linear" draw:start-color="#000000" draw:end-color="#ffffff" draw:start-intensity="100%" draw:end-intensity="100%" draw:angle="0" draw:border="0%"/>
    <draw:gradient draw:name="Gradient_20_614" draw:display-name="Gradient 614" draw:style="linear" draw:start-color="#000000" draw:end-color="#ffffff" draw:start-intensity="100%" draw:end-intensity="100%" draw:angle="0" draw:border="0%"/>
    <draw:gradient draw:name="Gradient_20_615" draw:display-name="Gradient 615" draw:style="linear" draw:start-color="#000000" draw:end-color="#ffffff" draw:start-intensity="100%" draw:end-intensity="100%" draw:angle="0" draw:border="0%"/>
    <draw:gradient draw:name="Gradient_20_616" draw:display-name="Gradient 616" draw:style="linear" draw:start-color="#000000" draw:end-color="#ffffff" draw:start-intensity="100%" draw:end-intensity="100%" draw:angle="0" draw:border="0%"/>
    <draw:gradient draw:name="Gradient_20_617" draw:display-name="Gradient 617" draw:style="linear" draw:start-color="#000000" draw:end-color="#ffffff" draw:start-intensity="100%" draw:end-intensity="100%" draw:angle="0" draw:border="0%"/>
    <draw:gradient draw:name="Gradient_20_618" draw:display-name="Gradient 618" draw:style="linear" draw:start-color="#000000" draw:end-color="#ffffff" draw:start-intensity="100%" draw:end-intensity="100%" draw:angle="0" draw:border="0%"/>
    <draw:gradient draw:name="Gradient_20_619" draw:display-name="Gradient 619" draw:style="linear" draw:start-color="#000000" draw:end-color="#ffffff" draw:start-intensity="100%" draw:end-intensity="100%" draw:angle="0" draw:border="0%"/>
    <draw:gradient draw:name="Gradient_20_620" draw:display-name="Gradient 620" draw:style="linear" draw:start-color="#000000" draw:end-color="#ffffff" draw:start-intensity="100%" draw:end-intensity="100%" draw:angle="0" draw:border="0%"/>
    <draw:gradient draw:name="Gradient_20_621" draw:display-name="Gradient 621" draw:style="linear" draw:start-color="#000000" draw:end-color="#ffffff" draw:start-intensity="100%" draw:end-intensity="100%" draw:angle="0" draw:border="0%"/>
    <draw:gradient draw:name="Gradient_20_622" draw:display-name="Gradient 622" draw:style="linear" draw:start-color="#000000" draw:end-color="#ffffff" draw:start-intensity="100%" draw:end-intensity="100%" draw:angle="0" draw:border="0%"/>
    <draw:gradient draw:name="Gradient_20_623" draw:display-name="Gradient 623" draw:style="linear" draw:start-color="#000000" draw:end-color="#ffffff" draw:start-intensity="100%" draw:end-intensity="100%" draw:angle="0" draw:border="0%"/>
    <draw:gradient draw:name="Gradient_20_624" draw:display-name="Gradient 624" draw:style="linear" draw:start-color="#000000" draw:end-color="#ffffff" draw:start-intensity="100%" draw:end-intensity="100%" draw:angle="0" draw:border="0%"/>
    <draw:gradient draw:name="Gradient_20_625" draw:display-name="Gradient 625" draw:style="linear" draw:start-color="#000000" draw:end-color="#ffffff" draw:start-intensity="100%" draw:end-intensity="100%" draw:angle="0" draw:border="0%"/>
    <draw:gradient draw:name="Gradient_20_626" draw:display-name="Gradient 626" draw:style="linear" draw:start-color="#000000" draw:end-color="#ffffff" draw:start-intensity="100%" draw:end-intensity="100%" draw:angle="0" draw:border="0%"/>
    <draw:gradient draw:name="Gradient_20_627" draw:display-name="Gradient 627" draw:style="linear" draw:start-color="#000000" draw:end-color="#ffffff" draw:start-intensity="100%" draw:end-intensity="100%" draw:angle="0" draw:border="0%"/>
    <draw:gradient draw:name="Gradient_20_628" draw:display-name="Gradient 628" draw:style="linear" draw:start-color="#000000" draw:end-color="#ffffff" draw:start-intensity="100%" draw:end-intensity="100%" draw:angle="0" draw:border="0%"/>
    <draw:gradient draw:name="Gradient_20_629" draw:display-name="Gradient 629" draw:style="linear" draw:start-color="#000000" draw:end-color="#ffffff" draw:start-intensity="100%" draw:end-intensity="100%" draw:angle="0" draw:border="0%"/>
    <draw:gradient draw:name="Gradient_20_630" draw:display-name="Gradient 630" draw:style="linear" draw:start-color="#000000" draw:end-color="#ffffff" draw:start-intensity="100%" draw:end-intensity="100%" draw:angle="0" draw:border="0%"/>
    <draw:gradient draw:name="Gradient_20_631" draw:display-name="Gradient 631" draw:style="linear" draw:start-color="#000000" draw:end-color="#ffffff" draw:start-intensity="100%" draw:end-intensity="100%" draw:angle="0" draw:border="0%"/>
    <draw:gradient draw:name="Gradient_20_632" draw:display-name="Gradient 632" draw:style="linear" draw:start-color="#000000" draw:end-color="#ffffff" draw:start-intensity="100%" draw:end-intensity="100%" draw:angle="0" draw:border="0%"/>
    <draw:gradient draw:name="Gradient_20_633" draw:display-name="Gradient 633" draw:style="linear" draw:start-color="#000000" draw:end-color="#ffffff" draw:start-intensity="100%" draw:end-intensity="100%" draw:angle="0" draw:border="0%"/>
    <draw:gradient draw:name="Gradient_20_634" draw:display-name="Gradient 634" draw:style="linear" draw:start-color="#000000" draw:end-color="#ffffff" draw:start-intensity="100%" draw:end-intensity="100%" draw:angle="0" draw:border="0%"/>
    <draw:gradient draw:name="Gradient_20_635" draw:display-name="Gradient 635" draw:style="linear" draw:start-color="#000000" draw:end-color="#ffffff" draw:start-intensity="100%" draw:end-intensity="100%" draw:angle="0" draw:border="0%"/>
    <draw:gradient draw:name="Gradient_20_636" draw:display-name="Gradient 636" draw:style="linear" draw:start-color="#000000" draw:end-color="#ffffff" draw:start-intensity="100%" draw:end-intensity="100%" draw:angle="0" draw:border="0%"/>
    <draw:gradient draw:name="Gradient_20_637" draw:display-name="Gradient 637" draw:style="linear" draw:start-color="#000000" draw:end-color="#ffffff" draw:start-intensity="100%" draw:end-intensity="100%" draw:angle="0" draw:border="0%"/>
    <draw:gradient draw:name="Gradient_20_638" draw:display-name="Gradient 638" draw:style="linear" draw:start-color="#000000" draw:end-color="#ffffff" draw:start-intensity="100%" draw:end-intensity="100%" draw:angle="0" draw:border="0%"/>
    <draw:gradient draw:name="Gradient_20_639" draw:display-name="Gradient 639" draw:style="linear" draw:start-color="#000000" draw:end-color="#ffffff" draw:start-intensity="100%" draw:end-intensity="100%" draw:angle="0" draw:border="0%"/>
    <draw:gradient draw:name="Gradient_20_640" draw:display-name="Gradient 640" draw:style="linear" draw:start-color="#000000" draw:end-color="#ffffff" draw:start-intensity="100%" draw:end-intensity="100%" draw:angle="0" draw:border="0%"/>
    <draw:gradient draw:name="Gradient_20_641" draw:display-name="Gradient 641" draw:style="linear" draw:start-color="#000000" draw:end-color="#ffffff" draw:start-intensity="100%" draw:end-intensity="100%" draw:angle="0" draw:border="0%"/>
    <draw:gradient draw:name="Gradient_20_642" draw:display-name="Gradient 642" draw:style="linear" draw:start-color="#000000" draw:end-color="#ffffff" draw:start-intensity="100%" draw:end-intensity="100%" draw:angle="0" draw:border="0%"/>
    <draw:gradient draw:name="Gradient_20_643" draw:display-name="Gradient 643" draw:style="linear" draw:start-color="#000000" draw:end-color="#ffffff" draw:start-intensity="100%" draw:end-intensity="100%" draw:angle="0" draw:border="0%"/>
    <draw:gradient draw:name="Gradient_20_644" draw:display-name="Gradient 644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gradient draw:name="violet" draw:style="linear" draw:start-color="#9d0f89" draw:end-color="#6d075f" draw:start-intensity="100%" draw:end-intensity="100%" draw:angle="900" draw:border="0%"/>
    <draw:gradient draw:name="violet3" draw:style="linear" draw:start-color="#9d0f89" draw:end-color="#6d075f" draw:start-intensity="100%" draw:end-intensity="100%" draw:angle="1800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8358BC09E866CC53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fill-image draw:name="Marble" xlink:href="Pictures/100000000000005E0000005EACD32FBA6E785776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11cm" draw:dots2="1" draw:dots2-length="0.011cm" draw:distance="0.011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11cm" draw:dots2="1" draw:dots2-length="0.011cm" draw:distance="0.011cm"/>
    <draw:stroke-dash draw:name="Dashed_20__28_var_29__20_6242" draw:display-name="Dashed (var) 6242" draw:style="rect" draw:dots1="1" draw:dots1-length="0.011cm" draw:dots2="1" draw:dots2-length="0.011cm" draw:distance="0.011cm"/>
    <draw:stroke-dash draw:name="Dashed_20__28_var_29__20_6243" draw:display-name="Dashed (var) 6243" draw:style="rect" draw:dots1="1" draw:dots1-length="0.011cm" draw:dots2="1" draw:dots2-length="0.011cm" draw:distance="0.011cm"/>
    <draw:stroke-dash draw:name="Dashed_20__28_var_29__20_6244" draw:display-name="Dashed (var) 6244" draw:style="rect" draw:dots1="1" draw:dots1-length="0.011cm" draw:dots2="1" draw:dots2-length="0.011cm" draw:distance="0.011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3" draw:display-name="Dashed (var) 883" draw:style="rect" draw:dots1="1" draw:dots1-length="0.006cm" draw:dots2="1" draw:dots2-length="0.006cm" draw:distance="0.006cm"/>
    <draw:stroke-dash draw:name="Dashed_20__28_var_29__20_884" draw:display-name="Dashed (var) 884" draw:style="rect" draw:dots1="1" draw:dots1-length="0.006cm" draw:dots2="1" draw:dots2-length="0.006cm" draw:distance="0.006cm"/>
    <draw:stroke-dash draw:name="Dashed_20__28_var_29__20_885" draw:display-name="Dashed (var) 885" draw:style="rect" draw:dots1="1" draw:dots1-length="0.006cm" draw:dots2="1" draw:dots2-length="0.006cm" draw:distance="0.006cm"/>
    <draw:stroke-dash draw:name="Dashed_20__28_var_29__20_886" draw:display-name="Dashed (var) 886" draw:style="rect" draw:dots1="1" draw:dots1-length="0.006cm" draw:dots2="1" draw:dots2-length="0.006cm" draw:distance="0.006cm"/>
    <draw:stroke-dash draw:name="Dashed_20__28_var_29__20_887" draw:display-name="Dashed (var) 887" draw:style="rect" draw:dots1="1" draw:dots1-length="0.006cm" draw:dots2="1" draw:dots2-length="0.006cm" draw:distance="0.006cm"/>
    <draw:stroke-dash draw:name="Dashed_20__28_var_29__20_888" draw:display-name="Dashed (var) 888" draw:style="rect" draw:dots1="1" draw:dots1-length="0.006cm" draw:dots2="1" draw:dots2-length="0.006cm" draw:distance="0.006cm"/>
    <draw:stroke-dash draw:name="Dashed_20__28_var_29__20_889" draw:display-name="Dashed (var) 889" draw:style="rect" draw:dots1="1" draw:dots1-length="0.006cm" draw:dots2="1" draw:dots2-length="0.006cm" draw:distance="0.006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6cm" draw:dots2="1" draw:dots2-length="0.006cm" draw:distance="0.006cm"/>
    <draw:stroke-dash draw:name="Dashed_20__28_var_29__20_891" draw:display-name="Dashed (var) 891" draw:style="rect" draw:dots1="1" draw:dots1-length="0.006cm" draw:dots2="1" draw:dots2-length="0.006cm" draw:distance="0.006cm"/>
    <draw:stroke-dash draw:name="Dashed_20__28_var_29__20_892" draw:display-name="Dashed (var) 892" draw:style="rect" draw:dots1="1" draw:dots1-length="0.006cm" draw:dots2="1" draw:dots2-length="0.006cm" draw:distance="0.006cm"/>
    <draw:stroke-dash draw:name="Dashed_20__28_var_29__20_893" draw:display-name="Dashed (var) 893" draw:style="rect" draw:dots1="1" draw:dots1-length="0.006cm" draw:dots2="1" draw:dots2-length="0.006cm" draw:distance="0.006cm"/>
    <draw:stroke-dash draw:name="Dashed_20__28_var_29__20_894" draw:display-name="Dashed (var) 894" draw:style="rect" draw:dots1="1" draw:dots1-length="0.006cm" draw:dots2="1" draw:dots2-length="0.006cm" draw:distance="0.006cm"/>
    <draw:stroke-dash draw:name="Dashed_20__28_var_29__20_895" draw:display-name="Dashed (var) 895" draw:style="rect" draw:dots1="1" draw:dots1-length="0.006cm" draw:dots2="1" draw:dots2-length="0.006cm" draw:distance="0.006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6cm" draw:dots2="1" draw:dots2-length="0.006cm" draw:distance="0.006cm"/>
    <draw:stroke-dash draw:name="Dashed_20__28_var_29__20_906" draw:display-name="Dashed (var) 906" draw:style="rect" draw:dots1="1" draw:dots1-length="0.006cm" draw:dots2="1" draw:dots2-length="0.006cm" draw:distance="0.006cm"/>
    <draw:stroke-dash draw:name="Dashed_20__28_var_29__20_907" draw:display-name="Dashed (var) 907" draw:style="rect" draw:dots1="1" draw:dots1-length="0.006cm" draw:dots2="1" draw:dots2-length="0.006cm" draw:distance="0.006cm"/>
    <draw:stroke-dash draw:name="Dashed_20__28_var_29__20_908" draw:display-name="Dashed (var) 908" draw:style="rect" draw:dots1="1" draw:dots1-length="0.006cm" draw:dots2="1" draw:dots2-length="0.006cm" draw:distance="0.006cm"/>
    <draw:stroke-dash draw:name="Dashed_20__28_var_29__20_909" draw:display-name="Dashed (var) 909" draw:style="rect" draw:dots1="1" draw:dots1-length="0.006cm" draw:dots2="1" draw:dots2-length="0.006cm" draw:distance="0.006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6cm" draw:dots2="1" draw:dots2-length="0.006cm" draw:distance="0.006cm"/>
    <draw:stroke-dash draw:name="Dashed_20__28_var_29__20_911" draw:display-name="Dashed (var) 911" draw:style="rect" draw:dots1="1" draw:dots1-length="0.006cm" draw:dots2="1" draw:dots2-length="0.006cm" draw:distance="0.006cm"/>
    <draw:stroke-dash draw:name="Dashed_20__28_var_29__20_912" draw:display-name="Dashed (var) 912" draw:style="rect" draw:dots1="1" draw:dots1-length="0.006cm" draw:dots2="1" draw:dots2-length="0.006cm" draw:distance="0.006cm"/>
    <draw:stroke-dash draw:name="Dashed_20__28_var_29__20_913" draw:display-name="Dashed (var) 913" draw:style="rect" draw:dots1="1" draw:dots1-length="0.006cm" draw:dots2="1" draw:dots2-length="0.006cm" draw:distance="0.006cm"/>
    <draw:stroke-dash draw:name="Dashed_20__28_var_29__20_914" draw:display-name="Dashed (var) 914" draw:style="rect" draw:dots1="1" draw:dots1-length="0.006cm" draw:dots2="1" draw:dots2-length="0.006cm" draw:distance="0.006cm"/>
    <draw:stroke-dash draw:name="Dashed_20__28_var_29__20_915" draw:display-name="Dashed (var) 915" draw:style="rect" draw:dots1="1" draw:dots1-length="0.006cm" draw:dots2="1" draw:dots2-length="0.006cm" draw:distance="0.006cm"/>
    <draw:stroke-dash draw:name="Dashed_20__28_var_29__20_916" draw:display-name="Dashed (var) 916" draw:style="rect" draw:dots1="1" draw:dots1-length="0.006cm" draw:dots2="1" draw:dots2-length="0.006cm" draw:distance="0.006cm"/>
    <draw:stroke-dash draw:name="Dashed_20__28_var_29__20_917" draw:display-name="Dashed (var) 917" draw:style="rect" draw:dots1="1" draw:dots1-length="0.006cm" draw:dots2="1" draw:dots2-length="0.006cm" draw:distance="0.006cm"/>
    <draw:stroke-dash draw:name="Dashed_20__28_var_29__20_918" draw:display-name="Dashed (var) 918" draw:style="rect" draw:dots1="1" draw:dots1-length="0.006cm" draw:dots2="1" draw:dots2-length="0.006cm" draw:distance="0.006cm"/>
    <draw:stroke-dash draw:name="Dashed_20__28_var_29__20_919" draw:display-name="Dashed (var) 919" draw:style="rect" draw:dots1="1" draw:dots1-length="0.006cm" draw:dots2="1" draw:dots2-length="0.006cm" draw:distance="0.006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6cm" draw:dots2="1" draw:dots2-length="0.006cm" draw:distance="0.006cm"/>
    <draw:stroke-dash draw:name="Dashed_20__28_var_29__20_921" draw:display-name="Dashed (var) 921" draw:style="rect" draw:dots1="1" draw:dots1-length="0.006cm" draw:dots2="1" draw:dots2-length="0.006cm" draw:distance="0.006cm"/>
    <draw:stroke-dash draw:name="Dashed_20__28_var_29__20_922" draw:display-name="Dashed (var) 922" draw:style="rect" draw:dots1="1" draw:dots1-length="0.006cm" draw:dots2="1" draw:dots2-length="0.006cm" draw:distance="0.006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6cm" draw:dots2="1" draw:dots2-length="0.006cm" draw:distance="0.006cm"/>
    <draw:stroke-dash draw:name="Dashed_20__28_var_29__20_984" draw:display-name="Dashed (var) 984" draw:style="rect" draw:dots1="1" draw:dots1-length="0.006cm" draw:dots2="1" draw:dots2-length="0.006cm" draw:distance="0.006cm"/>
    <draw:stroke-dash draw:name="Dashed_20__28_var_29__20_985" draw:display-name="Dashed (var) 985" draw:style="rect" draw:dots1="1" draw:dots1-length="0.006cm" draw:dots2="1" draw:dots2-length="0.006cm" draw:distance="0.006cm"/>
    <draw:stroke-dash draw:name="Dashed_20__28_var_29__20_986" draw:display-name="Dashed (var) 986" draw:style="rect" draw:dots1="1" draw:dots1-length="0.006cm" draw:dots2="1" draw:dots2-length="0.006cm" draw:distance="0.006cm"/>
    <draw:stroke-dash draw:name="Dashed_20__28_var_29__20_987" draw:display-name="Dashed (var) 987" draw:style="rect" draw:dots1="1" draw:dots1-length="0.006cm" draw:dots2="1" draw:dots2-length="0.006cm" draw:distance="0.006cm"/>
    <draw:stroke-dash draw:name="Dashed_20__28_var_29__20_988" draw:display-name="Dashed (var) 988" draw:style="rect" draw:dots1="1" draw:dots1-length="0.006cm" draw:dots2="1" draw:dots2-length="0.006cm" draw:distance="0.006cm"/>
    <draw:stroke-dash draw:name="Dashed_20__28_var_29__20_989" draw:display-name="Dashed (var) 989" draw:style="rect" draw:dots1="1" draw:dots1-length="0.006cm" draw:dots2="1" draw:dots2-length="0.006cm" draw:distance="0.006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06cm" draw:dots2="1" draw:dots2-length="0.006cm" draw:distance="0.006cm"/>
    <draw:stroke-dash draw:name="Dashed_20__28_var_29__20_991" draw:display-name="Dashed (var) 991" draw:style="rect" draw:dots1="1" draw:dots1-length="0.006cm" draw:dots2="1" draw:dots2-length="0.006cm" draw:distance="0.006cm"/>
    <draw:stroke-dash draw:name="Dashed_20__28_var_29__20_992" draw:display-name="Dashed (var) 992" draw:style="rect" draw:dots1="1" draw:dots1-length="0.006cm" draw:dots2="1" draw:dots2-length="0.006cm" draw:distance="0.006cm"/>
    <draw:stroke-dash draw:name="Dashed_20__28_var_29__20_993" draw:display-name="Dashed (var) 993" draw:style="rect" draw:dots1="1" draw:dots1-length="0.006cm" draw:dots2="1" draw:dots2-length="0.006cm" draw:distance="0.006cm"/>
    <draw:stroke-dash draw:name="Dashed_20__28_var_29__20_994" draw:display-name="Dashed (var) 994" draw:style="rect" draw:dots1="1" draw:dots1-length="0.006cm" draw:dots2="1" draw:dots2-length="0.006cm" draw:distance="0.006cm"/>
    <draw:stroke-dash draw:name="Dashed_20__28_var_29__20_995" draw:display-name="Dashed (var) 995" draw:style="rect" draw:dots1="1" draw:dots1-length="0.006cm" draw:dots2="1" draw:dots2-length="0.006cm" draw:distance="0.006cm"/>
    <draw:stroke-dash draw:name="Dashed_20__28_var_29__20_996" draw:display-name="Dashed (var) 996" draw:style="rect" draw:dots1="1" draw:dots1-length="0.006cm" draw:dots2="1" draw:dots2-length="0.006cm" draw:distance="0.006cm"/>
    <draw:stroke-dash draw:name="Dashed_20__28_var_29__20_997" draw:display-name="Dashed (var) 997" draw:style="rect" draw:dots1="1" draw:dots1-length="0.006cm" draw:dots2="1" draw:dots2-length="0.006cm" draw:distance="0.006cm"/>
    <draw:stroke-dash draw:name="Dashed_20__28_var_29__20_998" draw:display-name="Dashed (var) 998" draw:style="rect" draw:dots1="1" draw:dots1-length="0.006cm" draw:dots2="1" draw:dots2-length="0.006cm" draw:distance="0.006cm"/>
    <draw:stroke-dash draw:name="Dashed_20__28_var_29__20_999" draw:display-name="Dashed (var) 999" draw:style="rect" draw:dots1="1" draw:dots1-length="0.006cm" draw:dots2="1" draw:dots2-length="0.006cm" draw:distance="0.006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e8c32a" style:font-name="Bitstream Vera Sans" fo:font-family="'Bitstream Vera Sans'" style:font-style-name="Oblique" style:font-family-generic="swiss" style:font-pitch="variable" fo:font-size="10pt" fo:font-style="normal" fo:font-weight="bold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1" fo:font-family="'Bitstream Vera Sans'" style:font-style-name="Roman" style:font-family-generic="swiss" style:font-pitch="variable" fo:font-size="9pt" fo:background-color="transparent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small-caps" fo:color="#000000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1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 fo:font-weight="normal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1" fo:font-family="'Bitstream Vera Sans'" style:font-style-name="Roman" style:font-family-generic="swiss" style:font-pitch="variable" fo:font-size="10pt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loext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loext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loext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loext:contextual-spacing="false" style:page-number="auto" fo:background-color="#666666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1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1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loext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5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loext:contextual-spacing="false" style:page-number="auto" fo:background-color="transparent">
        <style:tab-stops/>
      </style:paragraph-properties>
      <style:text-properties fo:font-style="normal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_5f_Numéros_20_exercices_20_livret" style:display-name="_Numéros exercices livret" style:family="text">
      <style:text-properties fo:color="#ffffff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corps" style:family="text">
      <style:text-properties style:font-name="Bitstream Vera Sans1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numéros" style:display-name="_numéros" style:family="text" style:parent-style-name="corps">
      <style:text-properties fo:color="#ffffff" style:font-name="Bitstream Vera Sans1" fo:font-family="'Bitstream Vera Sans'" style:font-style-name="Roman" style:font-family-generic="swiss" style:font-pitch="variable" fo:font-size="11pt" fo:font-weight="bold" fo:background-color="#00000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2" fo:font-family="OpenSymbol" style:font-pitch="variable" style:font-charset="x-symbol" fo:font-size="10pt" fo:font-style="normal" fo:background-color="transparent" style:font-name-asian="OpenSymbol2" style:font-family-asian="OpenSymbol" style:font-pitch-asian="variable" style:font-charset-asian="x-symbol" style:font-size-asian="12pt" style:font-style-asian="italic" style:font-name-complex="OpenSymbol2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correction" style:display-name="_correction" style:family="text" style:hidden="true">
      <style:text-properties style:font-name="Bitstream Vera Sans6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aracter_5f_20_5f_style" style:display-name="Character_20_style" style:family="text"/>
    <style:style style:name="_5f_Consigne" style:display-name="_Consigne" style:family="text">
      <style:text-properties style:use-window-font-color="true" style:font-name="Bitstream Vera Sans" fo:font-family="'Bitstream Vera Sans'" style:font-style-name="Oblique" style:font-family-generic="swiss" style:font-pitch="variable" fo:font-size="11pt" fo:font-style="italic" style:text-underline-style="none"/>
    </style:style>
    <style:style style:name="Bold_5f_niv1" style:display-name="Bold_niv1" style:family="text">
      <style:text-properties fo:color="#e8c32a" style:font-name="Bitstream Vera Sans1" fo:font-family="'Bitstream Vera Sans'" style:font-style-name="Roman" style:font-family-generic="swiss" style:font-pitch="variable" fo:font-size="10pt" fo:font-weight="bold" style:font-size-asian="10.5p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min-label-width="0.4cm"/>
        <style:text-properties style:font-name="OpenSymbol"/>
      </text:list-level-style-bullet>
      <text:list-level-style-bullet text:level="2" text:style-name="Bullet_20_Symbols" text:bullet-char="●">
        <style:list-level-properties text:space-before="0.401cm" text:min-label-width="0.4cm"/>
        <style:text-properties style:font-name="OpenSymbol"/>
      </text:list-level-style-bullet>
      <text:list-level-style-bullet text:level="3" text:style-name="Bullet_20_Symbols" text:bullet-char="●">
        <style:list-level-properties text:space-before="0.799cm" text:min-label-width="0.4cm"/>
        <style:text-properties style:font-name="OpenSymbol"/>
      </text:list-level-style-bullet>
      <text:list-level-style-bullet text:level="4" text:style-name="Bullet_20_Symbols" text:bullet-char="●">
        <style:list-level-properties text:space-before="1.2cm" text:min-label-width="0.4cm"/>
        <style:text-properties style:font-name="OpenSymbol"/>
      </text:list-level-style-bullet>
      <text:list-level-style-bullet text:level="5" text:style-name="Bullet_20_Symbols" text:bullet-char="●">
        <style:list-level-properties text:space-before="1.6cm" text:min-label-width="0.4cm"/>
        <style:text-properties style:font-name="OpenSymbol"/>
      </text:list-level-style-bullet>
      <text:list-level-style-bullet text:level="6" text:style-name="Bullet_20_Symbols" text:bullet-char="●">
        <style:list-level-properties text:space-before="2.001cm" text:min-label-width="0.4cm"/>
        <style:text-properties style:font-name="OpenSymbol"/>
      </text:list-level-style-bullet>
      <text:list-level-style-bullet text:level="7" text:style-name="Bullet_20_Symbols" text:bullet-char="●">
        <style:list-level-properties text:space-before="2.399cm" text:min-label-width="0.4cm"/>
        <style:text-properties style:font-name="OpenSymbol"/>
      </text:list-level-style-bullet>
      <text:list-level-style-bullet text:level="8" text:style-name="Bullet_20_Symbols" text:bullet-char="●">
        <style:list-level-properties text:space-before="2.8cm" text:min-label-width="0.4cm"/>
        <style:text-properties style:font-name="OpenSymbol"/>
      </text:list-level-style-bullet>
      <text:list-level-style-bullet text:level="9" text:style-name="Bullet_20_Symbols" text:bullet-char="●">
        <style:list-level-properties text:space-before="3.2cm" text:min-label-width="0.4cm"/>
        <style:text-properties style:font-name="OpenSymbol"/>
      </text:list-level-style-bullet>
      <text:list-level-style-bullet text:level="10" text:style-name="Bullet_20_Symbols" text:bullet-char="●">
        <style:list-level-properties text:space-before="3.601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Character_5f_20_5f_style" style:num-prefix=" " style:num-suffix=" " style:num-format="1">
        <style:list-level-properties text:min-label-distance="0.25cm"/>
      </text:list-level-style-number>
      <text:list-level-style-number text:level="2" text:style-name="Character_5f_20_5f_style" style:num-suffix="." style:num-format="a">
        <style:list-level-properties text:min-label-distance="0.15cm"/>
      </text:list-level-style-number>
      <text:list-level-style-number text:level="3" text:style-name="Character_5f_20_5f_style" style:num-suffix="." style:num-format="a">
        <style:list-level-properties text:space-before="1cm" text:min-label-distance="0.199cm"/>
      </text:list-level-style-number>
      <text:list-level-style-number text:level="4" text:style-name="Character_5f_20_5f_style" style:num-suffix="." style:num-format="a">
        <style:list-level-properties text:space-before="1.501cm" text:min-label-distance="0.199cm"/>
      </text:list-level-style-number>
      <text:list-level-style-number text:level="5" text:style-name="Character_5f_20_5f_style" style:num-suffix="." style:num-format="a">
        <style:list-level-properties text:space-before="2cm" text:min-label-distance="0.199cm"/>
      </text:list-level-style-number>
      <text:list-level-style-number text:level="6" text:style-name="Character_5f_20_5f_style" style:num-suffix="." style:num-format="a">
        <style:list-level-properties text:space-before="2.501cm" text:min-label-distance="0.199cm"/>
      </text:list-level-style-number>
      <text:list-level-style-number text:level="7" text:style-name="Character_5f_20_5f_style" style:num-suffix="." style:num-format="a">
        <style:list-level-properties text:space-before="3cm" text:min-label-distance="0.199cm"/>
      </text:list-level-style-number>
      <text:list-level-style-number text:level="8" text:style-name="Character_5f_20_5f_style" style:num-suffix="." style:num-format="a">
        <style:list-level-properties text:space-before="3.501cm" text:min-label-distance="0.199cm"/>
      </text:list-level-style-number>
      <text:list-level-style-number text:level="9" text:style-name="Character_5f_20_5f_style" style:num-suffix="." style:num-format="a">
        <style:list-level-properties text:space-before="4.001cm" text:min-label-distance="0.199cm"/>
      </text:list-level-style-number>
      <text:list-level-style-number text:level="10" text:style-name="Character_5f_20_5f_style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0950*"/>
    </style:style>
    <style:style style:name="Tableau5.C" style:family="table-column">
      <style:table-column-properties style:rel-column-width="2019*"/>
    </style:style>
    <style:style style:name="Tableau5.1" style:family="table-row">
      <style:table-row-properties style:min-row-height="1.109cm"/>
    </style:style>
    <style:style style:name="Tableau5.A1" style:family="table-cell">
      <style:table-cell-properties style:vertical-align="middle" fo:padding="0cm" fo:border="none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0950*"/>
    </style:style>
    <style:style style:name="Tableau7.C" style:family="table-column">
      <style:table-column-properties style:rel-column-width="2019*"/>
    </style:style>
    <style:style style:name="Tableau7.1" style:family="table-row">
      <style:table-row-properties style:min-row-height="1.109cm"/>
    </style:style>
    <style:style style:name="Tableau7.A1" style:family="table-cell">
      <style:table-cell-properties style:vertical-align="middle" fo:padding="0cm" fo:border="none"/>
    </style:style>
    <style:style style:name="MP1" style:family="paragraph" style:parent-style-name="Header">
      <style:text-properties fo:font-size="3pt" style:font-size-asian="4pt" style:font-size-complex="4pt"/>
    </style:style>
    <style:style style:name="MP2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3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4" style:family="paragraph" style:parent-style-name="_5f_En-tête">
      <style:text-properties fo:font-variant="small-caps" style:use-window-font-color="true" style:font-name="Bitstream Vera Sans2" fo:font-size="16pt" fo:letter-spacing="normal" fo:font-style="normal" fo:text-shadow="none" fo:font-weight="bold" officeooo:rsid="00a4cf55" style:font-size-asian="16pt" style:font-style-asian="normal" style:font-size-complex="16pt" style:font-style-complex="normal"/>
    </style:style>
    <style:style style:name="MP5" style:family="paragraph" style:parent-style-name="Standard">
      <style:text-properties fo:font-size="6pt" style:font-size-asian="6pt" style:font-size-complex="6pt"/>
    </style:style>
    <style:style style:name="MP6" style:family="paragraph" style:parent-style-name="Text_20_body_20_indent">
      <style:paragraph-properties fo:margin-left="0.7cm" fo:margin-right="0cm" fo:margin-top="0cm" fo:margin-bottom="0cm" loext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8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_5f_Titre_20_d_27_exercices_20_livret" style:list-style-name="_5f_Numérotation_20_des_20_exercices_20_livrets"/>
    <style:style style:name="MP10" style:family="paragraph" style:parent-style-name="_5f_En-tête">
      <style:text-properties fo:font-variant="normal" fo:text-transform="none" fo:color="#1ca2b8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11" style:family="paragraph" style:parent-style-name="Footer">
      <style:text-properties officeooo:rsid="00178920" officeooo:paragraph-rsid="00178920"/>
    </style:style>
    <style:style style:name="MP1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13" style:family="paragraph" style:parent-style-name="Footer">
      <style:text-properties fo:text-transform="uppercase" fo:color="#808080" style:font-name="Bitstream Vera Sans1" fo:font-size="9pt" officeooo:rsid="0054f64f" officeooo:paragraph-rsid="0054f64f" fo:background-color="transparent"/>
    </style:style>
    <style:style style:name="MP1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5" style:family="paragraph" style:parent-style-name="_5f_En-tête">
      <style:text-properties fo:font-size="16pt" fo:letter-spacing="normal" officeooo:rsid="0010078c" officeooo:paragraph-rsid="0010078c" style:font-size-asian="16pt" style:font-size-complex="16pt"/>
    </style:style>
    <style:style style:name="MP16" style:family="paragraph">
      <loext:graphic-properties draw:fill="solid" draw:fill-color="#1ca2b8"/>
    </style:style>
    <style:style style:name="MP17" style:family="paragraph">
      <style:paragraph-properties fo:text-align="center"/>
    </style:style>
    <style:style style:name="MP18" style:family="paragraph">
      <loext:graphic-properties draw:fill="none" draw:fill-color="#ffffff"/>
      <style:paragraph-properties fo:text-align="center" style:writing-mode="lr-tb"/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MP19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P2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21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22" style:family="paragraph" style:parent-style-name="Header">
      <style:text-properties fo:font-size="14pt" style:font-size-asian="14pt" style:font-size-complex="14pt"/>
    </style:style>
    <style:style style:name="MP2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variant="small-caps" fo:font-size="15pt" style:font-size-asian="15pt" style:font-size-complex="15pt"/>
    </style:style>
    <style:style style:name="MT3" style:family="text">
      <style:text-properties style:use-window-font-color="true" style:font-name="Bitstream Vera Sans2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4" style:family="text">
      <style:text-properties fo:font-variant="normal" fo:text-transform="none" fo:color="#000000" style:font-name="Bitstream Vera Sans2" fo:background-color="transparent" loext:char-shading-value="0"/>
    </style:style>
    <style:style style:name="MT5" style:family="text">
      <style:text-properties fo:font-variant="small-caps" officeooo:rsid="0054f64f"/>
    </style:style>
    <style:style style:name="MT6" style:family="text">
      <style:text-properties fo:font-variant="small-caps"/>
    </style:style>
    <style:style style:name="MT7" style:family="text"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MT8" style:family="text">
      <style:text-properties officeooo:rsid="002925a2"/>
    </style:style>
    <style:style style:name="MT9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8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4F439745515D277C.png" xlink:type="simple" xlink:actuate="onLoad" style:repeat="stretch"/>
        </style:header-footer-properties>
      </style:header-style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2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_5f_Fiche_20_format_20_Site" style:hidden="true" style:display-name="_Fiche format Site" style:page-layout-name="Mpm3">
      <style:header>
        <text:p text:style-name="MP1"/>
        <text:p text:style-name="MP2"><text:span text:style-name="MT1">Chapitre N3 :</text:span> <text:span text:style-name="MT2">Nombres fractions</text:span></text:p>
        <text:p text:style-name="MP3">Série 2 : Fractions et partage <text:s text:c="75"/></text:p>
      </style:header>
    </style:master-page>
    <style:master-page style:name="HTML" style:page-layout-name="Mpm4"/>
    <style:master-page style:name="Right_20_Page" style:display-name="Right Page" style:page-layout-name="Mpm5"/>
    <style:master-page style:name="Left_20_Page" style:display-name="Left Page" style:page-layout-name="Mpm6" style:next-style-name="Right_20_Page"/>
    <style:master-page style:name="First_20_Page" style:display-name="First Page" style:page-layout-name="Mpm7" style:next-style-name="Standard"/>
    <style:master-page style:name="Envelope" style:page-layout-name="Mpm8"/>
    <style:master-page style:name="Index" style:page-layout-name="Mpm7"/>
    <style:master-page style:name="Footnote" style:page-layout-name="Mpm9"/>
    <style:master-page style:name="Landscape" style:page-layout-name="Mpm10"/>
    <style:master-page style:name="SERIE_5f_G_5f_GAUCHE_5f_ET_5f_DROITE_5f_2COL" style:display-name="SERIE_G_GAUCHE_ET_DROITE_2COL" style:page-layout-name="Mpm11">
      <style:header>
        <text:p text:style-name="MP4">Vocabulaire et notations en géométrie</text:p>
        <text:p text:style-name="MP4"/>
      </style:header>
    </style:master-page>
    <style:master-page style:name="odile" style:page-layout-name="Mpm12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header-rows>
            <table:table-row table:style-name="Tableau5.1">
              <table:table-cell table:style-name="Tableau5.A1" table:number-rows-spanned="2" office:value-type="string">
                <text:p text:style-name="Standard"><draw:g text:anchor-type="as-char" svg:y="0cm" draw:z-index="10" draw:name="Shape5" draw:style-name="Mgr6"><draw:ellipse draw:style-name="Mgr7" draw:text-style-name="MP20" svg:width="1.715cm" svg:height="1.784cm" svg:x="0cm" svg:y="0.004cm" draw:kind="arc" draw:start-angle="90.48" draw:end-angle="269.56"><text:p/></draw:ellipse><draw:line draw:style-name="Mgr7" draw:text-style-name="MP20" svg:x1="0.847cm" svg:y1="0.002cm" svg:x2="18.167cm" svg:y2="0.002cm"><text:p/></draw:line><draw:line draw:style-name="Mgr7" draw:text-style-name="MP20" svg:x1="0.847cm" svg:y1="1.782cm" svg:x2="18.158cm" svg:y2="1.782cm"><text:p/></draw:line><draw:ellipse draw:style-name="Mgr7" draw:text-style-name="MP20" svg:width="1.719cm" svg:height="1.782cm" svg:x="17.29cm" svg:y="0cm" draw:kind="arc" draw:start-angle="270.5" draw:end-angle="89.48"><text:p/></draw:ellipse><draw:frame draw:style-name="Mgr8" draw:text-style-name="MP21" svg:width="5.531cm" svg:height="1.639cm" svg:x="0.127cm" svg:y="0.092cm"><draw:image><text:p/></draw:image></draw:frame></draw:g></text:p>
              </table:table-cell>
              <table:table-cell table:style-name="Tableau5.A1" office:value-type="string">
                <text:p text:style-name="MP22">N1 : Priorités, distributivité</text:p>
              </table:table-cell>
              <table:table-cell table:style-name="Tableau5.A1" office:value-type="string">
                <text:p text:style-name="MP22"/>
              </table:table-cell>
            </table:table-row>
          </table:table-header-rows>
          <table:table-row table:style-name="Tableau5.1">
            <table:covered-table-cell/>
            <table:table-cell table:style-name="Tableau5.A1" office:value-type="string">
              <text:p text:style-name="MP23">Série 1 : Priorités opératoires</text:p>
            </table:table-cell>
            <table:table-cell table:style-name="Tableau5.A1" office:value-type="string">
              <text:p text:style-name="MP23"/>
            </table:table-cell>
          </table:table-row>
        </table:table>
        <text:p text:style-name="MP5"><text:span text:style-name="corps"><text:span text:style-name="MT3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header-rows>
            <table:table-row table:style-name="Tableau7.1">
              <table:table-cell table:style-name="Tableau7.A1" table:number-rows-spanned="2" office:value-type="string">
                <text:p text:style-name="Standard"><draw:g text:anchor-type="as-char" svg:y="0cm" draw:z-index="11" draw:name="Shape6" draw:style-name="Mgr6"><draw:ellipse draw:style-name="Mgr7" draw:text-style-name="MP20" svg:width="1.715cm" svg:height="1.784cm" svg:x="0cm" svg:y="0.004cm" draw:kind="arc" draw:start-angle="90.48" draw:end-angle="269.56"><text:p/></draw:ellipse><draw:line draw:style-name="Mgr7" draw:text-style-name="MP20" svg:x1="0.847cm" svg:y1="0.002cm" svg:x2="18.167cm" svg:y2="0.002cm"><text:p/></draw:line><draw:line draw:style-name="Mgr7" draw:text-style-name="MP20" svg:x1="0.847cm" svg:y1="1.782cm" svg:x2="18.158cm" svg:y2="1.782cm"><text:p/></draw:line><draw:ellipse draw:style-name="Mgr7" draw:text-style-name="MP20" svg:width="1.719cm" svg:height="1.782cm" svg:x="17.29cm" svg:y="0cm" draw:kind="arc" draw:start-angle="270.5" draw:end-angle="89.48"><text:p/></draw:ellipse><draw:frame draw:style-name="Mgr8" draw:text-style-name="MP21" svg:width="5.531cm" svg:height="1.639cm" svg:x="0.127cm" svg:y="0.092cm"><draw:image><text:p/></draw:image></draw:frame></draw:g></text:p>
              </table:table-cell>
              <table:table-cell table:style-name="Tableau7.A1" office:value-type="string">
                <text:p text:style-name="MP22">5N1 : Priorités, distributivité</text:p>
              </table:table-cell>
              <table:table-cell table:style-name="Tableau7.A1" office:value-type="string">
                <text:p text:style-name="MP22"/>
              </table:table-cell>
            </table:table-row>
          </table:table-header-rows>
          <table:table-row table:style-name="Tableau7.1">
            <table:covered-table-cell/>
            <table:table-cell table:style-name="Tableau7.A1" office:value-type="string">
              <text:p text:style-name="MP23">Série 1 : Priorités opératoires</text:p>
            </table:table-cell>
            <table:table-cell table:style-name="Tableau7.A1" office:value-type="string">
              <text:p text:style-name="MP23"/>
            </table:table-cell>
          </table:table-row>
        </table:table>
        <text:p text:style-name="MP5"><text:span text:style-name="corps"><text:span text:style-name="MT3"/></text:span></text:p>
      </style:header-left>
      <style:footer>
        <text:p text:style-name="MP6"><text:span text:style-name="MT4">Série 1 : Priorités opératoires<text:tab/></text:span>Chapitre N1 : Priorités, distributivité</text:p>
      </style:footer>
    </style:master-page>
    <style:master-page style:name="_5f_Fiche_20_serie_20_4_20_g_20_une_20_colonne" style:hidden="true" style:display-name="_Fiche serie 4 g une colonne" style:page-layout-name="Mpm13">
      <style:header>
        <text:p text:style-name="MP7">Série 4 : Constructions (2)</text:p>
      </style:header>
      <style:footer>
        <text:p text:style-name="MP8">Parallélogrammes : Chapitre G3</text:p>
      </style:footer>
    </style:master-page>
    <style:master-page style:name="_5f_Fiche_20_serie_20_6_20_une_20_colonne_20__28_D_29_" style:hidden="true" style:display-name="_Fiche serie 6 une colonne (D)" style:page-layout-name="Mpm14">
      <style:header>
        <text:p text:style-name="MP7">Série 6 : Démonstrations (2)</text:p>
        <text:list xml:id="list726443093" text:style-name="_5f_Numérotation_20_des_20_exercices_20_livrets">
          <text:list-item>
            <text:h text:style-name="MP9" text:outline-level="1">Sans justi</text:h>
          </text:list-item>
        </text:list>
      </style:header>
      <style:footer>
        <text:p text:style-name="MP8">Parallélogrammes : Chapitre G3</text:p>
      </style:footer>
    </style:master-page>
    <style:master-page style:name="SERIE_5f_G_5f_GAUCHE_5f_ET_5f_DROITE_5f_1COL" style:display-name="SERIE_G_GAUCHE_ET_DROITE_1COL" style:page-layout-name="Mpm15">
      <style:header>
        <text:p text:style-name="MP10"><text:span text:style-name="MT5">S</text:span><text:span text:style-name="MT6">olides</text:span> : <text:span text:style-name="MT5">Vocabulaire, nature</text:span></text:p>
      </style:header>
      <style:footer>
        <text:p text:style-name="MP11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12"><text:page-number text:select-page="current">0</text:page-number></text:p></draw:text-box></draw:frame><text:p text:style-name="MP13">solides : Vocabulaire, NatuRE</text:p></draw:text-box></draw:frame><draw:g text:anchor-type="paragraph" draw:z-index="12" draw:name="Shape4_3" draw:style-name="Mgr1"><draw:path draw:style-name="Mgr2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1"><draw:frame draw:style-name="Mfr1" draw:name="Frame7" text:anchor-type="paragraph" svg:y="-0.06cm" draw:z-index="0"><draw:text-box fo:min-height="0.499cm" fo:min-width="3cm"><draw:frame draw:style-name="Mfr2" draw:name="Frame8" text:anchor-type="frame" svg:x="0.45cm" svg:y="0.079cm" svg:width="0.817cm" draw:z-index="0"><draw:text-box fo:min-height="0.355cm"><text:p text:style-name="MP12"><text:page-number text:select-page="current">0</text:page-number></text:p></draw:text-box></draw:frame><text:p text:style-name="MP13">solides : Vocabulaire, NatuRE</text:p></draw:text-box></draw:frame><draw:g text:anchor-type="paragraph" draw:z-index="13" draw:name="Shape4_4" draw:style-name="Mgr1"><draw:path draw:style-name="Mgr2" draw:text-style-name="MP1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15">
      <style:header>
        <text:p text:style-name="MP15"><draw:path text:anchor-type="paragraph" draw:z-index="14" draw:name="Shape1" draw:style-name="Mgr3" draw:text-style-name="MP16" svg:width="4.329cm" svg:height="2.24cm" svg:x="-1.499cm" svg:y="-1cm" svg:viewBox="0 0 4330 2241" svg:d="M0 2241l3984-288c209-15 363-168 345-342l-170-1611h-4159z"><text:p/></draw:path><draw:frame text:anchor-type="paragraph" draw:z-index="27" draw:name="Shape2" draw:style-name="Mgr4" draw:text-style-name="MP18" svg:width="2.703cm" svg:height="0.715cm" draw:transform="rotate (0.0872664625997165) translate (-0.172861111111111cm 0.218722222222222cm)"><draw:text-box><text:p text:style-name="MP17"><text:span text:style-name="MT7">Série 3</text:span></text:p></draw:text-box></draw:frame><draw:line text:anchor-type="paragraph" draw:z-index="28" draw:name="Shape3_0" draw:style-name="Mgr5" draw:text-style-name="MP17" svg:x1="15.088cm" svg:y1="0.36cm" svg:x2="20.493cm" svg:y2="0.36cm"><text:p/></draw:line>Parallélépipède rectangle et patrons</text:p>
      </style:header>
      <style:footer>
        <text:p text:style-name="MP11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12"><draw:g text:anchor-type="paragraph" draw:z-index="9" draw:name="Shape4" draw:style-name="Mgr1"><draw:path draw:style-name="Mgr2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8">espace</text:span> • <text:span text:style-name="MT9">G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SAMATH </meta:initial-creator>
    <meta:creation-date>2014-12-29T17:08:08.216000000</meta:creation-date>
    <dc:date>2022-10-04T14:06:38.062044115</dc:date>
    <meta:editing-duration>P1DT7H49M48S</meta:editing-duration>
    <meta:editing-cycles>132</meta:editing-cycles>
    <meta:generator>LibreOffice/6.4.7.2$Linux_X86_64 LibreOffice_project/40$Build-2</meta:generator>
    <meta:document-statistic meta:table-count="4" meta:image-count="0" meta:object-count="0" meta:page-count="3" meta:paragraph-count="142" meta:word-count="796" meta:character-count="3818" meta:non-whitespace-character-count="3141"/>
  </office:meta>
</office:document-meta>
</file>